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25cm" draw:stroke-linejoin="miter" draw:fill="solid" draw:fill-color="#000000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ath draw:style-name="gr1" draw:text-style-name="P1" draw:layer="layout" svg:width="6.108cm" svg:height="4.401cm" svg:x="2.205cm" svg:y="13.192cm" svg:viewBox="0 0 6109 4402" svg:d="M4521 1872c18 3 35 6 53 8 17 1 34 1 50 4 25 5 36-4 40 24 5 27-7 52-4 79 80 51 117 16 180-40 43-39 30-6 66 27 10 10 56 38 59 46 7 17-14 37-9 55 7 23 40 41 53 63 15 25 4 60 4 89 0 14-10 73-5 81 11 18 57 33 76 52 47 46 36 94 110 118 46 16 91 43 138 62 22 9 26 158 43 200 7 19 33 167-29 109-46-45-43-39-98-19-34 13-62-2-54 44 8 47-52 99-83 129-43 43-66 96-97 148-49 71-10 163 50 215 47 42 93-21 154-7 148 35 278-133 447-109 8 43 46 184 70 214 66 83 171 20 246 58 15 21 34 26 53 41 27 19 43 45 58 73 19 33 35 116-23 116-28 0-38 0-64 10-27 9-50 24-65 49l-22 52c-72 9-96 145-145 194-46 47-187 99-253 112-49 10-110-38-160-52-79-24-183-6-267-19-111 0-112-94-164-100-45-5-178-10-198-58-13-31-95-34-128-39-83-12-126 0-208-32-86-33-103 88-148 115-114 69-224 130-356 130-90 8-97 91-131 93-83 6-109 96-144 96-104 0-111-211-196-206-86 5-185 34-255-31-48-45-57-195-146-195-8 28-43 66-57 98-15 39-79 15-99 50-63 108-26 174-59 287-29 100-27 65-95 24l-65 63c-71-17-105 12-178 9-93-3-111-67-146-138-24-49-47 1-82 21-29 16-133-23-164-38-43-20-88 12-128-26l-81-149c-58-14-133 44-222 20-108-29-125-104-198-166-62-54-116-36-186-62-32-12-30-56-48-77-19-24-80-11-112-36-37-27-71-75-97-112-44-62-75-45-133-63-6-2-70-85-93-101-29-21 8-57 8-79 0-30-38-61-40-93-23-86 17-125-85-162-122-44-80 25-110-104-13-55-71-79-85-128-6-23-2-54-17-72-19-23-38-37-56-65-20-33-53-19-61-34-31-59 2-42-59-83-43-29-58-74-70-123-17-69-54-21-72-67-10-27-31-61-37-86l-92-23 19-56c20-35 73-25 108-35 27-9 67-8 82-36s21-17 41-1c20 17 51 0 57-23 50-31 36 132 148 20 62-62 101-124 57-216-8-17 44-87 50-112 106-21 47-42 47-112 25-8 81-27 114-29 35-2 99 34 113-2 11-28-2-71 5-102 12-57 65-57 76-97 18-61-4-108 34-166 17-25-12-48-12-76 0-36 40-68 53-103 85-113-61-284-143-367-34-33-75-14-113-66-50-67-57-90-130-134-31-18-19-56-66-80-46-23-91-4-137-4-10-39-7-137 17-163 82-89 47-84 69-189 0-34 13-111 47-124 32-11 26-31 10-48l145-35c8 70 76 34 101 86 13 26 26 72 60 72 29 0 57-66 76-24 16 37 40 9 62-5 20-12 44 0 65-7 43-14 50-54 104-66 17-4 115 148 115 179 0 102-18 201 59 286l57 82c20 30 58 21 91 21 14 57 22 220 63 260 20 21 50-14 73-18 37-7 54 44 87 53 34 8 64 1 96 8 14 56 60 192-2 228-61 35-5 55 47 78 64 28 106 104 89 174 0 62 62 127 82 189 7 23 54-10 81 5 32 17 157 31 160 43 16 71 56 258 134 258 84 0 169 153 242 47 38-55 123 10 159 41 79 72 25-181 144-181 60 0 87-59 138-62 61-3 72 49 168 30 12-19 26-57 32-77 123 0 40 59 120 81 87 24 74 49 126 108 31 34 92-40 140-5 46 35 127 156 140-4 3-41 34-156 63-184 45-46 30-26 95 3 54 24-30 154 30 167 68 15 156 11 226 11 0 2 1 2 2 3 1 2 1 2 1 5 24 8-16 162 100 99z">
          <text:p/>
        </draw:path>
        <draw:path draw:style-name="gr1" draw:text-style-name="P1" draw:layer="layout" svg:width="4.083cm" svg:height="6.758cm" svg:x="9.496cm" svg:y="13.309cm" svg:viewBox="0 0 4084 6759" svg:d="M1661 6737c30-29 55-52 87-77 47-38 4-92 55-113 32-14 40-33 48-66 5-22 48 4 58 14 53 7 123-94 176-102 72-10 67-115 107-125 0 92 7 114 101 143 52 15 185-27 199 0 29 58 78 62 136 86 35 15 69-46 113-56 97-20 50-131 97-198 6-9 10-78 30-56 35 37 112-21 102-46-28-71-155-106-50-195 17-15-8-83 2-103l70-137 13-81c67 0 51-24 89-78 19-27 26-93 62-93 70 0 104-58 192-58 64 0 110-49 120-105 9-47 8-63 49-98 29-25 56-21 80-59 10-14-24-23-32-36-18-31 12-79-5-103-13-18-95-29-44-62l57-10c0-28 19-32 43-37 28-5 21-10 34-33 16-28 23-86 18-120-5-31-17-66 6-94 31-40-14-68 7-99 14-20 35-35 43-60 30-54-19-63-50-95-28-30-28-84-28-122 0-84-70-211-123-272-14-17 17-42 30-52 32-24 33-32 41-72 31-31 136-69 87-121-47-50-86-117-142-157-39-29 8-41 30-67 41-48 41-32 100-56 35-14 154-80 183-42 24 31 39 49 77 14 31-28 73-58 113-66 74-16 37-58-2-88-51-40-53-112-101-135-74-35-89-73-89-155 0-86 7-164-12-249-7-31-18-157-33-177-24-32-66-20-66-75 0-77-58-75-103-120 1-5 52-74 58-80 32 0 81 31 78-27-3-52 39-60 23-108-18-35-44-52-68-81-25-30-11-45-21-76-12-38-116-60-146-96-29-36 35-62 42-85 12-44-72-30-31-109 37-70-90-44-76-134 4-27 5-75 24-95 20-23 64-44 46-79-32-66-55-51-53-127 2-19 27-53 8-65-26-15-58-9-86-33-49-43-148-18-148-91 0-59-31-86-45-135-12-46 85-71 115-93 28-21 103-171 109-205 7-42-11-89-23-128l-22-52c-39-69-176-24-228 15-12 9-57 55-72 45-14-11-7-68-20-91-37-64-55-98-134-114-25-5-81-16-76-49-27-54-19-77-57-127l-82-107c-3-10-62-6-71-6l-101-3c-50-2-85-37-134-37-62 0-120 157-219 96-185-114-247 226-337 302-46 39-102 22-155 11-89-19-100 96-163 112-158 193-275-88-420-99-52-4-90-38-135-4-27 20-61 56-97 57-47 2-67-2-103 32-15 14-106 59-105 63 11 40 34 98 66 126 31 38 58 62 46 117-11 52-21 67 35 96 56 30 202 135 191 207-9 57 84 82 101 59 28-39 45-14 55 21 22 81 287-58 310-56 21 2 96 110 93 124-11 40-66 106-90 145-37 59 25 131-62 144-1 0-11 55-25 77-38 31-41 83-109 75-36-5-81-22-115-4-66 35-182-25-147 90 7 23-15 76-24 106-18 61-3 153-58 198-46 38 104 159 147 180 198 95 36 108-16 232-44 105-74 16-128 12-122-7-97-15-121-116-9-40-53-30-83-45-156-78-47 119-63 183-17 28-30 86-62 99-27 12-67-8-59 43 14 80 8 129-76 171-67 34-20 64-70 96-59 38-165 10-204 49-57 57-78 158-172 178l-38 94c2 28-19 65 15 78 59 20 89 41 123 92 17 25 83 90 119 63 38 57-57 61-79 93-11 16-23 72-22 92 1 28 35 75 45 106-3 65-53 61-53 139 0 42 2 127 56 139 64 14 126 80 98 144-15 33 5 52-44 43-44-8-119 49-132 90-32 99-127 89-157 175-10 28 29 56 18 102-12 49 36 58 36 108-8 20-31 50-35 67-5 21 17 44 9 64-16 40-50 44-2 88 60 55 29 165 76 224 34 42 114 18 49 94-99 115 0 100 21 202 9 46-9 69-9 108 0 33 106 77 133 91 74 59 154 78 212 164 41 60 83 44 151 33 101-16 162 148 220 194 33 26 76 4 100 53 38 75 107 112 177 151 77 42 37 50 81 98 19 21 74 13 74 40 0 45 49 84 69 125 16 32 85-44 131 13 7 30 21 47 15 78-7 33 43 23 52 58 5 18 12 33 13 52 1 16 16 34 34 25z">
          <text:p/>
        </draw:path>
        <draw:path draw:style-name="gr1" draw:text-style-name="P1" draw:layer="layout" svg:width="6.539cm" svg:height="6.046cm" svg:x="4.814cm" svg:y="16.458cm" svg:viewBox="0 0 6540 6047" svg:d="M3308 596c76 57 196 132 296 106 62-17 143 17 118-87-15-66 64-68 29-167-15-43 55-105 72-143l61-142c19-44 253 109 253-18 0-100 6-83 108-63 57 12 102 16 115 78 9 45 56 9 91 23 21 8 115 72 110 8-4-46-43-109 19-146l74-45 99 27-37 94c1 28-20 66 15 78 59 21 88 41 123 92 16 25 82 90 119 63 37 57-57 61-79 93-12 16-24 72-23 92 1 28 35 75 46 106-4 65-54 61-54 139 0 42 2 127 56 139 64 14 127 80 98 144-15 33 5 53-43 43-44-8-120 49-133 90-31 99-127 89-157 176-10 27 29 55 18 101-11 49 37 58 37 108-9 20-32 50-36 67-4 22 17 44 9 64-16 40-50 44-2 88 60 55 30 165 77 224 34 43 113 18 49 94-99 115 0 100 20 202 9 46-9 69-9 108 0 33 107 77 134 91 74 59 153 78 212 164 40 61 83 44 150 33 101-16 163 148 220 195 33 25 76 3 101 52 37 75 106 112 177 151 77 43 37 50 81 98 19 21 74 13 74 40 0 45 48 84 68 125 16 32 86-44 131 13 8 30 22 47 15 78-7 33 44 23 53 58 4 18 11 33 12 52 1 16 17 34 34 25l35-20c36 12 69 33 105 45 33 11 55 29 67 64 8 53 8 80-33 117-30 26 0 83-46 102-49 21-53 149-25 193 32 51 114 6 121 16 39 56-95 76-120 83-91 26-57 168-110 235-12 15-37 103-39 123l6 84c-13 50 12 86 30 128 18 40-17 96-10 115 15 41 38 53 46 100 12 71-33 59-86 84l-55 51c-11-21-44 2-62-19-41-44-23 3-67-22-20-11-7-40-14-61l-39 43c-39 51-52 16-87 48-43 40-66 115-137 86-25-11-50-57-75-58-82-5-29-39-57-77-10-13-45 14-39-19 8-45-2-49-32-76-15-13-57-62-69-54-90 60 29 234-151 204-78-13-68 35-146 35-43 0-10 19-32 39-32 29-175 38-218 34-94 11-179 277-222 277s-46-54-107-54c-152 0-501-105-514 133-4 78-81 71-134 66l-163-15c-96-9-27-97-146-65-72 19-188-34-188-121-39 0-93 35-131 18-118 28-200 13-311-11-66-15-106 49-150 28-46-21-59-16-79 32-7 16-121 87-140 94-44 18-151 136-171 129-69-24-46-260-91-272-51-13-163 10-217 18-65 10-94 84-143 128-44 39-133 15-137 107-4 73 11 198-64 240-38 15-67 52-99 66-24 10-51-3-77 8-70 29-119-21-198-14-197 19-326 61-516-43-117-64-131 11-246-12-51-10-73-47-122-10-27 20-153-34-174-58l26-56c5-47 77-40 83-87 5-47-6-92-6-138 0-28 11-54 10-79-1-16-7-31-2-47-5-56-65-84-47-143 14-45 64-96 88-139 46-83-39-146-31-240 2-21-24-17-32-31-10-19 0-66 0-89 0-53 14-48 45-81 53-58-51-183-61-244 25-50 56-3 73-40 15-30-27-56 4-94 21-27-40-175-71-192-55-31-51-44-42-115 10-83 1-165 1-246 0-113 160-57 168-79 3 0 4-1 6-1 14-57-4-124 45-173 20-20 54-24 65-49 37-40 59-95 82-142 20-39 55-10 78-56 20-40-25-253-61-277-60-40-49-74-63-141-26-6-60-1-87 0-30 2-60-14-92-18-120-15-51-65-81-150-13-38-87-74-89-132-25-41 2-92-18-132-23-46-16-98-41-144-47-84-54-201-170-201l-1-1c-9-35 1-77-5-114-5-40-26-71-38-106-4-11 1-54-5-56l-73-70c-48-46-15-59 0-110-26-78 25-165 1-233-15-43-6-134-26-159-26-31-81-9-57-66 16-38 40-56 28-102l65-62c68 40 66 75 95-24 33-114-4-179 59-288 20-35 84-11 100-49 13-33 48-71 57-99 88 0 97 150 146 196 69 64 168 36 254 31 85-5 93 205 196 205 36 0 61-90 144-96 34-2 41-85 131-92 132 0 242-62 356-131 46-27 62-148 148-115 82 32 126 20 208 32 33 5 115 8 128 39 20 48 154 53 198 58 52 6 53 101 165 101 83 13 187-5 266 18 50 15 111 62 160 53 66-13 208-66 253-112 49-50 73-186 145-195z">
          <text:p/>
        </draw:path>
        <draw:path draw:style-name="gr1" draw:text-style-name="P1" draw:layer="layout" svg:width="3.253cm" svg:height="3.43cm" svg:x="5.824cm" svg:y="11.401cm" svg:viewBox="0 0 3254 3431" svg:d="M11 1308l-11 85c50 31 76 42 137 39 39-2 104-17 139-8 5 18-12 45-6 65s27 36 30 59c10 73 36 62 102 65 35 1 55 44 89 51 33 8 125 17 125 64 0 17-35 39-42 60-11 32-4 66 15 94 36 62 85 63 35 140-24 37-176 78-168 135 9 63 31 21 71 9 70-21 184-16 247 25 58 38 96 16 144 81 31 41 77 26 117 50 37 23 30 39 83 32 125-15 150 74 150 173l-28 56 106 82c88 132 167 130 298 192 67 32 181 204 238 204 17-70 224-67 152-172-19-27 4-76-29-94-26-14-98-71-40-89 80-24 76-89 157-47 42 23 86 35 128 56 52 28 86 4 135 4 6 24 3 55-4 81 89 96 159 135 148 273-8 111-96 164 2 263 57 56 20 113 123 56 67-38 52 12 94 7 21-3 31-27 47-28 41-2 104 60 167 60s98-62 159-62c16 0 62 19 62-7 0-46-11-132-30-175-27-62-28-168-75-218-34-37-79-44-99-94 43-109-24-55-110-66-115-14-102-88-157-167-23-32-110-50-102-87 11-52-15-99 38-128 29-15 2-39-2-67-17-113-8-208-8-323 0-110-151-97-152-129-1-16 11-40 0-54-17-21-58-22-82-45-35-32-86 13-113-5 0-68 51-115 4-178-34-45 94-66 134-92 52-34 90 18 134-40 36-47 12-139 68-165 90-40 203 54 234-98 41-41 68-82 70-139 3-50 31-80 31-123 0-31-14-61 21-81 44-24 80 49 110-27 23-57 6-133 15-194 6-38 18-74 18-112 37-76 133-103 123-180-35-15-87 26-124-2-16 8-82 31-96 15-18-24 14-73-17-92-43-25-128-22-170 6-34 23-111 56-133 86-39 52-63 155-155 68-56-52-81-173-153-194-36-10-127 4-150-20-24-26-34-132-89-82-45 42-40 127-99 28-16 0-19 20-38 24-25 19-71 60-102 62-34 1-62-3-75 33-4 10-156 78-174 82-21 4-62-49-82-62-76-50-83-40-107-124-8-28-71-43-94-59-27-18-24-61-49-69-45-15-64 27-104-29-39-55-65-63-123-11-47 41-29 106-57 155-17 29-58 34-50 80 10 64 53 186-29 209-20 6 29 87 29 110 0 57 51 105-33 139-59 24-72 79-125 79-103 0 12 206-52 290-77 101-39 100-177 83-70-9-51 24-123-23-44-29-122-38-174-36-33 2-147 19-175 30-59 22-75 136-142 157z">
          <text:p/>
        </draw:path>
        <draw:path draw:style-name="gr1" draw:text-style-name="P1" draw:layer="layout" svg:width="4.483cm" svg:height="3.792cm" svg:x="2.608cm" svg:y="11.403cm" svg:viewBox="0 0 4484 3793" svg:d="M3228 1305l-11 86c49 30 75 41 136 38 40-1 104-16 140-8 4 19-12 45-6 66 6 19 27 36 30 58 9 74 35 62 101 65 35 1 55 44 89 51 33 8 126 17 126 64 0 17-35 39-43 60-11 32-4 66 15 95 36 61 86 62 36 139-25 37-176 78-168 135 9 63 31 21 71 9 70-21 183-16 246 25 59 39 96 16 145 81 30 41 76 26 116 51 37 22 30 38 83 32 126-16 150 74 150 172l-28 56-86 21c-19 21-39 41-54 61-28 38-55 100-64 145-19 96-114 11-114 126 0 52-42 41-55 82-12 40 4 95-9 134-10 39 5 79 7 118 3 68 66 112 93 168 27 53-23 103-52 144l-4 82-204 112c-116 63-76-90-100-98 0-3 0-3-1-6-1 0-2-1-2-2-70 0-158 3-226-12-60-13 24-143-30-167-65-29-50-48-95-3-29 28-60 144-63 184-13 161-94 39-141 5-47-36-108 39-139 4-52-59-39-83-126-107-80-22 3-81-120-81-7 19-20 57-32 76-96 19-107-33-168-30-51 3-78 62-138 62-119 0-65 253-145 182-35-32-120-97-158-41-73 106-158-47-242-47-78 0-119-188-135-258-3-13-127-27-159-44-28-14-74 18-81-4-21-63-83-128-83-190 18-69-25-145-89-174-51-23-107-42-46-77 62-36 16-172 2-229-33-7-62 1-96-8-33-8-50-60-88-53-22 5-52 39-73 19-40-40-48-204-62-261-33 0-71 10-92-20l-57-83c-76-85-58-183-58-285 0-32-98-183-115-180-54 12-61 52-104 67-22 7-45-6-65 6-22 15-46 42-63 5-19-42-46 24-75 24-34 0-48-45-60-72-26-52-93-15-101-86l-145 36c-10-10-22-19-32-24-43-23 51-139 62-170 10-30 26-134-34-119-86 20 47-110 50-125 12-54 15-65 39-110 45-86 41-3 80-43 10-9 0-56-4-69-10-30 6-28 15-53 8-25-26-49-39-66-54-23-176-244-188-309-17-94-118-99-86-229 33-6 116-62 133-51 43 30 92-17 116-53 85-129 158-79 158-250 28-7 47-51 75-44 32 8 78 37 108 55 48 27 144 103 127 11-35-180 105-160 218-176 11 35 123 128 168 113 136-45 107 146 166 60 65-28 44-129 104-76 57 52 35-71 74-39 20 18 55 29 65-9 36 0 58 48 98 6l118 44c17 150-12 164 137 242 41 21 55 78 112 66 52-12 73-69 88-112 5-16 164-40 145 18-21 63-81 112-96 160-7 24 75 117 103 123 72 18 67-78 106-81 97-7 101-11 128 80 16 56 45 88 45 142 0 31 177 148 184 144 33-19 66-95 111-40 22 27 111 25 85 78-2 22-13 57 6 74 31 29 145-6 189-6 50 0 39 28 32 63-8 43-3 114 5 157 12 62 58 78 114 98z">
          <text:p/>
        </draw:path>
        <draw:path draw:style-name="gr1" draw:text-style-name="P1" draw:layer="layout" svg:width="5.241cm" svg:height="5.822cm" svg:x="7.21cm" svg:y="4.865cm" svg:viewBox="0 0 5242 5823" svg:d="M3399 5371c14-15 22-111 14-134-7-20 9-46-18-57-46-17-41-46-30-84 10-34-3-95 17-123 52 0 123 53 179 63 48 9 147-13 141-68-37-37-31-60-31-105 0-19-13-31-14-50-1-26 11-52 22-76 20-24 28-55 33-83 8-50-45-67-53-114-3-24 15-45 28-64 16-23 31-33 42-62l-2-90c-22-15-49-43-76-50-31-8-63-4-94-16-63-23-79-123-167-60-39 28-61-56-29-78 32-23 5-46-15-66-18-78 85-99 4-184-66-70 33-86 62-156 18-44-19-110-26-155-10-55-53-178-44-226 6-28 86-122 116-127 56-9 80-1 61-75 0-144 58-134 139-228 29-33 175-151 176-182 4-89 49-62 91-119 56-76-36-84-90-124-27-20-46-69-82-71-78-3-85-9-99-80-11-50-39-103-53-157-14-57-20-120-56-166-34-45-69-76 1-120 33-20 34-13 42-63 12-81 99-382 181-403 77-20 184 124 214-15 72-98 257 238 304 54 6-26 90 11 109 16 53 13 83-58 109-95 33-48 132-172 132-230 41-14 207 66 258 82 72 24 67-136 129-117 27 8 106 53 126 11 27-54 69-134 71-195l21-157c-14-2-29-5-47-8-113-14-195 18-300 52-135 43-323 85-462 58-65-13-101-72-164-91-70-22-144-12-216-26-120-22-199-161-318-214-259-115-512-85-768-159-151-44-264-113-402-158-23-8-46-15-70-20-143-34-192-169-320-197-112-25-253 6-362 30-79 17-135 28-186 32l-10 204c-12 85 23 195 24 284l2 98c0 67-27 19-55 19-11 45-43 92-60 137-20 57-21 177-91 180-37 2-43 66-33 91 14 37-14 85-33 116 14 60 48 71 0 132-24 30-67 55-100 72-53 27-49 126-65 185-23 83-22 94 62 115 35 8 69 61 95 85 53 48 107 46 164 85 44 29 98 86 149 99 1 4 2 4 2 9-8 18-44 100-61 108-36 17-35-34-61-44-21-8-174 9-193 20-32 18-61 130-74 165-22 61-56 59-84 14-56-87-136 54-204 54-19 0-131-78-138-104-35-139-115 7-187-7-21-4-131 214-150 246-30 20-37 33-52 64-28 60-72 26-51 94 12 40-2 79 9 119 16 54 66 77 71 138l10 124c-40 10-106 16-106 76 0 54-3 59-48 79-25 12-57 138-56 168 3 74-40 78-97 125l-73 161-101 91c-47 42-32 82-20 137 14 60 90 25 134 77 72 86 225 65 328 81 83 13 136 41 188 99 57 66 154 79 68 165-33 32-31 64-81 83-60 23-123 10-184 40-15 49-54 94-77 140-12 23-31 42-25 71 4 22 57 25 76 30l40 40 83 53c29-6 38 28 60 24 30-6 0-77 49-42 16 11 50 8 70 8 12 0 63-9 63 4 0 53 61 101 61 158-17 4-37 30-56 38-36 15-62 34-62 78 0 20 8 36 2 56-5 22-17 38-24 60-43 96 42 31 56 105 28 147 101 11 126 112 20 83 23 115 79 185 35 45 70 31 70 99 0 69 53 123 97 171 11 11 133 81 139 78v-2c18-6 54-108 59-131 6-36 120-180 149-191 32-12 170-203 170-94l186 192c82 85 277-98 339-189 103-153 165-80 332-80 45 135 80 46 171 109 23 16 113 11 140 5 91-19 66 24 142 39 50 35 139-13 187 23 11 8 0 28 8 41 24 43 45 47 95 53 67 8 124-40 104-109-15-53-29-90 25-118z">
          <text:p/>
        </draw:path>
        <draw:path draw:style-name="gr1" draw:text-style-name="P1" draw:layer="layout" svg:width="9.059cm" svg:height="7.937cm" svg:x="4.224cm" svg:y="9.228cm" svg:viewBox="0 0 9060 7938" svg:d="M0 2230l119 45c16 149-13 163 137 241 40 21 54 79 111 66 52-12 73-69 88-112 6-16 164-40 145 18-21 64-81 112-96 160-7 24 75 117 103 124 72 18 67-78 106-81 98-8 101-12 128 80 16 55 45 87 45 141 0 31 177 148 184 144 33-19 66-95 111-40 22 27 111 25 85 78-2 22-13 57 6 74 31 29 145-6 189-6 50 0 39 28 32 63-8 43-3 114 5 157 12 62 58 78 114 98 66-21 83-134 141-157 28-10 143-28 176-29 51-2 130 7 173 35 72 47 53 14 123 23 138 17 100 19 177-82 65-85-51-290 53-290 52 0 65-56 124-79 85-34 33-83 33-140 0-22-49-103-28-109 81-24 38-145 28-209-7-46 34-51 50-80 28-49 11-114 57-156 58-51 84-44 124 12 39 55 59 13 103 28 26 9 23 51 49 70 23 16 86 30 94 58 24 85 31 75 107 125 20 13 61 66 82 61 18-3 170-71 174-82 13-36 41-31 75-33 31-2 77-43 103-62 18-3 21-24 37-24 59 99 54 15 99-27 55-50 65 55 89 81 23 25 114 10 150 21 72 20 97 141 153 194 92 86 116-16 155-69 22-30 99-62 133-85 42-29 127-32 170-6 31 18-1 68 17 91 14 17 80-7 96-15 37 28 88-12 123 3 11 76-86 103-122 179 0 38-12 74-18 112-9 61 8 137-15 194-30 77-66 3-110 28-35 19-21 50-21 81 0 42-28 73-31 122-2 57-29 98-70 139-31 152-144 58-234 99-56 25-32 117-68 164-44 58-82 6-134 40-40 26-168 47-134 93 47 62-4 109-4 177 27 18 78-27 113 6 24 22 65 23 82 44 11 14-1 38 0 54 1 32 152 19 152 129 0 116-9 210 8 323 4 28 31 52 2 68-53 28-27 75-38 128-8 36 79 54 102 86 55 79 42 153 157 167 86 11 153-43 110 66 20 50 64 57 99 94 47 50 48 156 75 218 19 43 30 129 30 175 0 26-46 7-62 7-61 0-96 62-159 62s-126-62-167-60c-16 1-26 25-47 28-42 5-27-45-94-7-103 57-66 0-123-56-98-99-10-152-2-263 11-138-59-177-148-273 7-26 10-57 4-81-49 0-83 24-135-3-42-22-86-34-128-56-81-43-76 22-156 46-59 18 13 75 39 90 34 17 10 66 29 93 72 105-135 102-152 172-57 0-171-172-238-204-131-62-210-59-298-192l-106-82-87 21c-18 21-38 41-53 61-28 38-55 100-64 145-19 96-114 11-114 126 0 52-42 41-55 82-12 40 4 95-9 134-10 38 5 79 7 118 3 68 65 112 93 168 27 53-23 103-52 144l-4 82c17 3 35 7 53 8 17 1 34 2 50 4 25 5 36-4 40 24 4 27-7 52-5 79 80 51 118 16 181-40 43-38 30-6 66 28 10 9 56 38 59 45 7 17-14 37-9 55 7 23 39 41 53 63 15 25 4 60 4 89 0 15-10 74-6 81 12 18 58 33 77 52 47 46 35 94 109 118 47 16 91 43 138 62 23 9 27 158 44 200 7 19 33 167-29 109-47-45-43-38-98-19-34 13-63-2-55 44 8 47-52 99-82 129-43 44-66 96-97 148-50 71-10 163 49 215 48 42 94-21 154-7 149 35 279-133 447-109 9 44 47 184 71 214 66 83 170 20 245 58 15 21 34 26 54 41 26 19 43 45 58 73 19 33 35 116-24 116-27 0-38 1-64 10s-49 24-65 49l-21 52c75 57 196 132 295 105 63-16 143 17 119-87-16-65 63-67 28-166-15-43 55-105 72-143l62-142c19-44 253 109 253-18 0-100 6-83 107-63 58 11 103 16 115 78 9 45 56 9 92 23 20 8 114 71 109 8-4-46-43-109 20-147l74-44 99 27c94-21 115-121 172-178 39-39 145-11 204-49 50-32 3-63 70-96 83-42 90-91 76-171-8-51 31-31 58-43 33-13 46-72 63-99 16-65-93-261 63-183 29 15 74 5 83 45 24 101-1 109 121 116 54 3 84 93 128-12 52-124 214-137 16-232-43-21-193-142-147-180 54-45 40-137 58-199 8-29 31-82 24-105-35-115 81-55 147-90 34-18 79-1 115 4 67 8 70-44 109-75 13-22 24-77 25-77 87-13 25-85 61-144 24-39 80-105 90-145 4-14-71-122-92-124-23-2-289 137-310 56-10-35-27-60-55-22-17 24-111-2-102-58 12-72-135-177-190-207-56-29-47-45-35-96 12-55-16-79-46-117-33-28-55-86-66-126-1-4 90-49 105-63 36-34 56-30 102-32 36-1 71-37 97-57 46-34 84 0 136 4 145 10 262 292 420 99 63-16 74-131 163-112 52 11 108 28 155-11 90-76 152-416 337-302 98 61 156-96 219-96 48 0 84 35 133 36l102 4c9 0 68-4 70 6l82 107c39 50 31 73 57 127-4 33 52 44 77 49 79 16 96 50 133 114 13 23 6 80 21 90 15 11 59-35 72-44 52-39 189-84 228-15l22 51c41 0 91-1 119-36 26-31 59 29 99 19 26-6 44-30 44-57 0-38-43-54-2-87 42-33 36-70 68-110 63-79-64-101-91-156-14-28-35-93-49-113-33-44-91-60-131-98-51-49-147-57-185-113-33-45-65-61-108-92-40-28-79-28-48-77 12-19 17-44 27-64 16-31 17-45 23-78s1-70 1-103c0-71 35-38 82-67v-150c-111 0-267 11-342-74-78-88-238-115-348-111-92 3-179 87-293 83-127-4-248-120-372-96 0-30 152-160 160-158 46 9 298-137 207-144-55-4-145 63-145-30 0-62 64-41 64-77 0-24-45-24-45-37s14-29 2-37c-11-7-36-45-37-57-19-86 33-116 46-185 11-56-5-140-8-199-2-44-57-33-75-64-24-40 81 6 29-80-51-86-99-49-185-45-86 3-200-74-224-149-19-58-73-16-110-77 0-77-6-109 47-162 36-36-76-94-92-120-21-33 4-68-7-101-19-58-68-63-68-146 0-34 18-171-7-175-41-7-95-22-135-22-28 0-35 61-64 84-67 54-119-13-177-38-54 27-39 65-25 117 20 69-37 118-103 110-51-6-72-11-96-54-7-12 3-33-8-41-48-36-137 13-187-23-76-15-51-58-142-39-27 6-117 12-140-4-91-63-126 26-171-110-167 0-229-73-332 80-62 91-257 274-339 190l-186-192c0-110-138 81-170 93-29 12-142 156-149 191-5 23-41 126-58 132v2c-7 2-129-67-140-79-44-48-96-101-96-170 0-68-35-54-71-100-55-69-58-102-79-185-25-101-97 35-125-112-14-73-100-9-56-105 6-21 18-38 24-59 5-21-3-36-3-56 0-44 26-64 62-79 19-8 39-33 56-38 0-57-61-104-61-157 0-13-50-5-62-5-21 0-55 4-71-8-48-35-18 36-49 42-22 5-30-29-59-24l-84-52c-63 45-66 2-126 12-50 9-77 14-135 14-43 0-78 16-120 16-36 0-70-45-85 12s-11 103-54 153c-66 78-145 79-236 51-200-61-26 128-157 105l-216-37c-31-12-77 53-141 43s-131-4-193-19c-131-34-160-121-224-230-18-31-85-146-113-140-69 16-40-12-92-38-37-19-5-93-31-119-35-35-90-56-122-95l-72 45c9 12 11 26 5 40-22 49-67 84-90 127-11 21 9 36 25 54 18 20 2 62 0 87-10 54 14 121-38 163-29 24-12 63-16 96-3 32-76 93-102 115-26 21-48 34-81 41-40 8-72 33-107 52-44 49-63 76-84 143-6 18-5 45-15 61-35 56-35 37-55 109-18 66-142 105-195 145-25 20-44 67-52 96-21 81-281 133-346 184-9 8-6 143-12 169-17 67-98 50-74 116 6 12 23 53 40 56 2 12 17 10 17 28 0 32-44 111-79 116-1 5-18 11-22 20-6 19 5 62-19 69-36 11-20 68-48 98z">
          <text:p/>
        </draw:path>
        <draw:path draw:style-name="gr1" draw:text-style-name="P1" draw:layer="layout" svg:width="5.733cm" svg:height="6.28cm" svg:x="16.393cm" svg:y="5.935cm" svg:viewBox="0 0 5734 6281" svg:d="M4850 2454c44 10 89-2 133 14 55 20 120 11 169 55 21 19 42 28 61 51 23 26 36 38 66 56 102 38 35 59 4 136-26 62-252 84-139 162 33 23 84 62 106 96 18 29 11 69 27 95 30 48 112 59 137 129 15 42 74 221 24 241-22 9-51-2-59 25-24 78-166-35-166 89 3 38 4 120-20 149-14 16-27-3-37 5-8 6-1 38-1 47 0 52-36 51 0 98 37 47 25 111-18 152-78 72 144 158 123 245-18 75 12 65 38 118 35 75 25 74 116 82 36 21 66 29 72 74 12 92-59 101-126 120-91 27-202 243-44 243 66 0 145-55 177 20 16 38 126 35 167 61l61 39c-11 43-42 59-18 102 18 33 37 45 29 86-7 40-33 58-49 93-19 31-79 104-117 109-49 6-87-5-137 11-73 23-115 128-186 128-58 0-86 27-133 58-37 24-33 6-67 6l-1 1c-9 35 85 108 112 126 0 27-33 161-47 183-42 66-109 65-174 81-5 13-1 22-10 36-42 46-70 103-139 103-72 0-76 15-129 60-21 19-57-22-85-22-58 0-82-11-133-24-50-12-148 15-207 15-73 0-23 16-50 46-18 19-93-2-120-6l-77 33c-40-10-76-4-119-4-46 0-69-45-119-37-39 7-71 34-109 37-27 2-49-9-73-13-43-3-197-58-208-104-17-66-94-58-158-58-35 0-74 52-103 71-64 40-116 38-176 89-9 8-107 0-124 1-5-39-8-78-11-117-3-58-58-98-81-147-14-31 27-40 45-59 37-40 69-70 39-125 17-97-6-172-56-250-54-82 90-111 96-183 3-42-76-68-108-58-89 29-163 65-188-65-2-12-52-90-50-93 9-11 35-8 48-21 11-12-8-36-14-48-37-80-49-98-28-190 30-8 81-20 75-57-7-43 0-53 40-50 93 6 40-75 55-135 9-38 41-50 37-93-3-40-116-66-146-76-36-13-56-47-86-65-24-15-125 1-159 3-93 21-211 20-241-95-19-73-198 59-230 65-47 10-154-7-199-28-23-11-11-48-36-48-125 0-249 8-371-22-23-6-25-237-10-270 27-61-61-65-61-130-66 0-140 76-219 82-49 3-94 24-143 24-39 0-49-39-87-49-73-19-191 22-272 24-70 3-95 40-155 57-58 18-76-71-116-102-91-72 53-96 96-145 114-134-178-90-199-191-6-31-42-37-51-63-9-28-3-66-8-96 86 0 149-14 178-100 21-62-23-146 30-194 39-35 61-53 66-109 2-24 25-36 39-52 15-18 97-94 49-116-43-20-14-32-23-71 47-83 89-121 156-194 89-98 149-131 262-188 43-21 47-124 88-165 15-15 84-40 86-46 5-14-13-75-25-79-42-13-94-2-94-62 0-28-85-68-109-68-4 26-21 58-23 87-4 45-21 12-38 8-12-51-14-99-18-154 0-49 15-138 38-183 21-44 43-64 37-116-11-102-181-56-239-33-25 10-175 63-183 24-12-65-17-127-9-191 40-17 80 19 137-18 43-28 50-102 93-102 53 0 26-33 52-50 12-8 30-4 37-15 21-29 1-111 22-130 15-13 51 8 62-13 14-27 21-78 16-108 20-41 5-56 58-77 17-7 70-20 63-43-24-76-62-67-118-106-38-28-41-87-50-128-12-51 18-114-7-141-20-22-40-57-65-73-11-7-78-62-70-70 31-30 62-7 89 5 76 31 142-149 117-212-18-44 109-66 140-94 41-39 114 49 172-14l124-56c46 30 92 61 138 91 127 85 233 172 394 172 189 0 303-152 478-173 78-9 180 12 271 13l11 83c41 63 71 88 1 148-19 16-29 50-45 61-54 36-117 57-162 105-46 48-54 78-132 78-35 0-81 32-83 72-2 45 60 57 35 104-25 49 22 50 52 69 29 18 4 45 26 61 44 33 127 35 151 97 20 53-28 51 41 94 18 11 40 66 66 48 32-22 59-92 98-58 58 50 60 36 65 114-10 59 19 245-8 282-24 33-153 54-88 105 83 66 202 101 273 172 44 44 146 170 203 166 99-5 158 100 203-45 15-50-29-54 33-79 29-12 94-36 123-29 19 76 23 29 56 74 38 50 40 180 130 190 38 5 63-35 110-21 66 19 104 73 159 93 53 19 49-22 100 27 43 41 128-41 174 13 74 86 89-17 171-17 50 0 59 8 91-28 18-20 31-39 58-46 15-4 29 5 44 8 28 5 78 5 106-2 25-7 68-44 79-68l48 128c-16 21-46 18-55 47-12 37-19 82-29 121-5 22 14 78 26 98 65 109 192 86 298 86z">
          <text:p/>
        </draw:path>
        <draw:path draw:style-name="gr1" draw:text-style-name="P1" draw:layer="layout" svg:width="6.203cm" svg:height="4.79cm" svg:x="10.567cm" svg:y="7.943cm" svg:viewBox="0 0 6204 4791" svg:d="M42 2293c13-15 21-111 13-134-7-20 9-46-18-57-45-17-41-46-30-84 10-34-3-95 18-123 51 0 123 53 179 63 47 9 146-13 140-68-36-37-31-60-31-105 0-19-13-31-14-50-1-26 12-53 22-76 20-24 29-55 33-84 8-49-45-66-52-113-4-24 14-45 27-64 17-23 32-33 42-62l-2-90c60-24 88-87 132-3 30 56 114 13 71-22-23-18-73-29-73-68 0-15 12-50 31-46 77 18 51-64 103-73 29-6 29 21 51 26 24 6 76-31 97-46 69-5 136-102 202-35 35 36 104 52 153 37 97-31 102 48 192 52 83 4 133 22 208 41l3-3c0-91 259-79 304-128 98-109 109-136 252-187 48-12 80-79 135-60 38 13 28 56 27 86-1 19-22 52-7 55 50 8 104 27 152 45 46 18 32 55 35 97 19 50 48 136 113 136 63 0 98-79 154-68 115 23 217 116 332 116 75 0 216 72 260 34 59-52 127-59 184-99 58-41-8-62 28-90 101-80 105-160 142-274 21 0 18 69 24 83 9 23 58 99 93 56 19-22-26-105 25-162 48 7 85-24 117-53 27-24 57-16 75-33 38-33 84-71 96-115 6-24 31-21 52-24 46-6 9-64 103-62 96 3 202-65 260 36 67 115 320 7 415 96 18 16 15 58 42 51 20-5 112-17 116-32 14-55-55-71 43-71 40-3 27 10 49 32 9 9 148 20 153 15 9-9 0-91 6-114 14-59 97-74 148-64 40 8 88 81 119 23 13-26 28-64 26-94-2-31-107-74-61-113 21-18 44-16 36-54-5-22-43-60-56-84-17-108 54-83 129-83 23 0 48-8 29 19-23 33-30 92 11 108 73 30 45 102 78 165 44 82 57 174 103 256 12 10 45 27 52 40 15 25-10 59 38 64 46 4 88 24 64 77-8 18-7 44 16 48 13 3 23-11 32-18 11-9 25-11 39-11l44 46c10 40-19 52 23 71 48 23-34 99-49 117-14 16-37 27-39 51-4 57-27 75-66 110-53 47-9 132-30 194-29 86-92 99-178 99l-141-13c-48-4-138 19-173-13-42-37-12-60-89-66l-125-9c-33-3-65-14-94-14-21 0 3 63 5 76 12 64-4 84 39 146 20 29 17 80 17 116 0 37-2 41-22 69-24 36 7 98-36 108-55 13-107 9-155 52-9 13-58 30-29 49 32 20-20 73-19 112l2 138c1 56-12 73 38 101 12 7 93 28 66 58-57 64 0 56 39 117 46 72-191 79-210 88-49 21-74 30-127 38-45 7-41 80-70 113l4 340c1 99 113 89 89 207-18 87-34 74-10 169 11 43 63 60 83 104 55 117 77 71 173 35 53-19 42-27 75 13 19 24 64 20 91 27l2 74c7 82 54 51 65 84 22 64 32 138 53 201 17 55 87 75 95 124 7 36-5 84 11 115 30 58 104 87 52 165-17 27-60 15-80 39-31 39 24 37 51 50l19 29-48 88c-23 14-115 7-149 17-50 14-119 55-157 90-21 21-36-35-52-41-24-8-93 16-93 45 0 20 6 49-19 54-64 12-159-55-237-52-79 20-122 40-183-15-39-35-115 31-162 32l-105 3c-31 0-86 57-117 74-80 44-138-19-208-41-124-40-170-9-280-107-45-39-146-300-168-305-48-10-156-31-195-53-33-19-66-50-102-59-76-20-131 15-205 16-69 2-99-23-160-36-118-26-124 78-138 164-11 73-48 93-118 123-72 30-205-4-286-6l-114 39c-111 0-266 11-342-75-78-87-238-114-348-110-92 3-179 87-293 83-126-4-248-120-372-96 0-31 152-160 160-159 47 10 298-137 208-144-55-4-145 63-145-29 0-63 64-41 64-77 0-24-46-24-46-38 0-12 15-29 2-36-11-7-36-46-36-57-20-86 32-117 45-185 11-57-5-141-8-199-2-44-57-34-75-64-24-41 81 5 30-80-52-86-99-50-186-46-86 4-200-73-224-148-18-58-73-17-109-77 0-78-7-109 46-162 36-36-76-95-92-120-21-33 4-69-7-102-19-57-68-62-68-145 0-35 18-172-7-176-41-7-95-22-135-22-28 0-34 62-64 85-67 54-118-14-176-39z">
          <text:p/>
        </draw:path>
        <draw:path draw:style-name="gr1" draw:text-style-name="P1" draw:layer="layout" svg:width="3.983cm" svg:height="3.251cm" svg:x="15.309cm" svg:y="9.266cm" svg:viewBox="0 0 3984 3252" svg:d="M1085 115l-142-13c-48-4-138 19-173-13-41-37-12-60-89-66l-124-9c-33-3-65-14-95-14-20 0 3 63 6 75 11 65-4 85 39 147 20 29 17 80 17 116 0 37-3 41-22 69-25 35 7 98-37 108-55 13-107 9-155 52-9 13-58 30-28 49 31 20-20 73-20 112l3 138c1 56-13 73 37 101 13 7 93 28 66 58-57 64 0 56 39 117 47 72-190 79-210 88-48 21-74 30-126 38-46 7-42 80-71 114l5 339c1 99 112 89 89 207-18 87-35 74-11 169 11 43 63 60 84 104 54 117 76 71 173 35 53-19 42-27 74 13 20 24 65 20 91 27l3 75c6 81 54 50 65 83 21 64 32 138 52 201 18 55 87 75 96 125 6 35-6 83 10 114 31 58 104 88 53 166-18 26-60 14-80 38-32 39 23 37 50 51l19 28c58 14 48-31 88-41 20-5 28 30 37 45 25 41 132 35 176 44 42 9 72-6 100-40 22-26 40-52 57-82s58 14 90 18c50 7 109-52 151-75 49-20 127-170 169-140 50 37 147 18 172 83 17 45 32 104 39 149 5 37 80 54 112 67 87 33 81-156 142-120 81 48 49 77 168 52 77-16 72 9 130 27 70 21 72 72 145 91 37 10 185-21 238-21 128 23 40 88 154-35 70-76-59-102 92-121 61-8 136-22 136 54 0 71 178-40 239-27 109 25 78 113 204-7 8-7 44-62 57-51 31 28 186 165 209 147 14-11 143-83 95-91s-121-37-124-97l30-54c-5-39-8-78-10-118-4-57-59-97-81-146-15-31 27-41 44-59 37-40 69-71 39-125 17-97-5-172-56-250-54-82 90-111 96-183 3-42-76-68-107-58-90 28-164 65-189-65-2-12-52-90-50-93 9-11 35-8 48-22 11-11-8-35-14-48-37-80-49-97-28-189 30-8 81-20 75-57-7-43 0-53 40-51 93 7 40-74 55-134 9-38 41-50 37-93-3-40-116-66-146-77-36-12-56-46-86-65-24-14-125 2-159 4-93 21-211 20-241-95-18-74-198 58-230 65-47 10-154-7-199-29-23-11-11-48-36-48-125 0-249 9-371-21-23-6-25-237-10-270 27-62-61-65-61-130-66 0-140 75-219 82-49 3-94 24-143 24-39 0-49-39-87-49-73-19-191 21-272 24-70 2-95 39-155 57-58 17-77-71-116-103-91-72 53-95 96-145 114-133-179-89-199-191-6-31-42-36-51-63s-3-65-8-96z">
          <text:p/>
        </draw:path>
        <draw:path draw:style-name="gr1" draw:text-style-name="P1" draw:layer="layout" svg:width="6.996cm" svg:height="4.031cm" svg:x="10.537cm" svg:y="5.181cm" svg:viewBox="0 0 6997 4032" svg:d="M6997 754l-123 56c-58 63-131-24-173 14-31 29-158 50-140 95 25 63-41 242-116 211-28-11-59-35-89-4-9 8 58 62 69 69 26 17 45 52 65 73 25 27-4 90 7 141 10 42 12 101 50 128 56 39 94 30 118 106 7 24-45 37-63 44-53 21-37 35-58 76 5 31-2 82-16 109-11 21-47-1-62 12-20 19-1 101-21 131-8 11-26 6-38 14-26 18 2 51-51 51-43 0-51 73-94 101-57 38-96 1-137 19-8 63-3 126 9 190 8 40 158-14 183-24 58-22 229-69 240 34 5 51-17 72-38 115-23 46-38 134-38 184 4 54 6 103 18 153 17 4 34 38 38-8 2-29 19-61 23-87 24 0 109 40 109 69 0 59 52 49 94 61 13 4 30 66 25 79-2 6-71 31-85 46-42 42-45 144-88 166-114 57-174 89-263 187-66 74-109 112-156 194l-44-47c-14 1-29 3-39 12-9 7-19 21-32 18-23-4-24-30-16-48 24-53-18-73-64-77-48-5-23-39-38-64-7-13-40-30-52-40-46-82-59-174-103-256-33-63-5-135-78-165-41-16-34-75-11-109 19-26-6-18-29-18-75 0-146-25-129 82 13 25 51 63 56 85 8 38-15 36-36 54-46 38 59 82 61 113 2 30-13 68-27 94-30 58-78-15-118-23-51-10-134 5-148 64-6 23 3 105-6 114-6 5-144-6-153-15-22-22-9-35-49-32-98 0-29 16-43 71-4 15-96 27-116 32-27 7-24-35-42-51-95-89-348 19-415-96-58-101-164-33-260-36-94-2-57 56-103 62-21 3-46 0-52 24-12 44-58 82-96 115-18 16-48 9-75 33-32 29-69 60-117 53-51 57-6 140-25 162-35 43-84-33-93-56-6-14-3-83-24-83-38 114-41 194-142 274-36 28 30 49-28 90-57 40-125 47-184 99-44 38-185-34-260-34-115 0-217-93-332-116-56-11-91 68-154 68-65 0-94-86-113-136-3-42 11-79-35-97-48-18-102-37-152-45-15-3 6-37 7-55 1-30 11-73-27-86-55-19-87 48-135 59-143 52-154 79-252 188-45 49-304 37-304 128l-3 3c-75-19-125-37-208-41-90-4-95-84-192-52-49 15-118-1-153-37-66-68-133 30-202 35-21 15-73 52-97 46-22-5-22-32-51-26-52 9-26 91-103 73-19-5-31 31-31 46 0 38 50 50 73 68 43 35-41 78-71 22-44-84-72-21-132 3-22-15-49-43-75-50-31-8-64-4-95-16-63-23-79-123-166-60-40 28-62-56-30-78 33-23 5-46-15-66-18-78 86-99 5-184-67-71 32-86 61-156 19-44-18-110-26-155-9-55-53-178-43-226 5-28 85-123 115-127 56-9 80-1 61-76 0-144 59-134 140-227 28-33 174-151 175-182 4-90 49-62 92-120 55-75-37-83-91-123-27-21-46-70-82-71-77-3-84-9-99-80-11-51-38-103-52-158-14-56-21-119-56-165-35-45-70-77 1-120 32-20 33-14 41-63 13-81 99-382 181-403 77-20 185 123 215-15 71-98 256 238 303 53 7-25 91 12 110 16 52 14 82-58 108-94 33-49 132-173 132-230 42-14 207 66 258 82 72 24 67-137 129-118 28 9 106 54 127 12 27-54 69-134 70-195l22-157c43 9 77 16 132-2 115-37 138-119 273-119 80 0 162-134 228-175 90-55 182-154 293-160 87-4 176 26 263 38 293 39 392 115 617 315 74 66 170 142 279 180 178 61 267-83 396-155 28-16 58-28 91-34 96-17 162 34 252 51 95 19 222-49 314-72 112-27 265-93 375-74 76 13 141 111 203 156 129 90 250 188 424 146 158-39 224-126 399-82 156 40 262 98 397 188 49 32 97 65 146 97z">
          <text:p/>
        </draw:path>
        <draw:path draw:style-name="gr1" draw:text-style-name="P1" draw:layer="layout" svg:width="7.155cm" svg:height="6.238cm" svg:x="17.103cm" svg:y="16.274cm" svg:viewBox="0 0 7156 6239" svg:d="M718 671c48 0 45 20 78 42 53 37 137-13 175 38 24 31 49 79 92 88 48 10 40-9 59-39 23-37 126-13 129-60 1-22-3-39 17-51 30-19 32-39 42-73 52-96-26-156-26-252 3-2 1 0 3-3 27-4 59 15 84 0l162-100c88-55 182 173 259 84 36-42 67-31 113-45 17-5 50-158 71-187 76-103 182 24 143 112-37 83-61 282 33 341 12 2 61 12 70 3 13-15 8-24 30-39 28-18 67-12 94-41 18-20 47-48 75-32 23 13 19 41 38 53 33 19 96-14 96 45 0 27 1 70 29 84 77 35 70 24 70 112 0 26 1 73 16 93 15 21 35 28 40 56-25 84 25 108 97 105 52-2 57 29 57 79 77 33 58-3 87-52 28-48 78-31 114-61 19-16 46-72 69-72 73 0 79-2 137-48 57-46 33-93 33-156 38-59 40-129 124-129 12 48 3 88 67 110 39 14 79-59 117-59 30 122 171 82 254 122 95 46 253 179 295 273 71 66 19 77 34 151 9 45 142 168 185 178 45 12 167-92 217-116 55-27 135-46 197-36 168 27 87-16 132-131 44-110 24-175-71-251 2-32-22-71-22-110 0-79-37-302 33-360 44-37 119-55 122-120 4-95 36-91 98-158l40-59c31 43 72 73 99 118 13 20 58 68 80 27 24-46 30-40 68-14 27 19 58 27 88 32 61 12 61 52 134 64 47 9 116 8 159 29 31 14 30 48 61 66 26 15 34 0 59 0 24 0 68 28 99 32 74 9 38-24 62-66 55-73 125 70 175 97 66 37 100 54 144-27 71-129 88-18 163 27 59 35 43-25 55-57 0-1 94-46 105-46 0 56 1 224 87 129 24-26 135-67 146-11 7 36-62 54-59 91 2 33 44 21 5 67-43 51-5 108-42 147-57 61-51 73-51 158 3 42-18 89-11 124 15 68 133 74 146 178 11 79-21 136-69 193-17 21-82 77-89 93-1 3 11 27 12 34 8 39 0 57 30 87 23 23 85 41 62 77-39 58 22 89 59 117l148 227c17 27 31 55 43 82 15 37 54 30 54 75 0 41-1 46-32 71-92 75 7 71 35 136 26 62-60 37-76 70-10 21 6 43-9 68l-67 67c-14 20-29 41-39 64-8 17-13 32-17 51-3 15-5 24-10 39l-875 17c-5 18-50 83-63 100-24 35-23 80-46 112-40 59-76 163-91 232-11 53-15 89-19 144l91 119c-28 3-63 13-98 29-64 28-110 33-179 31-78-3-160-57-221-100-38-26-86-64-132-95l-58 46c-70 19-174-25-248-32-98-9-189 21-256 91-45 48-12 79-89 72-81-7-73-11-140 30-34 21-10 56-15 76-11 2-62-2-63-2 0 36 10 72 28 103 4 49 35 75 9 126-18 34-1 48 18 81 17 29 69 110 111 97 29-9 0 101 26 108 3 11 61-1 71-2 5 0 62-7 63-10 40-54 3-27 78-27 21 83-16 158 89 193 0 69-3 200-26 261-36 126 105 67 161 85 0 50-6 94 6 143 6 23 36 91 35 104-2 20-32 57-49 68-28 18-28 58-28 87 0 77-88 37-101 64-7 0 6 71 10 87 2 0 2-1 2 1 56 0 143 147 167 191 25 10 36 65 68 73 0 61-240-22-194 164 15 59-59 247-115 262-117 31 45 134-113 137l-104 3c-17 35-61 74-107 60-83-24-90 9-158 6-33-2-39-45-79-26l-127 58c-71 32-16 117-109 120-65 50-137 35-210 32l-6-69-56-54c-4-4-4-66-10-83-32-87 46-84 46-148l-2-2c-40 0-124 30-154 15-68-34 37-105-5-131-24-14-77-19-81-50-59-9-93 36-158 11-69-27-101-26-154-82-20-22-49-56-64-81-2-32-25-78 0-105 27-29 47-22 47-69 0-127 112-36 128-88l34-112c2-5-64-92-74-100-18-15-49 63-67 37l-136-192c-40-56-92 63-107-17-14-70-63-112-130-136-97-35-17-118 9-99 18 13 74 36 93 26 0-63 2-359 73-374 112-22 252-79 181-222-41-82 54-128 44-157-8-24-63-17-85-31-77-45-233-28-321-28-48 0-31 45-52 73-56 73-18 161-105 180-45 10-85 68-132 45-74-37-180-161-240-15-65 156-150-78-231-65-64 10-128 45-95-59 11-35 0-88 29-112 28-25 63-45 94-69 61-49 76-161 93-232 12-47-40-77-51-119-13-52 31-123 19-171-23-6-43 8-70-2-84-45-88-66-140-136-38-53 20-61-94-42-88 15-287 50-342-33-54-79-91 1-157-8-8-22-62-41-81-64l-76-93c-4-16-142-14-164-53-35-4-21 46-56 44-27-2-62-39-88-50-31-39-5-95-38-123-55-48-2-59-16-116-3-16-26-67-41-70-40-8-76-1-115-1-4 13-37 16-30 45 5 21 2 34-8 52-22 42-59 62-109 57-21-2-60-36-73-26-8 5-20 79-21 92-3 60-52 57-84 18l-6-11c-7-61-104-90-150-111-56-25-74-99-128-76-17 7-19-19-26-29-35-45 7-68 4-110-3-49-100-70-112-121-16-71 2-125 27-182 30 1 126-3 157-10 106-21 69-91 83-164 12-60 63-91 101-135 28-34 78-32 101-66 28-41 73-108 84-154 12-53-45-136-45-196 32-110-10-172-42-271-32-98 11-88 60-155 18-24 38-87 68-87 69 0 119-65 107-131-9-47 25-109 11-161z">
          <text:p/>
        </draw:path>
        <draw:path draw:style-name="gr1" draw:text-style-name="P1" draw:layer="layout" svg:width="4.944cm" svg:height="4.644cm" svg:x="16.012cm" svg:y="18.432cm" svg:viewBox="0 0 4945 4645" svg:d="M1124 43c-25 57-43 111-27 182 12 51 109 72 112 122 3 41-39 64-4 109 7 10 9 36 26 29 54-23 72 51 128 76 46 21 143 50 150 111l6 12c32 38 81 42 84-19 1-12 13-86 21-92 13-10 52 24 73 26 50 5 87-15 109-57 10-18 13-31 8-51-7-29 26-33 30-46 40 0 75-7 115 1 15 3 38 54 41 70 14 57-39 69 16 116 33 29 7 84 38 124 26 11 61 47 88 49 35 2 21-48 56-44 22 39 160 38 164 53l76 94c19 22 73 41 81 64 66 8 103-72 157 8 55 82 254 47 342 33 114-20 56-12 95 41 51 71 55 91 139 136 27 10 48-4 70 2 13 48-32 119-19 171 11 42 63 72 51 119-17 71-32 183-93 232-31 25-65 45-94 69-29 25-18 77-29 112-33 104 31 69 96 59 80-12 165 221 230 65 60-145 166-22 241 15 46 24 86-34 131-44 87-20 49-108 105-181 21-28 5-73 52-73 88 0 244-17 321 29 23 13 77 6 85 30 10 30-85 75-44 157 71 143-69 200-180 223-71 14-73 310-73 373-20 11-76-13-94-26-26-19-106 65-9 99 67 24 117 66 130 136 15 80 67-39 107 18l136 192c18 25 49-53 67-38 11 8 76 95 74 100l-34 112c-16 52-128-39-128 88 0 48-19 40-46 69-26 27-3 73 0 105 14 26 43 59 64 81 52 56 84 55 154 82 65 26 98-20 157-11 4 32 58 36 81 50 42 26-62 98 6 132 29 14 113-15 154-15l1 1c0 64-78 62-46 148 6 17 6 80 10 84l56 54 7 68c-39-1-78 0-116 16-60 25-216 131-269 58-44-59-29-65-29-134-36-12-110 17-116-36-6-52-88-78-129-91-29-10-20 41-37 58-25 25-89 26-121 39-90 37 0 103-143 63-33-9-61 22-88 40-35 22-90-25-137-16-17 14-49 75-56 98-11 36 10 70 5 92l-2 2c-90 0-54-18-106-64-47-43-101-52-163-61l-3-25c-91-18-118 57-200 73-47 9-179-32-204-72s-56-59-108-39c-57 23-124 127-133 186-22 161-46 78-127 43-64-27-117-4-182-13-42 31-107 31-136 72-21 31-94 1-109 14-11 10-7 64-16 66l-130 26c-53 11-72 41-137 38-79-3-110 34-196 62-24 8-14 33-33 43-31 16-146-26-187-26-32 0-13 52-60 56-37 3-66-28-97-47-40-25-133-14-182-26-32-128-47-226-162-313-92-31-115-36-115-124l-22-81c-18-29-57-68-87-83-34-17-204-54-145-137 19-27 44-23 59-62 8-23 6-47 18-70 10-20 40-27 53-46 21-30 27-89 27-125 0-24-30-74-15-94 12-16 55-10 61-33 7-23-21-46-14-73 7-29 25-37 25-74-20-5-76 20-90 8-20-17 27-122 35-142 14-35 7-65 30-97 33-47 42-97 22-152-19-55-55-38-91-70-25-22-37-63-68-73-30-9-59-25-88-36-27-11-47-23-70-40-35-28-116 40-116 83 0 44-7 87-7 131 0 24-111 18-135 18-58 0-20-125-98-125l-99-133c-27-35 5-83 5-125 0-91-111-100-111-167 0-27 27-40 27-73 0-75-4-65 72-73 93-10 174 2 251-71 43-41 11-51 78-64 51-10 69-67 74-113-11-19-6-47-18-62-35-44-54-24-23-76 45-78-39-116-34-183 1-23 42-37 29-61-5-11-33-24-45-42-14-20-4-66-20-97-13-27-34-60-42-88s32-82 19-130c-17-69-64 17-96-62-30-54-27-144-4-199 8-19 27-65 46-75 25-14 56-42 73-66 17 3 104-34 128-43 30-12 69 0 46-42-32-62-21-151 63-153 114-4 132-155 113-237-9-39-21-96 39-96 73 0 110-34 157-90 20-40 12-79 45-114 11-12 24-18 40-22 27-7 38-8 61 6z">
          <text:p/>
        </draw:path>
        <draw:path draw:style-name="gr1" draw:text-style-name="P1" draw:layer="layout" svg:width="5.182cm" svg:height="7.841cm" svg:x="12.642cm" svg:y="12.128cm" svg:viewBox="0 0 5183 7842" svg:d="M145 324l114-39c80 3 214 36 285 6 70-30 107-50 118-122 14-87 20-191 138-165 61 14 91 38 160 37 74-2 129-37 205-16 37 8 69 39 102 58 39 23 147 43 195 54 23 5 123 265 168 305 110 97 156 66 280 106 70 22 128 85 208 41 31-17 87-74 118-74l104-3c47-1 123-67 162-32 61 55 104 35 183 15 78-3 173 65 237 52 25-5 20-34 20-54 0-29 68-53 92-45 16 6 31 62 53 42 37-36 106-76 156-91 35-10 126-3 149-17 10 29 2 59 17 87 56 102 36 194 31 306-2 55 5 96 17 150 16 65-16 128-16 198 25 64 41 147 8 212l-66 134c-16 33 85 54 87 83 3 48-22 91-22 141 0 44 88 230 122 252 69 44 102 27 147 105 100 174 497-115 564 47 11 37 37 31 73 37 7 26-16 66-35 86-37 37-29 23-47 70s-85 15-93 106c-7 83-2 89 81 116 165 52 166 199 103 325-44 6-45 36-70-22-38-92-30-73-130-88-75-12-124-184-173-44-18 52-35 131-23 186 16 72 51 162 23 236-32 120 40 258 40 388 0 49-22 149 48 95 64-49 46-15 75 16 30 33 54 23 91 39 14 6 30 117 6 118l-395 16c-95 3-46 255-38 322-4 49-29 192-14 232 11 29 70 28 92 43 26 18 29 48 58 59 20 8 51 0 68 8 22 11 2 43 42 50 22 3 35-12 51-23 23-15 40 77 72 80 82 5-13-250 80-181 25 18 59 7 82 24 38 28 67 90 122 81 38-6 86-59 118-81 29-20 140-60 164-34 16 18 20 62 24 87 10 58 18 65 63 105 43 47 67 66 131 36 30-14 59-13 69 22 8 24 7 48 19 71 16 31 32 46 21 84-11 41 2 58 44 58l57-3c14 53-20 114-12 161 13 67-38 132-107 132-29 0-49 62-67 87-49 67-93 57-61 155 33 99 74 161 43 271 0 59 56 143 44 195-11 47-55 114-83 154-24 34-73 33-102 67-37 44-88 75-100 134-15 74 23 143-83 165-32 6-127 11-158 9l-44-32c-23-13-35-13-62-6-15 4-29 10-40 22-33 35-24 75-44 114-48 56-84 91-158 91-59 0-48 57-38 96 19 81 1 233-113 236-84 2-96 92-63 153 22 43-16 31-47 42-24 9-110 46-128 44l-17-49c-16-27-17-61-59-47-34 11-95 56-128 44-87-29 7-150-67-185-42-19-100-54-112-101-34 0-24 37-40 52-7 7-56 37-64 40-72 79-117 204-132 308-6 40-27 228 9 250 16 10 41 2 41 23 0 67-74 56-107 32-75-55-154-79-178 38 0 33 14 52-9 80-16 19-17 51-37 64-43 30-106-46-171-5-37 23-42 35-87 42-20 3-32 117-46 137-40 55-98-96-113-121-18-36-64-35-98-48-48-18-29-48-60-67-22-14-29-24-36-51-10-37-45-25-67-1-121 126-63-210-43-226 36-28 1-52-5-85-13-60-6-45-69-65-31-10-72-87-80-119 38 0 98-27 117-62 14-28 16-133 30-148 16-16 61 3 62-43 33-72-24-126-65-193-41-68 6-172-72-193-25-7-104-50-118-35-25 26-33 42-70 27-28-12-28-48-51-67-29-22-224-57-263-50-47 9-82 44-133 36-23 17-80 80-107 76-46-6-85 10-117 42-39 40-195 109-227 37-27-62-106-64-133-111-38-65 29-171-79-171-69 0-138-1-205-11-74-10-63-71-125-77 0-28 18-32 43-37 28-5 21-10 34-33 16-29 23-86 18-120-5-32-17-66 6-95 31-40-14-68 7-98 14-20 35-35 43-61 30-54-19-62-50-94-28-30-28-84-28-123 0-83-70-210-123-272-14-16 16-41 30-51 32-24 33-33 41-72 31-31 136-69 87-121-47-50-86-118-142-158-39-28 8-40 30-66 41-48 41-32 100-56 35-14 154-80 183-42 24 31 39 49 77 14 30-29 73-58 113-67 74-15 37-58-2-88-51-39-53-111-102-135-73-35-89-72-89-154 0-87 8-164-11-249-7-31-19-157-33-177-24-32-66-20-66-75 0-77-58-76-103-120 1-5 52-74 58-80 32 0 81 31 78-28-3-51 39-59 23-107-18-35-44-52-68-81-25-30-11-45-21-77-12-37-116-59-146-96-29-35 35-61 42-84 12-44-73-30-31-109 37-70-90-44-76-135 3-26 5-74 24-94 20-23 64-45 46-79-32-66-55-51-53-127 2-19 27-54 8-65-26-16-58-10-86-33-50-43-148-18-148-92 0-58-31-85-45-135-12-45 85-70 114-92 28-21 104-171 110-206 7-41-11-88-23-128 42 0 91-1 120-36 25-31 58 29 98 19 27-6 45-30 45-57 0-38-44-54-3-87 42-33 36-70 69-111 62-78-64-100-92-155-13-28-34-94-49-113-32-45-90-60-131-98-51-49-146-57-185-113-32-45-65-61-108-92-39-28-79-28-48-78 12-19 17-43 27-63 17-32 18-45 23-78 6-33 1-70 1-103 0-71 35-38 83-67z">
          <text:p/>
        </draw:path>
        <draw:path draw:style-name="gr1" draw:text-style-name="P1" draw:layer="layout" svg:width="5.857cm" svg:height="4.336cm" svg:x="11.077cm" svg:y="18.231cm" svg:viewBox="0 0 5858 4337" svg:d="M1992 0c62 6 50 68 124 78 68 9 137 10 206 10 108 0 40 106 79 171 27 47 106 50 133 111 32 72 188 3 227-36 32-33 71-48 116-43 28 4 85-58 108-76 51 8 85-27 133-36 38-7 234 28 263 51 23 18 23 54 51 66 37 16 45 0 70-26 14-16 93 27 118 34 78 21 31 126 72 193s98 122 65 193c-1 47-46 28-62 44-14 14-16 119-30 147-19 35-79 63-117 63 8 31 49 109 80 119 63 20 56 5 69 65 6 32 41 57 5 84-20 16-78 353 43 227 22-24 57-36 67 1 7 26 14 36 36 50 31 19 12 50 60 67 34 13 80 13 98 48 15 25 74 177 113 121 14-20 26-133 47-137 45-7 49-18 86-42 65-41 129 35 171 6 20-14 22-45 37-64 23-28 9-47 9-80 24-117 103-94 178-39 33 24 107 36 107-32 0-20-24-13-41-23-36-22-15-210-9-250 15-104 60-228 132-307 8-3 57-34 64-40 16-16 6-53 40-53 12 48 70 82 112 102 74 35-20 155 67 185 34 11 94-34 128-45 43-14 44 21 59 47l18 49c-17 23-49 52-73 65-19 10-38 56-46 76-23 55-27 144 3 199 33 79 80-7 97 61 12 49-27 103-19 131s29 61 42 87c16 32 6 77 20 98 12 18 40 31 45 42 12 24-28 38-30 60-4 68 79 106 35 183-31 53-12 33 23 77 12 15 7 42 18 62-5 46-23 103-74 113-68 12-35 23-78 64-77 73-158 61-251 70-76 8-72-1-72 74 0 33-27 46-27 73 0 67 110 75 110 167 0 41-31 90-4 125l99 133c78 0 40 124 98 124 24 0 135 7 135-17 0-44 7-87 7-131 0-43 81-111 116-84 23 18 43 30 70 40 29 12 58 28 88 37 31 10 43 51 68 73 36 32 71 15 91 70 20 54 11 105-23 152-22 32-15 61-29 97-8 20-55 124-36 141 14 13 71-12 91-7 0 37-18 45-26 74-6 27 22 50 15 73-6 23-49 16-61 33-15 19 15 70 15 94 0 35-6 95-27 124-13 20-43 27-53 47-12 22-10 47-19 70-14 39-39 35-58 62-59 82 111 119 145 137 30 15 69 53 87 83l22 81c-23-5-54 6-72-1s-14-44-37-38c-85 25-55-25-115-59-29-17-66-27-66-69 0-6 6-45 3-46 0-3-1-4-1-6-63 0-61 15-108 47-15 9-118-32-130-41-84-63-62-182-196-172-84 7-139-10-211-60-134-11-158-34-263-99-49-30-174-16-174-127-49 0-82-13-116 21-35 35-52 101-100 91-32-6-71-6-95-30-32-32-80-22-123-26-13 0-50-20-55-11-25 52 13 112-23 163-44 64 17 206-66 203-47-2-235-159-245-197-5-17-62-19-81-25-4-46 21-77-23-107-45-31-30-42-32-90-4-71-121-92-175-68-55 25-98-61-122-39-46 43-114 90-114-16 0-142-174 67-247-17-33-38-56-115-56-165 0-106 9-97-89-132-52-18-70-147-97-201-40-51 42-124-24-184-51-47-63-94-36-156 9-20-12-57-35-60 0-2-1-2-1-4-19-4-30-11-54-11l-1-1c0-20-10-47-10-62-24-14-71 39-86 53-26 24-62-7-86 23-20 23-32 25-52 2-7-8-35 10-45 11-23 18-94 87-91 116 7 52 3 61-43 96-24 18-37-23-55-30-34-14-61 30-78 6-34-49-57 11-85-71-14-41-159 17-166 36-9 24-47 86-69 97-43 23-48-37-84-46-84-23-80 35-136 43-20 3-60 14-75 29-29 26-28 29-40-10-10-30-24-60-29-93 39-39 25-88-14-117-23-17-58-62-89-67-25-5-35-10-35-36s25-63-6-72l-40-11c-4 17-63 56-81 54-17 35-20 34-31 67-4 11-30 41-39 48-67 50-88-64-123 26-15 38-37 57-71 79-55 36-2 75-20 119-53 136-117-50-121-51-34-19-45-38-50-76-2-17-82-8-97-3-63 22-23-36-85-31-61 5-137-62-150-61-88 9-92 92-125 142-20 30-54 20-65 63l-6-83c2-20 27-109 39-124 53-67 19-209 110-235 25-7 159-27 120-83-7-10-88 35-121-16-28-44-24-172 25-193 46-19 16-76 46-102 41-37 41-64 33-117-11-35-34-53-67-64-36-12-69-33-105-45 29-29 55-52 87-77 47-38 3-92 54-113 33-14 41-33 48-65 6-23 49 3 58 13 53 7 123-94 176-101 73-11 68-116 107-126 0 92 7 114 102 143 51 15 185-27 198 0 30 58 79 62 136 87 35 14 70-47 113-56 98-21 51-132 97-199 6-9 11-78 31-56 35 37 111-21 101-46-27-71-155-106-50-195 18-15-8-83 3-103l69-137 14-81c66 0 51-24 89-78 19-27 26-93 61-93 71 0 105-58 192-58 64 0 111-49 121-105 9-47 7-63 49-98 29-25 55-21 80-59 10-14-24-23-32-36-18-31 11-79-6-103-13-18-95-29-43-62z">
          <text:p/>
        </draw:path>
        <draw:path draw:style-name="gr1" draw:text-style-name="P1" draw:layer="layout" svg:width="6.205cm" svg:height="5.58cm" svg:x="16.023cm" svg:y="12.036cm" svg:viewBox="0 0 6206 5581" svg:d="M3164 161c17-1 115 7 124-1 60-51 112-49 176-89 29-18 68-71 104-71 64 0 140-8 157 58 12 46 165 101 208 104 24 4 46 15 73 13 38-3 70-30 109-37 51-8 74 37 119 37 43 0 79-6 120 5 17 53 14 89-47 106-20 5-111 1-117 11 20 24 43 54 43 87 0 22-15 50-7 72 14 40 68 44 88 94 9 24 13 47 13 73 1 32 19 62 19 95 21 40 29 97 55 132 59 77 63 137 55 233-2 30-19 49-5 80 26 60 46 98 38 165-12 106 105 92 90 187-7 46 65-1 84-2 24-1 50 49 53 67 39 78 68 125-46 140-75 10-194 41-263 64 0 54 129 135 129 217 0 69 60 103 94 160 46 78 71 154 107 236 23 53-164 32-164 120 14 43-40 28-27 54 20 37 24 86 19 128-6 43 65 25 90 25l2 1c0 75 0 332 55 376 29 24 133 69 131 106l-11 203c5 62-1 47 73 50l152 7 2 1c0 95 60 302 195 255 76-27 23-49 119-34 87 15 76 79 165 124 42 21 120 109 165 89 55-25 183 125 183-7 0-43 59-9 89-17 42-12 68-49 119-49 4 23 5 30-1 52-9 34-23 38-11 76 6 22 16 34 16 58 0 31-21 52-14 88 7 33 32 71 65 81l57 55-40 59c-61 67-94 63-98 158-3 65-78 83-122 120-70 58-33 281-33 360 0 39 25 78 23 110 94 76 114 141 70 251-45 115 36 158-132 131-62-10-142 9-197 36-50 24-172 128-217 116-43-10-176-133-185-178-15-74 37-85-34-151-41-94-200-227-294-273-83-40-225 0-255-122-38 0-78 73-117 59-63-22-54-62-66-110-85 0-87 70-125 129 0 63 25 110-33 156s-64 48-137 48c-22 0-50 56-69 72-36 30-86 13-114 61-29 49-10 85-87 52 0-50-4-81-57-79-72 3-121-21-97-105-5-27-25-35-40-56-15-20-16-67-16-93 0-88 7-77-69-112-29-14-30-57-30-84 0-59-63-26-96-45-19-12-15-40-38-53-28-16-57 12-75 32-27 29-66 23-93 41-23 15-17 24-31 39-8 9-58-1-70-3-94-59-69-258-33-341 39-88-67-215-142-112-22 29-55 182-72 188-46 13-77 2-113 44-77 89-171-139-259-84l-162 100c-24 15-57-4-83 0-2 3-1 1-4 3 0 96 78 156 26 252-10 34-11 54-42 73-20 12-16 29-17 51-2 47-106 24-129 60-19 30-11 49-59 39-42-9-68-57-91-88-39-51-123-1-176-38-32-22-30-42-78-42l-57 2c-41 0-54-17-43-57 11-39-6-53-22-85-12-23-10-46-18-71-11-35-39-35-70-21-63 29-88 10-131-37-44-40-53-47-62-105-5-24-8-69-24-87-24-26-135 14-165 35-32 22-79 75-117 81-55 8-84-54-122-81-24-18-58-6-82-24-94-70 2 186-80 180-33-2-49-95-72-80-17 11-29 27-51 23-41-7-20-38-43-49-16-8-47-1-67-8-30-12-32-42-58-60-22-15-82-14-92-43-15-40 10-183 13-232-7-67-57-318 39-322l395-16c24-1 8-112-6-118-38-15-61-6-91-39-29-31-11-65-76-16-70 54-47-46-47-95 0-129-72-268-40-388 27-74-7-164-23-235-13-55 4-134 23-187 49-139 98 32 173 44 99 15 91-3 130 88 25 58 26 28 70 23 63-126 61-273-103-326-83-27-88-33-81-115 8-92 75-60 92-107 18-47 11-33 47-69 20-20 42-61 35-87-36-5-62 1-73-37-67-162-463 127-563-47-45-78-78-61-147-105-35-21-122-208-122-252 0-49 24-93 21-141-1-29-103-50-86-83l66-134c32-65 17-148-8-212 0-70 31-132 16-198-13-53-20-95-17-150 5-112 25-204-31-306-15-28-7-57-17-87l48-88c57 14 48-30 88-41 20-5 27 31 36 45 26 41 132 35 176 44 43 10 72-6 100-40 22-26 41-52 57-82 17-30 58 14 90 18 50 7 109-52 151-75 49-20 127-170 169-139 50 37 147 17 172 82 17 45 32 104 39 150 5 36 80 53 113 66 87 33 81-156 141-120 81 48 49 77 168 52 77-15 72 9 130 27 70 21 72 72 145 91 37 10 185-21 238-21 128 23 41 88 154-35 70-76-59-102 93-121 61-8 135-22 135 54 0 71 178-40 239-27 109 25 78 113 204-6 8-8 44-63 57-52 31 28 186 165 209 148 14-12 143-84 95-92s-121-37-124-97z">
          <text:p/>
        </draw:path>
        <draw:path draw:style-name="gr1" draw:text-style-name="P1" draw:layer="layout" svg:width="3.638cm" svg:height="6.003cm" svg:x="2.182cm" svg:y="1.882cm" svg:viewBox="0 0 3639 6004" svg:d="M2014 6004c67-77 93-95 122-181 13-40 74-53 83-102 9-47 10-60 38-97 14-20 42-38 60-58 83-89 90-195-25-268 4-44 3-87 13-127 22 0 40 8 61 22 70 45 66 23 79-49 26-153 135 13 162-16 24-27 33-66 64-95 15-15 70-50 65-76-43-222 204-100 204-244 0-115 42 3 96-50 17-18 1-50 17-61 39-26 20-47 20-88 16-55-10-119 6-172 6-19 62-82 46-92-57-35-34-140-14-202 23-71 93-64 154-74 37-7 167-220 185-171 23 63 76 22 125 11 80-18 45-46 63-102 3-49-28-179-59-217-31-39-73-34-122-40-35-4-135 3-135-39 0-70-25-42-80-58-44-13-69-23-86-70-14-37 133-125 171-125 29 0 23 92 78 79 32-6 42-52 85-52 29 0 159 66 138-31-6-25-36-16-55-26-38-21 13-87 22-110-112-6-227-24-323-54-130-40-212-131-350-149-88-12-142-1-220-52-64-41-166-184-176-258-24-184 67-277 129-434 51-130 9-313 120-406 28-24 81-43 108-60 67-43 128-70 209-85 68-12 144 13 210-15 103-44 162-104 213-201 119-225 74-395-195-452-96-20-378 0-451-79-69-76-171-142-242-217-57-61-193-74-268-126-125-87-273-332-425-338-133-5-237 28-303-97l-74 58c-15 28-43 38-58 75-30 73-37 175-130 198 0 2 0 2-2 3-12 47-40 34 7 93 31 40 40 58-16 72-18 70-32 189-32 261 0 34 58 104 41 121-23 22-18 87-18 119 34 11 34 23 21 56 0 94-107 37-164 48-46 8-17 34-34 57-12 15-41-2-60-4-58-6-72 28-133 24-21-1-96 2-77 40 11 22 36 18 34 54-3 25-3 21 12 41 13 17-25 49-26 72-3 35-95 37-118 44-39 8-119 2-163 2-37 0-75 10-112 8l-74-4c-39-1 5 58-55 67-39 6-76 26-112 31-11 43-30 21 13 65 16 15-42 44-42 73 0 31 19 57 19 89 0 25 9 128-4 143-44 49-5 68-23 100-25 45-69 70-82 124-9 37 13 50 15 80 1 32-6 64-14 94 14 173-45 361-127 505-31 56-60 103-32 167 18 41 36 104 63 139 34 43 64 95 75 150 41 54 95 30 88 87-6 62-54 127-38 189 101 25 9 387 240 387 1 2 4 1 6 1 37 112 97 101 194 125 1 3 7 3 7 9 16 5 56 128 56 149-5 12-5 8-5 14-2 1-3 4-3 7-7 2-49 50-49 61 66 22 83 156 42 202-57 64 79 57 41 127-26 47-54 44-41 113 8 40 14 69 37 105 42 62 32 35 32 113 0 79 42 120 78 187 26 64 22 95 39 161 11 3 22 14 34 16 0 168 136 133 257 133 28 86 81 212 183 238 50 12 112-26 134-16l63 28 58 22 8 82c13 133 144 140 258 140 15 4 28 2 43-3 4-1 18-7 19-2h3c0 2 0 2 2 2 7 29 41 48 79 62z">
          <text:p/>
        </draw:path>
        <draw:path draw:style-name="gr1" draw:text-style-name="P1" draw:layer="layout" svg:width="4.692cm" svg:height="5.354cm" svg:x="4.196cm" svg:y="4.517cm" svg:viewBox="0 0 4693 5355" svg:d="M0 3370c67-77 93-96 122-181 13-41 73-54 83-103 9-46 10-60 37-97 15-20 43-38 61-57 83-90 90-196-25-269 4-43 2-87 12-127 23 0 41 9 62 22 70 45 66 24 79-49 26-153 135 14 162-16 24-27 32-66 64-95 15-14 70-50 65-75-43-223 204-101 204-245 0-115 42 4 96-50 17-18 1-50 17-61 39-26 20-47 20-88 16-54-10-119 6-172 6-19 62-82 46-92-57-35-34-140-14-202 22-70 93-64 154-74 37-7 167-219 185-170 23 62 76 21 125 10 80-18 45-46 63-102 3-49-29-179-59-217-32-38-73-34-122-40-35-4-135 3-135-39 0-70-25-42-80-58-44-13-69-23-87-70-13-36 134-125 172-125 29 0 23 92 78 80 31-7 42-53 85-53 29 0 159 66 138-31-6-25-36-15-55-26-38-21 13-87 22-110 83 4 164 1 236-9 124-17 227 0 347-63 168-88 336-176 505-265 193-101 539-20 756-26 89-2 183-26 265 18 64 35 115 58 190 60 98 2 159 39 227 104 81 76 152 114 256 154 126 48 194 64 279 58l-10 205c-13 84 23 194 24 283l1 98c1 67-26 20-54 20-12 44-43 91-60 137-21 57-22 176-91 179-37 2-43 66-33 92 14 37-14 84-33 115 14 60 48 72 0 133-24 29-67 55-101 72-53 26-48 125-65 185-23 82-21 93 63 114 35 8 68 62 95 86 53 48 106 45 164 84 43 29 98 87 148 99 1 4 3 5 3 10-9 18-44 99-61 107-36 17-35-33-61-43-21-8-174 8-193 19-32 19-61 130-74 166-22 60-56 58-85 13-55-87-136 54-203 54-20 0-131-77-138-104-36-139-115 7-187-7-21-4-131 214-151 246-30 21-36 33-51 64-29 60-72 26-51 95 12 39-3 79 9 119 16 54 66 77 71 138l10 123c-40 10-106 17-106 77 0 54-3 59-48 79-26 11-57 138-56 168 3 73-40 78-97 124l-73 161-101 92c-47 42-32 82-20 137 14 59 90 24 134 76 72 87 224 65 328 81 82 13 136 42 187 100 58 65 155 78 69 164-33 33-32 65-81 84-60 23-124 10-184 40-15 49-55 93-78 139-11 23-30 42-25 71 5 22 57 26 77 31l40 40c-64 45-67 2-127 12-49 9-77 14-135 14-43 0-77 16-119 16-36 0-71-45-86 11-15 58-11 103-53 154-66 78-146 79-237 51-200-62-26 128-157 105l-216-38c-31-11-77 54-141 44s-131-4-193-20c-131-33-160-120-224-229-18-32-85-146-112-140-70 16-41-12-93-38-37-19-5-93-31-119-35-35-90-56-122-95l-71 45c-40-61-219-103-265-97-140 21-130-58-244-118-73-39-51-56-85-116-28-50-87-79-123-124-25-32-17-141-57-144-89-8-94-45-79-131-57-74-36-258-125-292-92-36-241-135-266-235-4-17-6-72-14-82-14-18-70-31-119-49z">
          <text:p/>
        </draw:path>
        <draw:path draw:style-name="gr1" draw:text-style-name="P1" draw:layer="layout" svg:width="7.584cm" svg:height="7.671cm" svg:x="24.256cm" svg:y="10.744cm" svg:viewBox="0 0 7585 7672" svg:d="M668 2144l67 17c21 70 29 68 104 68 2 2 1 2 3 3 0 33-38 81-6 114 24 24 75 33 92 63 13 21 7 49 20 73 18 33 61 60 83 91 34 48 30 69 43 123-5 31-33 47-33 78 0 28 26 41 28 62 2 24-12 52 10 70 26 20 116 16 100 60-19 54-21 125 0 176 35 82 49 110 132 149 25 20 66 34 86 58 22 26 25 46 33 76 15 51 87 97 111 145 34 69-13 159 37 218 18 22 28 57 49 76 22 21 36-25 52-34 43-25 248-55 236 28-15 110 161 51 102 184 2 41-115 87-152 105-50 25-119 3-173 10-70 9-164 52-209 108-23 29-46 89-21 121 34 42 85 16 120 38 26 44 46 49 54 104 12 89 24 338 113 383 45 22 83 94 123 101 48 9 103-8 146 3 8 41-80 107-93 150-33 115-68 145-2 263-3-7 35 55 78 77 33 17 105 3 130 28 0 3 1 4 1 7-2 2-2 2-2 4l-4 2c-46 4-228 133-247 171-18 37-12 185-4 226 12 57 105 75 136 122 43 63 33 228 136 213 80-12 54 19 110 40 43 16 240 46 286 46 18-2 39-1 68 6 57 13 147-7 179 45 27 44 98 161 155 118 42-32 46 6 87 14 30 5 58-33 91-33 26 76 181 98 126 14-18-26-71-90-19-90 58 0 74-24 93-80 4-11 1-46 8-49l108-57c1 0 19 46 49 41 32-5 63-28 95-39 39-14 18 50 73 60 39 7 55-13 71 29 20 58 71 24 91 70 15 35 37 15 64 23 10 3 27 60 28 71 10 17 16 44 21 63 143 23 170-9 237 133 16 35 3 109 26 135 37 40 25 58 38 111 121 24 65 143 181 143 71 0 36 132 165 132 0 2 0 2 2 2 0 47 69 84 107 99 86 32 95-19 151-19 1 4 3 6 3 12 42 14 59 46 87 81 5 68 114 244 179 271 25 10 84-20 45-41-10-6-30-17-30-31 0-15 62-6 46-46-16-45 8-137 64-88 33 29 66-32 74-59 10-32 35-21 45 3 17 42 100-6 100-48 0-9-29-42-9-51 21-9 47 16 78 4 67-13 42-57 106-15 9 6 76-18 87-26 79-58 39-112 160-94l104 16c39 6 33-48 78-48 42 0 31 26 18 51-42 78 113 6 124 42 6 16-7 63 23 65 14 1 74-87 74 2 0 84 26 39 73 59 32 13 53 65 56-12 3-56 187 58 135-55-21-44-114 12-73-75 20-44-12-36-12-77 0-28 33-40 27-78-11-73 28-53 62-23 57 49 47-45 88-61 20 2 53-10 70 1 34 23 33 45 84 47 79 3 59 53 94 106 21 33 77 87 98 24 17-50 33 2 61 2 32 0 53-68 89-27 43 47 101-28 132-59 0-2 1-3 2-3 0-45 163 20 167 20 44 3 175 41 128-47-17-29-48-63-61-92-15-33-16-76-31-108-31-66-77-116-111-177-16-29-1-103-17-107-103-26-100-70-156-157-18-28-77-74-79-105-4-64-52-12-101-35-45-22-84-92-81-140-7-29-43-51-55-89-8-26-58-49-83-58-58-20-48-87-114-119-51-24-76-77-100-124-33-68-85-93-120-152-52-85-131-94-190-176-40-57-4-53-67-100-55-22-146-111-72-166 49-37-43-106-7-158 20-28 83-40 89-64 6-22-18-21-14-41 53-11 59-44 112-44 14-41-51-40-77-66-42-42 39-104 29-132-24-6-62-5-87-5-45 0-48 63-94 63-68 0-145-171-159-232-29-40-31-121 31-137 0-32-104-29-92-90 13-67 108-66 109-74 9-2-15-40-17-48-24-5-71-7-97-7-10-42-20-62-20-109 0-57-41-55-50-93-3 0-2 0-3-2-23 0-10 100-13 124-6 44-53 98-102 87-84-18-178-263-96-284v-6c-20-5-45 1-64-2-22-3-26-33-35-34-34-4-6 80-90 45-93-7-80-38-139-82-4-3-24-27-25-23-16 0-13 48-20 57-21 30 12 28 7 50-14 55-137-5-161-20-8-5-65-54-65-38 0 46 41 54-17 76-55 21-13 110-98 104-25-2-35-42-46-60-39-61-133-73-152-148-57 0 24 131-68 100-43-14-96-98-116-136 11-37 16-101 43-129 29-29 75 10 94-18 37-56 85 16 85-115 0-117 68-346 195-381 98-26 175 45 260 5 89-42 249-80 326-18 16 13 100 74 95 24-5-56-73-94-90-151-11-74-46-376 29-425 65-43 230 46 230-79 37-19 66-54 106-9 42 46 48-19 56-51 8-28 29-16 52-24 0-7-1-18-11-20-3-11-49-54-56-56-15-62 7-174 45-230 67-97 170-47 261-32 43 10 80 28 124 25 19 0 28-14 46-2 42 27 39-4 74-4 87 0 163 27 255 27 28 0 144 18 159 10 29-14 4-134-2-157-22-85-63-199-18-279 49-88-38-348-58-445 0-44-2-82 2-118-49 0-171-11-215 11-57 29-72 97-146 74-37-11-96-39-133-37-88-40-446-184-471-284-30-116-197-105-302-153-26-49-249-59-257 32-11 8-25 22-39 6-40-4-122-46-171-10l-30 114c-3 2-3 1-6 4-27 5-49-23-78-26-20-10-163-2-98-59 46-41-126 7-140-13-16-24-49-69-90-35-65 54-92 98-183 47-87-49-104-67-159-143-17-24-96-38-129-47-106-31-30-17-104-82l-130-116c-13-12-79-7-81-11-5-12-6-64 6-73 107-84 43-76-45-102-47-10-103-31-142-59-23-17-38-55-60-67-73-38-170-22-249-32-139-17-291 131-410 190-42 21-236 79-277 64l-86 65c-101 76-208 29-304 96-74 51-77-63-103-114-28-58-87 11-131 11-31 0-60-12-91-8-38 6-61 41-90 43-45 1-55-22-94 4-38 26-58-40-73-59-28-40-98-2-138-12-62-16-92 84-119 65-64-42-108-91-199-70-178 0-103 106-192 194-31 31-52 35-77 75-23 38-80 50-122 50-84 0-75 34-168-2-88-34-160 74-225 29-59-41 30-192 30-241-43-9-107 7-146 26-48 24-40-33-100-10-37 14-46 21-85 19-46-2-64 25-98 53 14 37 50 72 50 110 0 35-7 101-24 132-12 23-35 26-46 58-10 27-17 80-3 105 30 55 43 91 47 154 0 76 49 116-33 152-84 38 16 53 35 88 22 39-31 63-12 79 44 37 88 34 104 97 11 44-24 25-35 54-18 48 170 53 191 85 32 45 34 35 90 35 45 0 41 55 57 89 47 47 66 56 69 126 1 37 12 96 59 96 37 0 37-12 66-27 20 13 20 80 23 103 5 38-65 52-50 79 12 22 38 32 38 60z">
          <text:p/>
        </draw:path>
        <draw:path draw:style-name="gr1" draw:text-style-name="P1" draw:layer="layout" svg:width="4.723cm" svg:height="5.568cm" svg:x="20.213cm" svg:y="10.418cm" svg:viewBox="0 0 4724 5569" svg:d="M163 1798l77-33c26 4 102 25 119 6 27-30-22-46 51-46 58 0 157-27 207-15 51 13 75 24 132 24 29 0 64 41 86 22 52-45 56-60 129-60 69 0 97-57 139-103 9-14 5-23 9-36 65-16 133-15 175-81 14-22 47-156 47-183-27-18-121-91-112-126l1-2c33 0 30 19 67-5 47-31 75-59 133-59 70 0 113-104 185-128 51-16 89-4 137-10 39-5 98-78 118-110 16-34 41-52 49-92 8-41-12-53-30-86-24-43 8-59 19-103 48 32 42 9 60-21 30-50 58-109 119-77 36 20 140 33 171-1 39-43 69-147 61-208-3-26-16-68 19-74 52-9 86-36 117-78 29-30 24-86 74-59 72 37 160-54 238-54 43 0 175 3 127 66-58 78 23 87 76 46 38-30 66-96 122-37 49 53 152 105 179 170 34 82 115-1 174-4 54-2 87-2 98-57 10-46 34-32 61-23 44 15 76-81 115-8 15 28 48-4 69 7 23 13 24 41 46 57l178 101c-13 45-41 80-70 115-37 44-75 146-52 199 15 33 15 70 36 100 16 25 66 33 94 36l73 27c14 37 50 72 50 111 0 34-7 101-24 131-12 24-35 27-46 59-10 27-17 79-3 105 30 54 43 90 47 154 0 76 49 115-33 152-84 38 16 53 35 88 22 39-31 63-12 79 44 37 88 33 104 97 11 43-24 25-34 54-19 47 169 53 190 84 32 46 34 36 90 36 45 0 41 54 57 89 47 47 66 56 69 125 1 38 12 96 59 96 37 0 37-12 66-26 21 12 20 79 23 103 5 38-65 51-50 79 12 22 38 31 39 59-48 28-151-35-186-66-53-45-160-54-160 36 0 45 29 87 76 94 67 10 60 57 60 114 0 92-16 167-76 238-29 35 20 65-8 109-16 30-50 2-67-7-27-15-62 2-89-12-26-13 18-47 18-60 0-21-49 3-57 11-19 23-43 64-57 90-30 59-51 89-117 108-30 8-58 16-50 55 4 22 56 67-10 67-72 62-189 99-268 37-70-57-117 81-146 109-27 28-141 39-179 35-72-8-116-78-150-134-45-73-56 91-140 108-100 22-10 299 36 344 56 57-166 83-191 88-37 9-12 64-40 87-40 37-69 165-129 133-27-15-57 196-88 93-15-48-72-25-112-29-28-3-48-22-76-22-32 0-22 42-57 22-64-38-114-143-199-108-21 9-88 31-88 57 0 45 47 64 47 127 0 42-17 146-6 177 17 50-7 162-80 104-25-20-145-76-137-32 3 31 7 59-3 87-8 23-29 34-12 60 29 43-83 118-14 172 46 37 71 12 122 2 85-16 34-90 74-114 36-22 163 51 154 95-11 48-37 51-62 88-26 38-60 100-75 143-24 68 14 96-51 135-28 16-40 50-55 76-10 39-12 75-32 111-20 35-64 46-85 78-13 20-27 60-44 72-52 0-78 37-120 49-29 8-89-26-89 17 0 132-127-18-182 7-45 20-124-68-166-89-89-45-77-109-164-124-96-16-44 6-120 33-135 48-195-159-195-254l-1-2-153-6c-74-4-68 11-73-51l12-202c2-38-103-83-132-106-54-44-54-301-54-376l-3-1c-24 0-95 18-90-25s2-91-18-128c-14-27 41-12 26-54 0-88 187-67 164-120-35-82-60-159-107-236-34-57-93-91-93-160 0-82-129-163-129-218 68-22 188-54 262-63 115-16 86-62 47-140-3-18-30-68-54-67-18 1-90 47-83 2 15-95-102-81-90-187 7-67-12-105-39-165-14-31 4-51 6-80 7-96 4-156-55-233-27-35-35-92-56-133 0-33-17-62-18-94-1-26-4-49-14-73-20-50-74-55-88-94-7-22 7-50 7-72 0-33-23-63-42-87 6-10 97-6 116-11 62-17 65-53 47-107z">
          <text:p/>
        </draw:path>
        <draw:path draw:style-name="gr1" draw:text-style-name="P1" draw:layer="layout" svg:width="4.699cm" svg:height="5.479cm" svg:x="22.1cm" svg:y="12.788cm" svg:viewBox="0 0 4700 5480" svg:d="M17 3077c17-12 31-52 44-72 20-31 65-43 85-78 20-36 22-71 32-111 15-26 27-60 54-76 66-39 28-67 52-135 15-43 49-105 75-143 25-37 51-40 62-88 9-44-118-117-154-95-40 25 11 98-74 115-51 9-77 34-123-3-68-54 44-129 15-172-17-26 3-37 12-60 10-28 6-56 3-86-8-44 112 11 137 32 73 58 97-54 80-104-11-31 6-135 6-178 0-62-47-82-47-126 0-27 66-49 88-57 85-36 135 69 199 107 35 20 25-22 57-22 28 0 47 19 76 22 40 5 97-19 111 30 32 102 62-109 89-94 59 33 89-96 129-133 28-22 2-78 40-86 25-6 247-32 191-88-46-46-136-323-36-344 84-18 95-182 140-109 33 56 78 126 150 134 38 4 151-7 179-34 29-29 76-167 146-110 79 63 196 26 268-37 66 0 14-45 9-67-7-39 21-46 51-55 66-19 87-48 117-107 14-27 38-68 57-91 8-8 57-32 57-11 0 13-44 47-18 61 27 13 61-4 89 11 16 9 51 37 67 7 28-44-21-73 8-109 60-71 76-145 76-237 0-58 7-104-60-115-47-7-76-48-76-93 0-91 107-82 159-37 36 31 139 94 186 66l67 18c21 70 29 68 104 68 2 2 1 2 3 2 0 34-38 82-6 115 24 24 75 33 92 62 13 22 7 50 20 74 18 33 61 60 83 91 34 48 30 69 43 123-5 31-33 47-33 78 0 28 26 41 28 62 2 24-12 52 10 69 26 21 116 17 100 61-19 54-21 125 0 176 35 82 49 110 132 148 25 21 66 35 86 59 22 26 25 46 33 76 15 51 87 97 111 145 34 69-13 159 37 217 18 23 28 58 49 77 22 21 36-25 52-34 43-25 248-55 236 28-15 110 161 51 102 184 2 41-115 87-152 105-50 25-119 3-173 10-70 9-164 51-209 108-23 29-46 89-21 121 34 42 85 15 120 38 26 44 46 48 54 104 12 89 24 338 113 383 45 22 83 94 123 101 48 9 103-8 146 3 8 41-80 107-92 150-34 115-69 145-3 263-3-7 35 55 78 77 33 17 105 3 130 28 0 3 1 4 1 7-1 2-2 2-2 4l-4 2c-46 4-228 133-247 171-18 37-12 185-4 226 12 57 105 75 136 122 43 63 33 228 136 213 80-11 55 19 111 40 42 16 239 46 285 46-47 8-71 40-136 67-36 15-75 0-107 8l-1 1c0 48 31 115 13 158-18 46-76 133-110 169-35 15-77-35-104 12-20 35 4 80-5 115-22 88-137 117-214 126-107 12-114 50-204 89-51 22-94 7-144 15-60 9-82 53-135 72-146 50-266-95-396-28-27 23-82 120-102 125-16 3-132-17-142-29-14-17-47-34-70-31-39 7-90 21-127 3-73-37-68 24-114 5l-80-32c-68-27-129-99-156-11-18 58-187 209-239 238l-73 88-148-227c-37-28-98-59-59-117 23-36-39-54-62-77-30-30-22-47-30-87-1-7-14-31-12-34 7-16 72-72 89-93 48-57 80-114 69-193-13-104-132-110-146-178-7-35 14-82 11-124 0-85-6-97 51-158 37-39-1-96 42-147 39-46-3-34-6-67-3-37 67-55 60-91-11-56-122-15-146 11-86 95-87-73-87-129-11 0-105 45-105 46-12 32 4 92-55 57-75-45-92-156-163-27-44 81-79 64-145 27-49-27-119-170-174-97-24 42 12 75-62 66-31-4-75-32-99-32-25 0-33 15-59 0-32-18-31-52-61-66-43-21-112-20-160-29-72-12-72-52-133-64-30-5-62-13-88-32-39-26-44-32-68 14-22 41-68-7-80-27-28-45-68-75-99-118l-57-55c-34-10-59-48-65-81-8-36 13-57 13-88 0-24-9-36-16-58-11-38 3-42 12-76 5-22 5-29 1-52z">
          <text:p/>
        </draw:path>
        <draw:path draw:style-name="gr1" draw:text-style-name="P1" draw:layer="layout" svg:width="4.558cm" svg:height="4.511cm" svg:x="22.033cm" svg:y="3.803cm" svg:viewBox="0 0 4559 4512" svg:d="M2994 3895l55-113c41-81-52-99-98-152-21-24-46-63 3-57 41 5 64-14 98-27 24-9 115-14 118-49 3-47-19-40 14-88 36-54 27-95 108-52 30 16 45-13 73-18 17-3 29 3 45-8 14-11 21-35 38-42 46-50 26-130-10-182-20-29-87-70-81-96 6-25 30-43 35-72 12-58 6-107 79-123 117-26 202 38 239-118 14-63-20-116 46-137 57-18 62-94 111-103 34-6-5 170 86 143 49-15 76-60 126-77 73-24 62-22 104-85 20-24 31-67 48-95 13-22 40-56 60-72 44-36 25-85 93-101 65-15 153 29 170-73 21-130-34-76-103-145l-41-87c0-27 3-59-2-84-8-34-18-28-49-28-30 0-32-4-47-26s4-51-25-65c-37-18-55-29-31-69 14-23-1-45-9-68-23-39-74-70-117-86-47-18-25-65-77-56-35 6-53 16-88 8 0-75-8-299-96-307-46-5-106-5-150-18-55-3-63-57-63-99 0-58-39-52-77-79-51-37 4-168-73-67-13 17-39 8-54 19-23 18-26 147-79 86-77-90-61 10-106 68-46 61-48-16-64-35-14-17-34-16-49-30-39-36-8-102-51-134-19-14-129-91-136-59-4 16 20 80-9 82-33 3-152-33-192-68l-180-160c-3 0-4 1-6 1-7 27-12 73-45 50 0-48-20-52-61-73-32-14-233-69-210-111 11-19 42-20 40-48-2-30-5-46 1-76 3-15 3-96-8-98-53-13-119-34-131-94-7-36-73-20-103-17-68 26-92 97-155 117-68 22-56-37-99-53-36-14-52-1-86-28-25-20-46-80-51-113-13-79-77 23-117-16-31-30-14-33-65-32-46 1-79 30-121 38-44 9-101-14-149-7l-49-1c-41 11-37 34-45 67-10 38-58 21-79 52-37 54 34 126 71 160 113 104-234 194-246 258-5 30-8 84-43 89-27 10-101 51-127 36-40-25-19-41-62 11-58 69-66 56 15 110 126 84 155 125 148 284-4 91-111 105 20 144 33 10 94 63 124 58 51-8 47-64 98-38 66 33 107 50 149-24 37-23 44-31 86-13 23 10 60 9 85 2 57-15 4-83 89-35 24 13 60 23 79 35 23 15 34 68 47 93 28 57 47 74 34 139-11 55 1 156-55 188-43 61-88 84-64 171 9 32 21 93 16 126-11 80 11 200-50 261-42 43-101 70-139 111-33 35-32 20-71 4-52-23-91-8-144-15-58 0-124-3-165 43-33 37-75 71-128 57-26-7-134-140-148-168-18-35 10-145-29-153-16-3-54-7-54 10 0 28 50 60 2 68-40 7-150-69-160-108-30 0-29 56-65 60-38 4-7 51-7 79 0 45-140 87-188 90-79 4-87-10-107 67 6 77 3 134-16 207-15 57-6 123-18 182-8 36-33 64-21 104 36 123 174 141 160 287l81-48c74 0 89 56 105-22 6-30 19-83 15-113-8-55 42-36 77-47 45-14 131-59 151 22 6 25-21 53 19 53 67 0 54 33 83 71 39 50 151 32 184 68 13 14 72 54 74 66 12 55 20 58 73 84 39 4 72 26 111 32 38 7 8 102 8 135 0 54-77 79-53 118 46 74-9 165 103 177 110 12 144-49 234-68 45-10 96-8 145-16 62-11 53 96 33 138-22 46 26 50 56 57 66 15 74 41 125 70 27 39 42 93 30 141-13 52-199 41-139 94 48 43 26 174 63 206 16 14 238 71 256 64 86-37 122-33 207-1 66 24 100 0 125 70 4 10 234 72 231-11-1-21 61-199 75-215 36-43 89-58 122-106 22-31 8-97 1-133-4-20 5-72 35-55 37 21 86-41 141-35z">
          <text:p/>
        </draw:path>
        <draw:path draw:style-name="gr1" draw:text-style-name="P1" draw:layer="layout" svg:width="4.433cm" svg:height="4.329cm" svg:x="20.944cm" svg:y="6.676cm" svg:viewBox="0 0 4434 4330" svg:d="M11 1233c-3-34-3-78-11-111-8-40 115-10 149-10 47 0 60-68 72-106 23-80 82-117 122-183 19-33 64-12 82-38 16-24 10-100 23-135 36-39 69-53 36-102-38-57-10-51 12-95 34-73-20-169 84-169 33 0 84 11 115-2 60-23 84-51 151-46 48 3 77-5 117-32 82-55 191 84 290 51l81-48c74 0 89 56 105-22 6-30 19-82 15-113-7-54 43-35 77-47 45-14 132-59 151 22 6 25-21 54 19 54 67 0 54 32 84 71 38 49 150 31 183 67 14 14 72 55 74 66 12 56 20 58 73 85 39 4 72 25 111 32 38 6 8 101 8 135 0 54-77 78-52 117 46 74-10 165 102 177 110 13 144-48 234-68 45-10 96-8 145-16 63-10 53 96 33 138-22 46 26 50 56 57 66 15 74 41 126 70 26 39 42 94 29 142-13 51-199 40-139 93 48 44 26 174 63 206 16 15 238 72 256 64 87-37 122-32 207-1 67 24 100 0 125 71 4 9 234 71 231-12-1-21 62-198 75-215 36-42 89-58 122-106 22-31 8-97 1-132-4-21 5-72 36-55 36 20 85-42 140-36l60-29 215 33c43 41 63 84 95 143 22 40 22 81 22 128 0 34 26 73 15 106-6 20-61-42-81-34-13 5-128 82-133 93-13 28 18 26 19 48 3 41-29 82-29 128s-31 28-46 59c-13 25 14 34 15 58 1 26-49 48-60 81-3 12-8 78-6 90 36 0 96 81 126 111 32 28 90 27 91 73 4 91-13 162-37 247-11 38-33 126-58 154-28 31-57-27-89-17-6 2-59 130-74 147-56 64-1 119-28 180-11 41-32 45-72 48s-36-4-68-25c-12-8-158-9-161-3-8 14 53 18 55 50 5 107-82 159-25 281 17 36-2 71 44 94 38 20 69 7 105 18 50 15 52 54 26 96s-43 38-89 40c-22 1-154 37-170 50-24 21 47 28 47 58 0 35-8 58-34 81-29 35-45 18-83 23-29 4-91 1-100 34-3 15 2 33-8 46-9 12-25 24-25 40 36 15 76 34 113 45 43 12 30 40 30 77-11 21-49 14-71 32-24 21-27 23-61 28-25 3-60 4-78 24-18 19-18 44-43 55-32 13-66 10-98 18l-178-101c-23-16-24-44-47-57-21-11-54 22-69-7-39-73-71 23-115 8-27-9-51-23-60 23-12 56-45 55-98 57-60 3-140 86-175 4-27-64-129-116-179-169-56-60-84 6-122 36-52 42-133 32-75-45 47-64-85-67-128-67-78 0-166 92-237 54-51-27-46 29-75 59-31 43-64 69-117 78-35 6-22 48-18 74 7 61-22 166-62 208-31 34-135 21-171 1-61-32-89 27-119 77-18 30-12 53-60 22l-61-39c-41-26-151-23-167-61-32-75-111-20-177-20-158 0-47-216 44-243 67-19 138-28 126-119-6-46-36-54-72-75-91-7-81-7-116-82-26-53-56-43-38-118 21-87-201-173-123-245 43-41 55-105 18-152-36-47 0-46 0-97 0-10-7-42 1-48 10-8 23 12 37-5 24-29 23-111 20-149 0-124 142-11 166-89 8-27 37-16 59-25 50-20-9-199-24-241-26-70-107-81-137-129-16-26-9-66-27-95-22-34-73-73-106-96-113-78 113-100 139-162 31-77 98-99-4-136-30-18-43-30-66-56-19-23-40-32-61-51-49-44-114-35-169-55-44-16-89-4-133-14l4-64c8-23 61-34 56-49-6-16-13-56-13-73 0-30 19-59 14-91-8-46-66-44-96-65-14-9-3-31-27-31-34 0-58 16-88 27-34 12-58-3-90-6z">
          <text:p/>
        </draw:path>
        <draw:path draw:style-name="gr1" draw:text-style-name="P1" draw:layer="layout" svg:width="7.351cm" svg:height="4.98cm" svg:x="27.478cm" svg:y="3.403cm" svg:viewBox="0 0 7352 4981" svg:d="M45 2469c37 192 224 105 345 135 18 32-5 52 30 91 25 27 52 62 85 82 25 57-2 182 29 221 59 7 142-32 200-48l283-82c21-1 37-9 54 2 0 10-4 39 5 44 31 18 74-11 102-23 30-14 50-7 50 27l-20 36c0 66 117 143 171 166 81 34 65 39 100 108 18 36 51 82 51 123 0 68-15 137-15 204 0 61 124 130 177 134 35-7 53 9 84 10 22 1 38-26 57-34 35-14 78-11 109-32 18-13 68-59 73-79 4-17 5-67 11-79 11-22 24-16 24-48 0-108 153 52 174 85 19 29 77 72 77 106 0 47-49 34-16 80 23 44 75 100 126 111 53 11 86 9 139-6 46-13 28-2 48 23 15 19 126-9 124 34s25 98 54 129c33 31 119 138 151 150 135 48 127 181 298 186 44 1 36 63 46 96 16 56 86 156 126 199 23 24 54 25 77 47 80 75 175-71 240-137 37-37 88-122 126-145 20-13 162 49 192 57 30 17 67 6 95 21 33 18 74 89 100 118 20 24 20 95 26 126 12 65 74 86 101 146 34 72 81 100 158 128 9-18 15-35 18-54 18-108 29-167 84-260 71-141 155-140 255-240 99-100 137-83 238-20 41 25 190-9 240-18 32-6 42-35 72-35 51 0 44 12 99-14 72-34 271-99 351-78 43 12 146 65 179 60 68 0 119 4 168 53 31 31 77 96 120 109 57 18 118 17 173 34 36 12 63 58 82 64v4c9 3 4 82 23 82 59-178 83-271 248-397 41-41 98-68 140-109 33-34 56-65 77-109 39-77 51-138 109-205 31-37 50-89 66-133 11-119 104-238 98-356-6-116-136-179-173-284-28-78-34-159-4-239 0-39-5-95 11-129 20-46 29-32-8-74-55-62-27-184-45-262-13-56-2-98 42-134 55-45-4-119-4-175 0-33 26-86 33-125l-287 24c-156 9-356 34-508-3-154-38-281-105-442-116l-372-25c-375 0-629-256-963-391-98-39-259-134-345-198-42-25-143-33-155-73-15-47-16-106-24-156-21-129-55-251-103-369-24-61-86-178-75-243-6-83-21-202-66-268-19-27-112-145-147-114l-113 98c-40 35-77 89-134 99-207 175-368 73-595 152-208 72-227-57-281-213-50 16-156 37-198 66-50 35-108 38-81 115 7 19 55 73 49 86-5 12-40 39-50 51-26 51-13 68-53 113s-67-47-81-8c-10 28 6 60 23 81 19 23 51 17 38 53-19 49-59 53-82 97-17 30-134 33-148 17-79-92-36-150-178-150-109 0-17 33-74 86-12 11-43 15-43 31 0 51 42 101 42 146 0 86-119 83-87 177 31 88-119 149-179 110-60-40-98-153-145-167-66-21 9-76-82-52-12 4 4 44 3 58 0 60-68 47-101 81-40 41-70-21-104-36-42-18-84 201-128 238-65 54-163 49-242 78l-263 96-97 92c-13 13 14 56-20 56-37 0-51-6-67 36-8 23-14 63-38 74-21 10-34-4-35 28-1 19-1 97-33 88-25-6-26-42-40-42-9 26-31 51-41 78-12 29-13 59-21 89-11 40 22 131-27 155-39 20 41 67 57 80 39 34 67 97 87 144 51 114-28 101-110 83z">
          <text:p/>
        </draw:path>
        <draw:path draw:style-name="gr1" draw:text-style-name="P1" draw:layer="layout" svg:width="5.23cm" svg:height="5.539cm" svg:x="26.759cm" svg:y="6.357cm" svg:viewBox="0 0 5231 5540" svg:d="M149 4643c41 16 235-42 278-64 118-59 270-207 409-189 79 10 176-7 249 32 22 11 37 49 60 66 39 28 95 50 142 59 88 26 152 18 45 102-12 9-10 61-5 73 2 4 67 0 81 12l130 115c74 66-3 51 104 82 32 10 112 23 128 47 55 76 72 94 159 143 92 51 119 7 184-47 41-34 73 11 90 35 13 20 185-28 139 13-65 57 78 50 98 59 29 4 51 31 79 27 2-3 2-3 5-5l30-114c49-35 131 7 171 10 14 17 28 2 39-6 8-91 231-80 258-32 105 48 271 37 301 154 26 99 384 244 471 283 37-2 96 26 134 38 73 22 88-46 146-75 44-22 166-11 215-11 3-34 12-67 29-102 48 0 68 17 63-45l-11-118c-7-89-25-266 5-344 34-89 18-119-2-217-20-130-55-266-55-398 0-63-17-204 30-250 28-28 64-59 82-95 25-50 30-129 48-186l41-181c9-41 14-89 33-126 11-22 28-39 34-66 8-34 1-70 8-105 6-29 37-107 28-133-6-21-128-28-160-46-35-19-19-41-71-54-89-6-111-104-213-71-112 37-157 65-284 55l-574-42c-28-2-240 71-252 21-3 0-4-1-4-4 70-24 149-48 233-41 135-7 270 26 399 19 46-2 64-37 102-50 72-25 111 37 177 37 116 0 98-66 174-102 164-77 119 73 212 115 54 34 80 26 128-22 49-50 125-85 191-107 41-13 92-60 135-60 27 0 44 15 71 7 15-5 57-25 70-35 46-56 10-106 37-151 27-44 55-56 74-113l94-278c16-48 49-91 70-135-77-28-124-56-158-128-28-60-90-81-102-146-5-31-5-102-26-126-26-29-66-100-99-118-29-15-66-4-96-21-30-8-172-70-192-58-38 24-89 109-125 146-66 65-160 212-241 137-23-22-54-23-76-47-41-43-110-143-127-199-10-33-1-95-45-96-171-5-164-138-298-186-32-12-118-119-152-150-29-31-56-86-53-129 2-43-110-15-125-34-20-25-2-36-48-23-53 15-86 16-139 6-50-11-103-67-125-111-33-46 16-33 16-80 0-35-59-77-78-106-21-33-173-193-173-85 0 31-13 26-24 48-6 12-8 61-12 79-4 20-55 66-73 79-31 21-74 18-108 32-19 7-36 35-57 34-32-1-50-17-85-10-52-4-176-73-176-134 0-67 14-137 14-205 0-40-33-86-51-122-35-69-18-75-99-108-55-23-171-100-171-166l-62 21c-14 41 19 121-9 148-49 49-109 64-159 109-30 27-81 80-118 91-27 8-141 27-152 41-18 24-21 56-38 80-33 29-50 57-92 84-38 23-33 44-11 76 30 45 90 10 126 38l63 47c23 17-57 117-74 131-28 24-8 31 14 54 72 76 26 111 53 193 19 58-34 56-76 56-66 0 41 90-6 82-27-4-49-18-58 10 112 50-1 54-42 81-55 37-8 109-97 98-58-8-37 40-46 81-3 15-34 9-43 23-19 28 30 124 43 157 12 31 4 78 33 101 18 14 60 47 73 64 39 49 28 53-9 85-55 47 13 84-7 139-89 42-186 100-264 160-65 49 7 144 43 185 26 30 24 94 48 108 66 40 50 61 59 134 12 97-1 173 54 259 12 38 123 82 18 105-48 11-62-43-108-40-102 9-122 177-254 108-41-22-136-72-170-33-67 78 120 50 120 74 0 64-37 55-73 87-20 18-13 38-26 57-41 59-71 52-75 127-2 32-52 24-44 57 10 36 16 25-12 58-29 35 66 107 81 146 0 37-51 70-45 77 11 12 70 23 85 19 0-59 79 34 79 40 0 38 27 82 60 99 0 22-32 39-33 56-2 21 45 7 21 33-19 21-155 19-188 24-41 6-39 44-88 59-58 18-123-8-183-8-93 0-149 46-226 85-110 54-112 141-112 254 0 158 172 71 149 223z">
          <text:p/>
        </draw:path>
        <draw:path draw:style-name="gr1" draw:text-style-name="P1" draw:layer="layout" svg:width="4.617cm" svg:height="5.889cm" svg:x="24.088cm" svg:y="5.488cm" svg:viewBox="0 0 4618 5890" svg:d="M2355 181c67 12 165-50 224-79 47-24 90-126 158-97 59 25 51 36 128 27l121-13c109-13-80 81-80 81-8 10-16 126-11 143 0 0 83 13 108 48 35 48 83 128 146 65 67-68 110-41 187-17l99 44c37 193 225 106 346 136 18 32-6 52 30 90 25 28 52 63 84 83 26 57-1 181 30 220 59 8 142-31 199-48l283-81c22-2 37-9 55 1 0 10-5 39 5 45 30 18 74-11 101-23 31-14 50-8 50 26l-19 37-62 20c-14 42 19 121-9 149-48 48-109 64-158 108-31 28-82 81-119 92-27 8-141 27-152 41-18 24-20 56-37 80-34 29-51 57-93 83-38 24-33 44-11 77 30 45 90 10 126 38l63 46c23 17-57 118-74 132-28 23-8 31 14 54 72 75 26 111 53 193 19 57-34 56-76 56-66 0 41 90-6 82-26-5-48-18-58 10 112 50-1 53-42 81-55 37-8 109-97 97-58-7-37 41-46 82-3 15-34 9-43 22-19 29 30 125 43 158 12 31 4 78 33 101 18 13 60 47 73 64 39 48 28 53-9 85-54 47 13 84-7 138-89 42-186 101-264 160-65 50 7 145 43 186 27 30 25 94 48 108 66 40 50 61 59 134 12 97-1 172 54 259 12 38 123 82 18 105-48 11-61-44-108-40-102 9-122 177-254 108-40-22-136-72-170-34-67 78 120 51 120 75 0 63-37 54-73 87-20 17-13 37-26 57-41 58-71 51-75 127-2 32-52 23-44 57 10 35 16 24-12 58-29 34 66 107 81 146 0 37-51 70-45 77 11 12 70 23 85 19 0-60 80 34 80 40 0 37 26 82 59 98 0 23-31 40-33 56-2 22 45 7 21 34-19 21-155 19-188 23-41 6-39 45-88 60-58 18-123-8-183-8-93 0-149 46-226 84-110 55-112 142-112 255 0 158 172 71 150 223l-87 65c-101 76-208 30-304 96-74 52-77-63-102-114-29-58-88 11-131 11-32 0-60-12-92-8-37 6-60 41-90 43-45 1-55-22-93 4-39 26-59-40-73-59-29-39-99-1-138-12-63-16-93 84-120 65-64-42-108-91-199-70-178 0-103 106-191 194-31 31-53 35-78 75-23 38-80 51-122 51-84 0-75 33-168-3-88-34-159 74-224 29-60-41 29-191 29-241-43-9-107 7-146 26-48 24-40-33-100-10-37 14-46 21-85 19-46-2-64 25-98 53l-73-28c-28-3-78-11-94-35-21-31-21-67-36-101-23-53 15-155 52-198 29-35 57-71 70-116 33-8 66-4 98-18 26-11 26-36 44-55s52-20 77-24c35-5 37-6 62-27 22-19 60-12 71-32 0-37 12-66-30-78-37-11-78-29-113-45 0-16 16-28 25-40 10-12 4-31 8-45 8-33 71-31 99-35 39-4 55 13 84-22 25-24 34-47 34-82 0-29-71-37-47-58 16-13 147-49 170-50 45-2 62 3 89-40 26-42 24-81-26-96-36-11-67 2-105-17-46-24-27-58-45-95-56-122 31-174 25-281-1-32-62-36-54-49 3-6 149-6 161 2 32 22 27 28 68 25 40-3 61-7 72-48 27-61-29-116 27-179 15-17 69-146 74-148 32-10 61 48 89 18 26-28 48-116 59-155 23-85 40-156 37-246-1-46-60-46-91-74-30-30-90-110-127-110-1-13 3-79 7-91 11-32 61-55 59-81-1-24-27-33-14-58 15-31 45-13 45-58 0-47 32-88 30-128-1-22-33-20-19-48 5-11 120-89 133-94 20-7 74 55 81 34 11-33-15-71-15-106 0-46-1-87-23-128-31-58-51-101-94-143l-215-33 55-113c41-81-52-99-98-152-21-24-46-63 3-57 41 5 64-14 98-27 24-10 115-14 118-50 3-46-19-40 14-88 36-53 27-94 108-51 30 16 45-13 73-18 17-3 29 3 44-8s22-35 39-43c46-49 26-129-10-181-20-30-87-71-81-96s30-43 35-72c12-58 6-107 79-124 117-25 202 39 238-117 15-64-19-116 47-137 57-18 62-94 111-103 34-7-5 170 85 143 50-16 77-60 127-77 73-25 62-22 104-86 20-23 31-66 48-94 13-22 40-56 60-72 44-36 25-85 93-101 65-15 153 29 170-73 21-130-34-76-103-145z">
          <text:p/>
        </draw:path>
        <draw:path draw:style-name="gr1" draw:text-style-name="P1" draw:layer="layout" svg:width="6.953cm" svg:height="3.51cm" svg:x="23.118cm" svg:y="2.373cm" svg:viewBox="0 0 6954 3511" svg:d="M3325 3297c67 11 165-50 223-79 48-24 90-126 159-97 59 25 51 36 127 27l121-13c109-13-79 81-80 81-8 10-15 126-11 143 0 0 83 13 108 48 36 48 84 128 146 65 68-68 110-41 188-17l99 44c82 19 160 31 110-82-20-47-48-110-87-144-16-14-97-60-57-80 48-24 16-115 27-155 8-30 9-61 20-90 11-27 33-51 42-77 14 0 15 36 39 42 33 8 33-69 34-88 1-32 14-19 35-28 24-12 30-51 38-75 16-41 30-35 67-35 34 0 7-44 20-56l97-93 263-96c79-29 177-23 242-77 44-38 86-257 128-238 34 15 64 77 104 35 33-33 101-20 101-81 1-14-16-53-3-57 91-25 16 31 82 51 47 15 84 127 145 167 60 40 210-21 179-109-32-95 87-92 87-178 0-44-42-95-42-146 0-15 31-19 43-31 57-52-35-85 74-85 142 0 98 58 178 149 14 17 131 14 147-17 24-43 64-47 83-97 13-36-19-30-38-52-17-21-33-53-23-82 14-39 41 53 81 8s27-62 53-113c10-11 45-38 50-50 6-14-42-68-49-87-27-76 31-79 81-114 42-29 148-51 198-66-2-5-4-10-5-15l-119-328c-16-44-140-107-185-94-59 17-68 133-87 182-38 100-92 75-198 62l-515-45c-141-12-260 38-394 42-75 3-62-8-99-61l-142-202c-19-22-27-50-52-66-28-17-58-22-88-34-70-28-146-71-218-89-38-10-25-34-27-69-4-44-53-83-55-124-5-90 13-123-29-204-65 15-198 81-231 85-154 16-264-28-390-120-66-47-125-28-207-25-62 1-133-15-194-47-128-68-319 58-473 58-210 0-407 84-603 113-150 63-274 140-414 231-142 93-232 98-396 114-95 10-189 64-281 87-34 9-67 17-101 25-63 16-127 34-191 48-141 32-214-16-346-16-145 0-269 61-400 117-164 70-339 3-514 4l24 70c34 26 2 66 62 71 21 2 46 0 66 3 17 4 8 15 13 24 11 21 51 7 51 44 0 42 7 91-33 109-30 15-70 18-88 48-16 28-25 44-10 76 11 23 28 30 17 58-12 30 13 52 26 77 15 26 7 51 7 81 48-7 105 15 148 7 42-9 76-37 121-38 52-1 35 2 65 32 40 39 105-63 118 16 5 32 26 93 51 113 34 27 50 14 86 28 43 16 31 75 99 53 63-20 87-91 155-117 30-3 95-20 103 17 12 60 78 81 131 93 11 3 11 83 8 99-6 29-3 46-1 76 1 28-30 29-40 48-23 41 178 97 210 111 40 20 60 25 60 73 33 22 39-23 46-50 2-1 3-1 6-1l180 160c39 35 159 71 191 68 30-2 6-67 10-82 7-32 117 45 135 58 44 33 13 99 52 135 14 14 34 13 49 30 16 19 17 96 64 35 44-59 29-158 106-68 52 61 55-69 78-86 16-12 42-2 55-19 77-101 21 30 73 67 37 26 77 21 77 79 0 42 8 96 62 99 45 13 105 13 151 17 88 9 96 233 96 308 34 8 53-2 87-8 52-9 31 38 78 56 42 16 94 47 116 85 9 24 24 45 10 69-25 40-6 51 30 69 30 13 11 43 25 65 16 22 18 26 47 26 31 0 42-6 49 27 6 26 3 58 3 85z">
          <text:p/>
        </draw:path>
        <draw:path draw:style-name="gr1" draw:text-style-name="P1" draw:layer="layout" svg:width="5.247cm" svg:height="5.217cm" svg:x="18.404cm" svg:y="3.174cm" svg:viewBox="0 0 5248 5218" svg:d="M2599 4864c32 3 56 18 90 6 30-11 54-26 88-26 24 0 13 21 27 30 30 21 88 19 96 65 5 32-14 61-14 91 0 17 7 57 13 73 5 15-48 26-56 49l-4 64c-106 0-233 23-299-86-11-20-30-76-25-98 10-39 17-84 29-121 9-29 39-26 55-47zM410 2865l11 83c41 63 71 87 1 147-20 17-29 51-46 62-53 36-116 57-162 105-45 48-54 78-131 78-36 0-81 32-83 72-2 45 60 57 35 104-25 48 21 50 52 68 29 19 4 46 26 62 44 33 127 34 151 97 20 53-28 51 41 94 18 11 40 66 66 48 32-22 59-92 98-58 58 50 59 36 65 114-10 59 19 245-8 282-24 33-153 53-88 105 83 66 202 101 273 172 44 44 146 170 203 166 99-5 158 100 203-45 15-50-29-54 33-79 29-12 94-36 123-29 19 75 23 29 56 73 38 51 40 181 130 191 38 5 63-35 110-21 66 19 104 73 159 93 53 19 48-22 99 27 44 41 129-41 175 13 74 86 88-17 171-17 49 0 59 8 91-28 18-20 30-39 57-46 16-4 30 5 45 8 28 5 78 5 106-2 25-7 68-44 79-68-3-34-3-78-11-111-8-40 115-10 149-10 47 0 60-68 72-106 23-80 82-117 122-183 19-32 64-11 82-38 16-24 10-100 23-135 36-39 69-53 36-102-38-57-10-51 12-95 34-73-20-169 84-169 33 0 84 11 115-1 60-24 84-52 151-47 48 3 77-5 117-32 82-55 191 84 290 51 14-145-124-164-160-287-11-40 13-68 21-104 12-59 4-125 18-181 19-73 22-131 16-207 21-77 28-63 107-68 49-2 189-45 189-90 0-28-32-74 6-79 36-3 35-59 65-59 10 38 120 114 160 107 48-8-2-40-2-67 0-17 39-14 55-10 38 8 10 117 28 153 14 27 122 161 148 168 53 14 95-20 128-57 41-47 107-44 166-44 52 8 91-7 143 15 39 16 38 31 71-3 39-41 97-69 139-111 61-61 39-182 50-262 5-33-6-93-16-126-24-86 21-109 64-171 56-32 44-132 55-187 13-66-6-82-34-140-13-25-24-78-47-92-19-12-55-22-79-36-85-47-32 20-89 36-24 7-61 8-85-3-42-17-49-9-86 13-42 74-83 57-149 24-51-25-47 31-98 39-29 5-91-49-123-58-132-39-25-54-21-144 7-160-22-200-148-285-80-53-73-40-15-110 43-52 22-35 63-11 26 16 100-25 126-35 35-5 38-60 44-90 11-63 358-153 245-258-37-34-107-105-71-160 21-31 69-14 79-51 8-34 4-56 45-68l49 2c0-30 8-55-6-82-14-25-38-46-27-76 12-29-6-35-17-58-14-32-6-48 11-76 18-30 57-33 87-48 41-19 33-67 33-109 0-37-40-23-51-44-5-9 4-21-12-24-21-4-46-1-67-3-59-5-28-45-61-71l-25-70c-63 0-127 10-190 38-116 52-207 164-324 212-101 43-202 85-303 127-72 30-118-16-183-16-138 0-201 67-306 121-149 77-176 323-298 440-160 153-400 205-545 385-31 38-83 107-115 139-43 42-47 125-85 181-26 39-77 81-112 113-80 73-109 190-185 269-62 65-115 57-195 72-117 22-111 196-189 257-87 68-170 156-282 180-96 22-194-10-287 13-220 53-379 215-576 311-38 18-83 23-130 23z">
          <text:p/>
        </draw:path>
        <draw:path draw:style-name="gr1" draw:text-style-name="P1" draw:layer="layout" svg:width="34.625cm" svg:height="22.437cm" svg:x="1.25cm" svg:y="1.25cm" svg:viewBox="0 0 34626 22438" svg:d="M3995 21107c21 24 147 78 173 58 50-37 71 1 122 11 116 22 130-53 246 11 190 104 320 62 516 44 79-8 128 43 198 13 26-11 53 2 77-8 32-13 62-51 99-66 75-41 61-166 64-240 4-92 93-67 137-106 49-44 78-118 143-128 54-8 166-31 217-18 45 11 23 247 91 272 20 7 127-112 172-130 18-7 132-77 139-93 20-48 33-54 79-32 44 20 85-43 150-29 111 25 193 39 311 12 38 16 92-19 131-19 0 87 116 141 187 121 120-32 51 57 146 66l164 14c53 5 130 12 134-66 13-237 361-132 513-132 62 0 64 53 108 53 43 0 128-266 222-276 43 3 186-6 218-34 22-20-11-39 32-39 78 0 68-49 146-36 179 30 61-143 150-203 12-8 55 41 70 54 30 27 40 30 32 75-6 34 29 6 39 20 28 38-25 72 57 76 25 1 50 48 75 58 71 30 94-46 137-85 35-32 48 3 87-48l39-44c6 21-6 51 14 62 44 24 26-23 66 22 19 20 52-3 62 18l56-50c53-26 97-14 85-85-7-46-31-59-45-99-7-19 28-75 10-116s-44-78-31-128c11-43 46-33 65-62 33-51 37-133 126-142 12-1 88 65 149 60 62-4 22 54 86 31 14-5 95-13 97 4 4 38 15 56 50 75 3 2 67 188 121 52 17-45-35-84 19-119 34-22 56-42 71-79 36-90 56 23 123-26 9-7 35-38 39-48 11-34 14-32 32-68 17 3 76-37 81-53l40 11c30 9 5 46 5 72s10 31 36 35c30 6 65 51 89 68 39 28 52 77 13 116 5 34 19 64 29 94 12 38 11 36 40 9 15-14 55-25 75-28 56-9 52-66 136-44 36 10 41 70 84 47 22-12 60-74 69-97 7-19 152-77 166-37 28 82 51 22 84 71 17 25 44-20 79-6 18 8 31 48 55 30 46-34 50-43 43-96-3-29 68-98 90-115 11-1 39-20 46-12 20 23 32 22 51-2 25-29 61 1 87-23 14-13 62-66 86-52 0 15 10 41 10 61l1 2c24 0 35 6 54 11 0 1 0 2 1 3 23 4 44 40 35 61-27 62-16 108 35 155 66 61-15 133 24 184 27 54 46 183 97 201 99 35 89 27 89 133 0 49 23 126 56 164 73 85 248-124 248 17 0 106 67 60 114 16 23-22 67 64 122 39 54-24 170-2 174 69 3 47-13 58 32 89 44 31 19 62 23 107 20 6 76 8 81 25 11 39 198 195 245 197 83 4 22-139 66-202 36-52-2-112 23-164 5-9 43 11 55 12 43 3 91-7 123 25 25 24 63 24 95 31 48 9 65-57 100-92 34-34 67-20 116-20 0 110 125 96 174 127 104 65 129 88 263 98 72 50 127 67 211 60 134-10 112 110 195 172 13 9 116 50 130 41 48-32 46-47 109-47 0 3 1 3 1 6 3 1-4 40-4 47 0 41 38 51 67 68 59 35 30 84 115 60 22-7 19 30 36 37 18 8 50-4 72 1 0 88 24 93 115 124 115 87 131 185 162 313 50 12 143 1 183 26 30 19 59 50 97 47 46-4 27-56 59-56 41 0 156 42 187 26 19-10 9-36 33-43 86-28 117-65 196-62 65 3 85-27 137-38l130-26c9-2 5-56 16-66 15-13 88 17 110-14 29-41 93-41 135-72 65 9 119-14 182 13 81 35 106 118 128-43 8-59 75-163 132-186 52-20 83-1 108 39 25 41 158 81 204 72 82-16 109-91 200-73l3 25c62 9 116 18 163 61 52 46 16 64 107 64l1-2c5-22-16-56-5-92 7-23 39-84 56-98 47-9 102 38 137 16 27-18 55-49 88-40 143 40 53-26 143-63 32-13 96-14 121-39 17-17 8-68 37-58 41 13 122 39 129 91 6 53 80 24 116 36 0 69-15 75 29 134 52 73 209-33 269-58 112-46 226 29 325-48 93-3 38-87 109-120l127-58c40-19 46 25 79 26 68 3 75-30 158-6 46 14 90-25 107-60l104-2c158-4-4-107 113-137 56-15 130-203 115-262-46-187 194-103 194-165-33-8-43-62-68-73-24-43-111-190-167-190 0-2 0-2-2-2-4-16-17-86-10-86 13-27 101 12 101-64 0-29 0-70 28-87 17-11 47-49 49-69 1-12-29-80-35-104-12-49-7-92-7-142-55-19-196 41-160-85 23-62 26-192 26-262-105-34-68-109-89-193-75 0-38-27-78 28-1 2-58 10-63 10-10 1-68 13-71 1-26-6 3-117-26-107-42 13-94-68-111-97-19-33-36-47-18-81 26-51-5-78-9-126-18-32-28-68-28-103 1-1 52 4 63 1 5-19-19-55 15-75 67-41 59-37 140-30 77 7 44-24 89-72 67-70 158-101 255-91 75 7 179 50 249 32l57-47c47 32 95 70 132 96 62 43 144 96 222 99 68 3 115-2 179-31 35-15 70-26 98-28l-91-119c4-55 8-91 19-144 15-70 51-173 91-232 23-32 22-77 46-112 12-17 58-82 63-100l874-17c6-15 7-25 11-39 4-19 9-34 17-52 10-22 25-44 39-64l67-66c15-25-1-48 9-68 16-33 102-8 75-70-27-65-126-61-34-136 31-25 32-30 32-71 0-45-39-38-55-75-11-27-26-55-42-82l73-89c52-28 221-179 238-237 27-88 89-16 157 11l80 32c46 19 41-42 114-5 36 18 88 3 126-3 24-3 57 14 71 31 9 11 126 32 141 29 20-5 76-102 103-125 130-67 249 78 396 28 53-19 75-64 134-72 50-8 93 6 144-15 91-39 98-78 204-89 77-9 192-38 215-126 9-35-16-80 4-115 27-47 69 3 104-12 35-36 92-123 111-169 17-43-14-110-14-158l1-1c33-8 71 7 107-8 91-38 103-86 204-61 57 13 147-7 180 45 27 44 98 161 155 118 42-32 46 6 86 14 31 5 58-33 92-33 25 76 180 98 125 14-18-26-70-90-18-90 58 0 74-24 92-80 5-11 2-46 8-49l109-57c0 0 19 46 49 41 32-5 63-28 94-39 39-13 18 50 73 60 40 7 55-13 71 29 21 58 71 24 91 70 16 36 37 15 64 23 10 3 27 60 29 71 10 17 15 44 20 63 143 24 170-9 237 133 17 35 3 109 27 135 36 40 24 58 37 111 121 24 65 143 182 143 70 0 35 132 164 132 0 2 0 2 2 2 0 47 70 84 107 99 86 32 95-19 151-19 1 4 3 6 3 12 42 14 59 46 87 81 5 68 114 244 179 271 25 10 84-20 46-41-11-7-31-17-31-31 0-15 62-6 47-46-17-45 8-137 63-88 34 29 66-32 75-59 9-32 34-21 44 3 17 42 100-6 100-48 0-9-29-42-9-51 21-9 47 16 78 4 67-13 42-57 106-15 9 6 76-18 87-26 79-58 39-112 160-94l104 16c39 6 33-48 78-48 42 0 31 26 18 51-42 78 113 6 124 42 6 16-7 63 23 65 14 1 74-87 74 2 0 83 26 39 73 59 32 13 53 65 56-12 3-56 187 58 135-55-21-44-114 12-73-75 21-44-12-36-12-77 0-28 33-40 27-78-11-73 28-53 62-23 57 49 47-45 88-61 20 2 53-10 70 1 34 23 33 45 84 47 79 3 59 53 94 106 21 33 77 87 98 24 17-50 33 2 61 2 32 0 53-68 89-27 42 47 101-28 132-59 0-2 0-3 2-3 0-45 163 20 166 20 45 3 176 41 129-47-17-29-48-63-61-92-15-33-16-76-31-108-31-66-77-116-111-177-16-29-1-103-17-107-103-26-100-70-156-157-19-28-77-74-79-105-4-64-52-12-101-35-45-21-84-92-81-139-7-30-43-52-55-90-8-26-58-49-83-58-58-20-48-87-114-119-51-24-76-76-100-124-33-68-85-93-120-152-52-84-131-94-190-176-40-57-4-53-67-99-55-23-146-112-72-167 49-37-43-106-7-158 20-28 83-40 89-64 6-22-18-21-13-41 52-11 58-43 111-43 14-42-51-41-77-67-42-42 39-104 29-132-23-6-62-5-87-5-45 0-48 63-94 63-68 0-145-171-158-232-30-40-32-121 30-137 0-32-104-29-92-90 13-67 108-66 109-73 9-2-15-41-17-48-24-6-71-8-97-8-10-41-20-61-20-109 0-56-41-54-50-92-2-1-2-1-3-3-23 0-10 100-13 124-6 44-53 99-102 88-84-19-178-264-96-285v-5c-20-6-45 0-64-3-22-3-26-33-35-34-34-4-6 80-90 46-93-8-80-39-139-83-4-2-24-27-25-22-15 0-13 47-20 57-20 29 13 27 7 49-14 56-137-5-161-20-7-4-65-54-65-37 0 45 41 53-17 75-55 21-13 111-98 104-25-2-34-42-45-59-39-62-134-74-153-149-57 0 24 131-68 101-42-14-96-98-116-136 12-38 16-102 43-129 29-29 75 9 94-19 37-56 86 16 86-115 0-117 68-346 195-380 97-27 174 44 260 4 88-42 248-79 325-18 16 13 100 74 95 24-4-56-72-94-90-151-11-74-46-375 29-425 65-43 230 46 230-79 37-18 66-54 106-9 42 47 48-19 56-50 8-29 29-17 52-24 0-7-1-18-11-21-2-11-48-53-56-56-15-62 7-174 45-229 67-98 170-48 261-32 43 10 80 27 124 25 19-1 28-14 46-2 42 27 39-5 74-5 87 0 163 27 255 27 28 0 144 18 159 11 29-15 4-135-2-158-22-85-63-199-18-279 49-88-38-348-58-444 0-86-4-148 31-221 49 0 69 17 63-45l-10-118c-8-88-26-265 4-344 35-88 18-119-2-217-19-130-55-266-55-397 0-64-16-204 30-251 28-28 64-58 82-94 25-51 31-130 48-187l41-180c10-41 14-90 33-127 11-22 28-39 34-65 9-34 2-71 8-105 6-30 37-108 29-134-6-20-128-27-161-46-34-19-19-41-71-53-89-6-111-104-213-71-111 36-156 64-284 55l-574-43c-27-2-239 71-252 21-3 0-3 0-3-3 70-24 149-49 233-41 134-7 270 26 399 19 45-3 63-37 101-50 72-25 112 36 177 36 116 0 98-66 175-101 164-77 119 73 212 115 54 34 79 25 128-23 49-49 125-85 190-106 42-14 92-61 136-61 26 0 43 16 70 7 16-5 57-24 70-34 46-57 10-106 38-151 27-44 55-56 74-113l93-279c22-66 77-123 88-188 18-108 29-167 84-261 71-141 155-139 255-240 99-99 137-82 238-19 41 25 190-9 240-18 32-6 42-36 72-36 51 0 44 13 99-13 72-35 271-99 351-78 42 11 146 64 179 59 68 0 119 5 168 54 31 31 77 96 120 109 57 17 118 17 173 34 36 11 63 57 82 64v3c9 3 4 83 23 83 59-178 82-271 247-397 42-41 99-68 141-110 33-33 56-65 77-108 38-77 51-138 109-206 31-36 50-89 66-132 10-120 104-238 98-357-6-115-136-179-174-283-28-78-34-159-3-239 0-39-5-95 10-129 21-46 30-32-8-74-55-62-26-184-44-262-13-56-3-98 42-134 55-45-5-119-5-175 0-33 27-86 33-125l-286 24c-156 9-356 34-508-3-155-38-281-105-442-116l-372-25c-376 0-629-256-963-390-98-40-259-135-345-199-42-25-143-33-155-73-14-47-16-106-24-156-21-128-55-250-103-369-24-61-86-178-75-243-5-83-21-202-66-267-19-27-111-146-147-115l-113 99c-40 35-76 88-134 98-206 175-368 73-595 152-215 74-227-65-286-227l-119-328c-16-44-139-107-185-94-59 17-68 133-86 182-38 100-93 75-199 61l-514-44c-142-13-260 38-395 42-74 2-62-9-99-62l-141-201c-20-22-28-50-53-66-28-17-58-22-88-34-70-28-145-71-218-89-37-10-25-34-27-69-3-44-52-83-55-124-5-90 14-123-29-204-65 15-197 81-231 85-154 16-263-28-390-120-65-47-125-28-206-25-62 1-134-15-194-47-129-68-319 58-474 58-210 0-406 84-602 113-150 63-274 140-414 231-142 93-233 98-397 114-94 9-188 64-280 87-34 8-67 17-101 25-64 16-127 34-191 48-141 32-214-16-346-16-145 0-269 61-400 117-223 95-467-64-704 42-116 52-207 164-324 212-101 43-202 85-303 127-72 30-118-16-183-16-138 0-202 67-307 121-148 77-175 323-297 440-160 153-400 205-545 385-31 38-83 107-114 138-44 43-48 125-86 182-26 39-77 81-112 113-80 73-109 190-185 269-62 65-115 56-195 72-117 22-111 195-189 257-86 68-170 155-282 180-96 21-194-10-287 13-220 53-379 215-576 310-109 53-282-3-400 11-176 20-289 172-478 172-162 0-268-87-395-171-95-63-189-126-284-189-135-89-241-148-397-187-175-45-241 42-399 81-173 43-294-56-423-146-63-44-127-142-203-156-111-19-263 47-375 75-93 22-219 90-314 72-90-18-157-69-252-52-33 6-63 18-92 34-128 72-217 216-395 155-109-38-206-114-280-180-224-200-323-276-617-315-86-11-175-42-262-38-112 6-204 105-293 160-67 41-148 175-228 175-136 0-158 82-273 119-73 24-110 3-180-6-113-14-195 17-300 52-134 43-323 85-462 58-65-13-101-72-164-91-70-22-144-12-216-26-120-22-199-161-318-214-259-115-511-85-768-159-151-44-264-113-402-158-22-8-46-15-70-20-142-34-192-169-319-197-113-25-253 6-363 30-209 45-263 50-464-26-104-40-175-78-256-155-68-64-129-101-227-104-75-2-126-24-190-59-82-44-176-21-265-18-217 5-563-75-756 26-168 88-337 177-505 265-119 62-222 45-347 63-170 24-393 6-559-45-130-40-212-132-350-149-87-12-142-1-220-52-63-41-166-184-176-258-24-184 67-277 129-434 51-130 9-313 120-406 29-24 81-43 108-60 68-43 128-70 209-85 68-12 145 13 210-15 103-44 162-104 213-201 119-225 74-395-195-452-96-20-378 0-450-79-70-76-171-142-242-217-58-61-193-74-268-126-126-87-273-332-426-338-133-5-236 28-302-97l-74 58c-15 28-43 38-58 75-30 73-37 175-130 198-1 3 0 2-2 3-12 47-40 34 6 93 32 40 41 58-16 72-17 71-31 189-31 261 0 34 58 104 41 121-23 22-19 87-19 119 35 11 35 23 22 56 0 94-108 37-164 48-46 9-17 34-34 57-12 15-41-1-60-4-58-6-72 28-133 24-21-1-96 2-77 40 11 22 36 18 33 54-2 25-2 21 13 41 13 17-25 49-26 72-3 35-95 37-118 44-39 8-119 2-163 2-37 0-75 10-112 8l-74-4c-39-1 5 58-54 67-40 6-77 26-113 31-11 43-30 21 13 65 16 15-42 44-42 73 0 31 19 57 19 89 0 25 9 127-4 143-44 49-5 67-23 100-24 45-69 70-82 124-9 36 13 50 15 80 1 31-6 64-14 94 14 173-45 361-126 505-31 55-61 102-32 167 17 41 35 104 62 138 35 44 65 96 76 151 40 54 94 29 87 87-6 62-54 126-38 188 101 25 9 388 240 388 1 2 4 1 6 1 37 112 97 101 194 124 1 4 7 3 7 10 16 5 56 127 56 149-5 11-5 8-5 14-2 1-3 4-3 7-7 2-49 49-49 60 66 22 83 156 42 202-57 64 79 57 41 127-26 47-54 45-41 113 8 41 14 70 37 105 42 63 32 35 32 114 0 78 42 119 78 187 26 64 22 95 39 161 11 3 22 14 34 16 0 168 136 133 257 133 27 85 81 212 183 237 50 12 112-26 134-16l62 29 59 21 8 83c12 133 144 139 257 139 15 4 29 2 44-2 4-1 17-8 19-3h2c1 3 0 2 3 3 16 65 172 78 198 112 8 10 10 65 14 81 24 100 174 200 265 235 89 35 68 218 126 293-15 85-11 122 79 130 39 3 32 112 57 144 35 45 95 74 123 124 33 60 11 77 84 116 114 60 105 139 244 118 56-8 305 56 269 136-22 50-67 85-90 128-11 21 10 36 25 54 19 20 2 62 0 87-10 54 15 121-37 163-29 24-12 63-16 96-4 32-77 93-103 114-26 22-47 35-81 42-39 7-71 33-106 52-44 49-64 76-84 143-6 18-5 45-15 60-35 57-35 38-55 110-18 66-143 104-195 145-25 20-45 67-52 96-22 81-281 133-346 184-10 8-6 143-12 169-17 67-98 50-75 116 7 12 24 53 40 56 3 12 17 10 17 28 0 31-43 111-78 115-2 6-19 12-22 21-7 18 4 61-19 69-36 11-20 68-48 98-40 42-62-6-98-6-10 38-45 27-65 9-39-32-17 91-74 39-60-53-39 48-104 75-59 87-30-104-166-59-45 15-157-78-168-113-112 16-253-4-218 176 17 92-79 16-127-12-30-17-76-46-108-54-28-7-47 37-74 44 0 171-74 121-159 250-23 36-73 83-116 53-17-12-100 45-133 51-31 130 69 135 86 229 12 65 135 286 188 308 13 18 47 42 39 67s-25 22-15 53c4 13 14 60 5 69-40 40-35-44-81 43-24 45-27 56-39 110-3 14-136 145-50 124 61-14 44 90 34 119-11 32-105 148-62 170 26 14 73 54 22 72-34 13-47 90-47 124-22 105 13 100-69 189-24 26-27 124-17 163 46 0 91-19 136 4 48 24 36 62 67 80 73 44 80 67 130 134 38 51 79 33 113 66 82 83 228 254 143 367-13 34-53 67-53 103 0 27 29 50 12 76-38 58-17 105-34 166-11 39-64 39-76 97-7 30 6 73-5 102-14 35-78 0-113 2-33 2-89 20-114 28 0 70 58 92-47 112-6 26-58 95-50 112 44 93 5 154-57 216-112 113-98-51-148-19-6 23-37 39-57 23s-26-28-41 1c-15 28-55 27-82 35-35 11-88 0-108 36l-19 56 92 22c6 26 27 59 37 86 18 47 55-1 72 67 12 50 27 95 70 124 61 40 28 24 59 82 8 16 41 1 61 34 18 29 37 42 56 66 15 18 11 49 17 71 13 50 72 73 85 128 30 129-12 60 110 104 102 37 62 77 85 163 2 32 40 63 40 92 0 22-37 58-8 79 23 17 87 100 93 102 58 18 88 0 132 62 26 37 61 85 97 112 33 25 94 13 113 36 18 21 16 65 48 78 70 26 124 8 186 61 72 62 90 137 197 166 89 24 165-34 223-20l81 149c39 38 85 6 128 26 30 15 134 54 164 38 35-20 58-70 82-21 34 71 52 136 146 139 72 2 107-27 178-10 11 46-12 64-29 102-24 57 31 35 57 66 20 25 12 116 27 159 23 68-28 155-2 233-14 51-48 64 0 110l73 70c6 2 1 45 5 56 12 35 33 66 39 106 5 37-5 79 4 114l1 1c116 0 123 117 170 201 26 46 18 98 41 144 21 40-6 91 19 132 2 58 75 93 89 132 29 85-40 134 81 150 31 4 61 19 91 18 27-1 62-7 88 0 13 67 3 101 62 141 37 24 81 237 61 277-23 46-58 16-78 56-23 47-45 102-82 142-10 25-45 29-65 49-49 49-30 116-44 172-3 0-4 1-7 1-7 23-168-34-168 79 0 82 10 163-1 247-9 70-13 84 42 114 31 18 92 166 71 192-31 38 11 64-3 95-18 36-48-10-73 40 9 61 113 186 60 243-31 34-44 29-44 81 0 23-11 70 0 90 7 14 33 10 31 30-7 95 77 157 31 240-23 43-74 94-88 140-17 58 43 86 47 142-4 16 2 31 3 47 1 25-11 51-11 79 0 46 12 92 6 138-6 47-78 40-82 87zM0 0h34626v22438h-34626z">
          <text:p/>
        </draw:path>
        <draw:path draw:style-name="gr1" draw:text-style-name="P1" draw:layer="layout" svg:width="1.439cm" svg:height="0.412cm" svg:x="13.297cm" svg:y="6.888cm" svg:viewBox="0 0 1440 413" svg:d="M82 0h1277c45 0 81 39 81 87v239c0 48-36 87-81 87h-1277c-45 0-82-39-82-87v-239c0-48 37-87 82-87z">
          <text:p/>
        </draw:path>
        <draw:path draw:style-name="gr1" draw:text-style-name="P1" draw:layer="layout" svg:width="1.046cm" svg:height="0.412cm" svg:x="3.307cm" svg:y="4.721cm" svg:viewBox="0 0 1047 413" svg:d="M59 0h929c33 0 59 39 59 87v239c0 48-26 87-59 87h-929c-32 0-59-39-59-87v-239c0-48 27-87 59-87z">
          <text:p/>
        </draw:path>
        <draw:path draw:style-name="gr1" draw:text-style-name="P1" draw:layer="layout" svg:width="1.834cm" svg:height="0.412cm" svg:x="5.453cm" svg:y="6.773cm" svg:viewBox="0 0 1835 413" svg:d="M104 0h1627c57 0 104 39 104 87v239c0 48-47 87-104 87h-1627c-57 0-104-39-104-87v-239c0-48 47-87 104-87z">
          <text:p/>
        </draw:path>
        <draw:path draw:style-name="gr1" draw:text-style-name="P1" draw:layer="layout" svg:width="1.387cm" svg:height="0.412cm" svg:x="8.672cm" svg:y="7.703cm" svg:viewBox="0 0 1388 413" svg:d="M79 0h1230c43 0 79 39 79 87v239c0 48-36 87-79 87h-1230c-44 0-79-39-79-87v-239c0-48 35-87 79-87z">
          <text:p/>
        </draw:path>
        <draw:path draw:style-name="gr1" draw:text-style-name="P1" draw:layer="layout" svg:width="1.581cm" svg:height="0.412cm" svg:x="12.62cm" svg:y="10.179cm" svg:viewBox="0 0 1582 413" svg:d="M90 0h1402c49 0 90 39 90 87v239c0 48-41 87-90 87h-1402c-50 0-90-39-90-87v-239c0-48 40-87 90-87z">
          <text:p/>
        </draw:path>
        <draw:path draw:style-name="gr1" draw:text-style-name="P1" draw:layer="layout" svg:width="1.765cm" svg:height="0.412cm" svg:x="16.444cm" svg:y="10.938cm" svg:viewBox="0 0 1766 413" svg:d="M100 0h1566c55 0 100 39 100 87v239c0 48-45 87-100 87h-1566c-55 0-100-39-100-87v-239c0-48 45-87 100-87z">
          <text:p/>
        </draw:path>
        <draw:path draw:style-name="gr1" draw:text-style-name="P1" draw:layer="layout" svg:width="2.953cm" svg:height="0.412cm" svg:x="18.003cm" svg:y="9.273cm" svg:viewBox="0 0 2954 413" svg:d="M167 0h2620c92 0 167 39 167 87v239c0 48-75 87-167 87h-2620c-92 0-167-39-167-87v-239c0-48 75-87 167-87z">
          <text:p/>
        </draw:path>
        <draw:path draw:style-name="gr1" draw:text-style-name="P1" draw:layer="layout" svg:width="1.145cm" svg:height="0.412cm" svg:x="20.385cm" svg:y="5.778cm" svg:viewBox="0 0 1146 413" svg:d="M65 0h1016c35 0 65 39 65 87v239c0 48-30 87-65 87h-1016c-36 0-65-39-65-87v-239c0-48 29-87 65-87z">
          <text:p/>
        </draw:path>
        <draw:path draw:style-name="gr1" draw:text-style-name="P1" draw:layer="layout" svg:width="2.324cm" svg:height="0.484cm" svg:x="22.167cm" svg:y="8.732cm" svg:viewBox="0 0 2325 485" svg:d="M132 0h2061c73 0 132 46 132 102v281c0 56-59 102-132 102h-2061c-73 0-132-46-132-102v-281c0-56 59-102 132-102z">
          <text:p/>
        </draw:path>
        <draw:path draw:style-name="gr1" draw:text-style-name="P1" draw:layer="layout" svg:width="1.435cm" svg:height="0.412cm" svg:x="25.882cm" svg:y="3.687cm" svg:viewBox="0 0 1436 413" svg:d="M81 0h1274c45 0 81 39 81 87v239c0 48-36 87-81 87h-1274c-44 0-81-39-81-87v-239c0-48 37-87 81-87z">
          <text:p/>
        </draw:path>
        <draw:path draw:style-name="gr1" draw:text-style-name="P1" draw:layer="layout" svg:width="1.666cm" svg:height="0.412cm" svg:x="30.266cm" svg:y="5.871cm" svg:viewBox="0 0 1667 413" svg:d="M95 0h1478c52 0 94 39 94 87v239c0 48-42 87-94 87h-1478c-52 0-95-39-95-87v-239c0-48 43-87 95-87z">
          <text:p/>
        </draw:path>
        <draw:path draw:style-name="gr1" draw:text-style-name="P1" draw:layer="layout" svg:width="1.808cm" svg:height="0.477cm" svg:x="23.771cm" svg:y="5.796cm" svg:viewBox="0 0 1809 478" svg:d="M103 0h1603c57 0 103 45 103 100v278c0 55-46 100-103 100h-1603c-57 0-103-45-103-100v-278c0-55 46-100 103-100z">
          <text:p/>
        </draw:path>
        <draw:path draw:style-name="gr1" draw:text-style-name="P1" draw:layer="layout" svg:width="1.703cm" svg:height="0.412cm" svg:x="25.727cm" svg:y="8.26cm" svg:viewBox="0 0 1704 413" svg:d="M97 0h1511c53 0 96 39 96 87v239c0 48-43 87-96 87h-1511c-54 0-97-39-97-87v-239c0-48 43-87 97-87z">
          <text:p/>
        </draw:path>
        <draw:path draw:style-name="gr1" draw:text-style-name="P1" draw:layer="layout" svg:width="1.253cm" svg:height="0.412cm" svg:x="28.607cm" svg:y="9.323cm" svg:viewBox="0 0 1254 413" svg:d="M71 0h1112c39 0 71 39 71 87v239c0 48-32 87-71 87h-1112c-39 0-71-39-71-87v-239c0-48 32-87 71-87z">
          <text:p/>
        </draw:path>
        <draw:path draw:style-name="gr1" draw:text-style-name="P1" draw:layer="layout" svg:width="1.34cm" svg:height="0.412cm" svg:x="21.945cm" svg:y="12.562cm" svg:viewBox="0 0 1341 413" svg:d="M76 0h1189c42 0 76 39 76 87v239c0 48-34 87-76 87h-1189c-42 0-76-39-76-87v-239c0-48 34-87 76-87z">
          <text:p/>
        </draw:path>
        <draw:path draw:style-name="gr1" draw:text-style-name="P1" draw:layer="layout" svg:width="1.495cm" svg:height="0.471cm" svg:x="26.81cm" svg:y="14.034cm" svg:viewBox="0 0 1496 472" svg:d="M85 0h1326c47 0 85 45 85 99v274c0 54-38 99-85 99h-1326c-47 0-85-45-85-99v-274c0-54 38-99 85-99z">
          <text:p/>
        </draw:path>
        <draw:path draw:style-name="gr1" draw:text-style-name="P1" draw:layer="layout" svg:width="1.582cm" svg:height="0.412cm" svg:x="23.678cm" svg:y="15.318cm" svg:viewBox="0 0 1583 413" svg:d="M90 0h1403c49 0 90 39 90 87v239c0 48-41 87-90 87h-1403c-50 0-90-39-90-87v-239c0-48 40-87 90-87z">
          <text:p/>
        </draw:path>
        <draw:path draw:style-name="gr1" draw:text-style-name="P1" draw:layer="layout" svg:width="2.633cm" svg:height="0.475cm" svg:x="17.604cm" svg:y="14.388cm" svg:viewBox="0 0 2634 476" svg:d="M149 0h2336c82 0 149 45 149 100v276c0 55-67 100-149 100h-2336c-82 0-149-45-149-100v-276c0-55 67-100 149-100z">
          <text:p/>
        </draw:path>
        <draw:path draw:style-name="gr1" draw:text-style-name="P1" draw:layer="layout" svg:width="1.546cm" svg:height="0.412cm" svg:x="14.169cm" svg:y="15.922cm" svg:viewBox="0 0 1547 413" svg:d="M88 0h1371c48 0 88 39 88 87v239c0 48-40 87-88 87h-1371c-49 0-88-39-88-87v-239c0-48 39-87 88-87z">
          <text:p/>
        </draw:path>
        <draw:path draw:style-name="gr1" draw:text-style-name="P1" draw:layer="layout" svg:width="1.857cm" svg:height="0.412cm" svg:x="19.699cm" svg:y="18.401cm" svg:viewBox="0 0 1858 413" svg:d="M105 0h1648c58 0 105 39 105 87v239c0 48-47 87-105 87h-1648c-58 0-105-39-105-87v-239c0-48 47-87 105-87z">
          <text:p/>
        </draw:path>
        <draw:path draw:style-name="gr1" draw:text-style-name="P1" draw:layer="layout" svg:width="1.985cm" svg:height="0.412cm" svg:x="17.495cm" svg:y="20.971cm" svg:viewBox="0 0 1986 413" svg:d="M113 0h1760c62 0 113 39 113 87v239c0 48-51 87-113 87h-1760c-62 0-113-39-113-87v-239c0-48 51-87 113-87z">
          <text:p/>
        </draw:path>
        <draw:path draw:style-name="gr1" draw:text-style-name="P1" draw:layer="layout" svg:width="2.285cm" svg:height="0.412cm" svg:x="10.349cm" svg:y="16.832cm" svg:viewBox="0 0 2286 413" svg:d="M130 0h2026c72 0 130 39 130 87v239c0 48-58 87-130 87h-2026c-72 0-130-39-130-87v-239c0-48 58-87 130-87z">
          <text:p/>
        </draw:path>
        <draw:path draw:style-name="gr1" draw:text-style-name="P1" draw:layer="layout" svg:width="1.786cm" svg:height="0.45cm" svg:x="13.439cm" svg:y="20.205cm" svg:viewBox="0 0 1787 451" svg:d="M101 0h1585c56 0 101 43 101 95v261c0 52-45 95-101 95h-1585c-55 0-101-43-101-95v-261c0-52 46-95 101-95z">
          <text:p/>
        </draw:path>
        <draw:path draw:style-name="gr1" draw:text-style-name="P1" draw:layer="layout" svg:width="2.967cm" svg:height="0.412cm" svg:x="9.085cm" svg:y="12.69cm" svg:viewBox="0 0 2968 413" svg:d="M168 0h2631c93 0 169 39 169 87v239c0 48-76 87-169 87h-2631c-92 0-168-39-168-87v-239c0-48 76-87 168-87z">
          <text:p/>
        </draw:path>
        <draw:path draw:style-name="gr1" draw:text-style-name="P1" draw:layer="layout" svg:width="1.134cm" svg:height="0.412cm" svg:x="6.786cm" svg:y="12.764cm" svg:viewBox="0 0 1135 413" svg:d="M64 0h1006c36 0 65 39 65 87v239c0 48-29 87-65 87h-1006c-35 0-64-39-64-87v-239c0-48 29-87 64-87z">
          <text:p/>
        </draw:path>
        <draw:path draw:style-name="gr1" draw:text-style-name="P1" draw:layer="layout" svg:width="1.435cm" svg:height="0.412cm" svg:x="4.287cm" svg:y="13.264cm" svg:viewBox="0 0 1436 413" svg:d="M81 0h1274c45 0 81 39 81 87v239c0 48-36 87-81 87h-1274c-44 0-81-39-81-87v-239c0-48 37-87 81-87z">
          <text:p/>
        </draw:path>
        <draw:path draw:style-name="gr1" draw:text-style-name="P1" draw:layer="layout" svg:width="2.253cm" svg:height="0.49cm" svg:x="3.738cm" svg:y="15.88cm" svg:viewBox="0 0 2254 491" svg:d="M128 0h1998c70 0 128 46 128 103v285c0 56-58 103-128 103h-1998c-70 0-128-47-128-103v-285c0-57 58-103 128-103z">
          <text:p/>
        </draw:path>
        <draw:path draw:style-name="gr1" draw:text-style-name="P1" draw:layer="layout" svg:width="2.628cm" svg:height="0.501cm" svg:x="6.566cm" svg:y="19.326cm" svg:viewBox="0 0 2629 502" svg:d="M149 0h2331c82 0 149 47 149 105v292c0 58-67 105-149 105h-2331c-82 0-149-47-149-105v-292c0-58 67-105 149-105z">
          <text:p/>
        </draw:path>
        <draw:path draw:style-name="gr1" draw:text-style-name="P1" draw:layer="layout" svg:width="0.27cm" svg:height="0.316cm" svg:x="6.665cm" svg:y="19.377cm" svg:viewBox="0 0 271 317" svg:d="M0 317l66-317h98c18 0 32 1 40 2 14 3 26 7 36 13s17 14 23 25c5 11 8 22 8 35 0 18-5 33-15 46-9 13-24 23-44 30 17 6 30 15 39 26 8 11 12 24 12 39 0 18-5 35-15 51s-23 28-39 37c-17 8-35 13-56 13zM80 135h65c30 0 52-5 66-14 13-10 20-24 20-43 0-9-2-17-6-23-4-7-10-12-17-15-7-2-20-4-39-4h-68zM50 281h72c19 0 32-1 39-2 13-2 24-6 32-12 9-6 15-13 20-22s7-18 7-28c0-15-4-26-14-34-9-8-27-12-53-12h-80z">
          <text:p/>
        </draw:path>
        <draw:polygon draw:style-name="gr1" draw:text-style-name="P1" draw:layer="layout" svg:width="0.105cm" svg:height="0.316cm" svg:x="6.952cm" svg:y="19.377cm" svg:viewBox="0 0 106 317" draw:points="0,317 67,0 106,0 39,317">
          <text:p/>
        </draw:polygon>
        <draw:path draw:style-name="gr1" draw:text-style-name="P1" draw:layer="layout" svg:width="0.213cm" svg:height="0.239cm" svg:x="7.058cm" svg:y="19.459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38cm" svg:height="0.325cm" svg:x="7.295cm" svg:y="19.459cm" svg:viewBox="0 0 239 326" svg:d="M1 255l40 4c-1 9 0 16 3 20 2 5 6 8 12 10 7 4 16 5 27 5 24 0 41-6 51-18 7-8 13-26 19-54l4-18c-21 20-42 31-65 31s-43-9-58-26c-16-17-24-41-24-72 0-26 6-50 19-72 12-21 27-37 44-48s34-17 52-17c30 0 54 14 70 43l8-38h36l-47 222c-5 24-11 43-20 57-8 13-19 24-34 31-15 8-31 11-51 11-18 0-34-2-47-7-14-5-24-11-30-21-7-9-10-19-10-31 0-4 0-8 1-12zM50 133c0 16 2 28 5 36 4 11 10 19 18 25s17 9 27 9c13 0 25-5 38-14s23-23 31-42 12-37 12-54c0-19-6-34-16-45-11-11-24-16-39-16-9 0-19 2-28 7s-17 13-25 24c-7 10-13 23-17 37-4 15-6 26-6 33z">
          <text:p/>
        </draw:path>
        <draw:path draw:style-name="gr1" draw:text-style-name="P1" draw:layer="layout" svg:width="0.217cm" svg:height="0.239cm" svg:x="7.55cm" svg:y="19.459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12cm" svg:height="0.239cm" svg:x="7.797cm" svg:y="19.459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12cm" svg:height="0.229cm" svg:x="8.054cm" svg:y="19.464cm" svg:viewBox="0 0 213 230" svg:d="M38 230l-38-230h38l20 127c2 13 5 36 8 67 7-16 17-35 29-56l76-138h42l-132 230z">
          <text:p/>
        </draw:path>
        <draw:path draw:style-name="gr1" draw:text-style-name="P1" draw:layer="layout" svg:width="0.238cm" svg:height="0.325cm" svg:x="8.251cm" svg:y="19.459cm" svg:viewBox="0 0 239 326" svg:d="M1 255l40 4c-1 9 0 16 3 20 2 5 6 8 12 10 7 4 16 5 27 5 24 0 41-6 51-18 7-8 13-26 19-54l4-18c-21 20-42 31-65 31s-43-9-58-26c-16-17-24-41-24-72 0-26 6-50 19-72 12-21 27-37 44-48s34-17 52-17c30 0 54 14 70 43l8-38h36l-47 222c-5 24-11 43-20 57-8 13-19 24-34 31-15 8-31 11-51 11-18 0-34-2-47-7-14-5-24-11-30-21-7-9-10-19-10-31 0-4 0-8 1-12zM50 133c0 16 2 28 5 36 4 11 10 19 18 25s17 9 27 9c13 0 25-5 38-14s23-23 31-42 12-37 12-54c0-19-6-34-16-45-11-11-24-16-39-16-9 0-19 2-28 7s-17 13-25 24c-7 10-13 23-17 37-4 15-6 26-6 33z">
          <text:p/>
        </draw:path>
        <draw:path draw:style-name="gr1" draw:text-style-name="P1" draw:layer="layout" svg:width="0.17cm" svg:height="0.234cm" svg:x="8.5cm" svg:y="19.459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3cm" svg:height="0.239cm" svg:x="8.651cm" svg:y="19.459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41cm" svg:height="0.321cm" svg:x="8.9cm" svg:y="19.377cm" svg:viewBox="0 0 242 322" svg:d="M146 283c-22 26-45 39-70 39-22 0-40-8-54-24-15-16-22-40-22-70 0-28 6-54 17-77 12-23 26-40 43-52 17-11 35-17 52-17 29 0 50 14 65 41l26-123h39l-67 317h-36zM39 220c0 16 2 29 5 38 3 10 8 17 16 23s17 9 27 9c18 0 34-9 49-27 19-25 29-55 29-91 0-18-5-32-15-42-9-11-21-16-36-16-9 0-17 2-25 7-8 4-16 11-23 21-8 10-14 23-19 38s-8 29-8 40z">
          <text:p/>
        </draw:path>
        <draw:path draw:style-name="gr1" draw:text-style-name="P1" draw:layer="layout" svg:width="0.27cm" svg:height="0.316cm" svg:x="26.881cm" svg:y="14.068cm" svg:viewBox="0 0 271 317" svg:d="M0 317l66-317h98c18 0 32 1 40 2 14 3 26 7 36 13s17 14 23 25c5 11 8 22 8 35 0 18-5 33-15 46-9 13-24 23-44 30 17 6 30 15 39 26 8 11 12 24 12 39 0 18-5 35-15 51s-23 28-39 37c-17 8-35 13-56 13zM80 135h65c30 0 52-5 66-14 13-10 20-24 20-43 0-9-2-17-6-23-4-7-10-12-17-15-7-2-20-4-39-4h-68zM50 281h72c19 0 32-1 39-2 13-2 24-6 32-12 9-6 15-13 20-22s7-18 7-28c0-15-4-26-14-34-9-8-27-12-53-12h-80z">
          <text:p/>
        </draw:path>
        <draw:path draw:style-name="gr1" draw:text-style-name="P1" draw:layer="layout" svg:width="0.218cm" svg:height="0.234cm" svg:x="27.184cm" svg:y="14.155cm" svg:viewBox="0 0 219 235" svg:d="M144 188c-28 31-56 47-85 47-17 0-32-5-43-15-11-11-16-23-16-38 0-9 2-26 7-49l28-133h39l-31 147c-2 12-3 22-3 28 0 9 2 16 7 21 6 4 13 7 24 7s21-3 32-8c10-6 19-13 27-22 7-9 14-20 18-32 4-8 7-22 11-42l21-99h39l-48 230h-36z">
          <text:p/>
        </draw:path>
        <draw:path draw:style-name="gr1" draw:text-style-name="P1" draw:layer="layout" svg:width="0.17cm" svg:height="0.234cm" svg:x="27.416cm" svg:y="14.15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38cm" svg:height="0.325cm" svg:x="27.56cm" svg:y="14.149cm" svg:viewBox="0 0 239 326" svg:d="M1 255l40 4c-1 9 0 16 3 20 2 5 6 8 12 10 7 4 16 5 27 5 24 0 41-6 51-18 7-8 13-26 19-54l4-18c-21 20-42 31-65 31s-43-9-58-26c-16-17-24-41-24-72 0-26 6-50 19-72 12-21 27-37 44-48s34-17 52-17c30 0 54 14 70 43l8-38h36l-47 222c-5 24-11 43-20 57-8 13-19 24-34 31-15 8-31 11-51 11-18 0-34-2-47-7-14-5-24-11-30-21-7-9-10-19-10-31 0-4 0-8 1-12zM50 133c0 16 2 28 5 36 4 11 10 19 18 25s17 9 27 9c13 0 25-5 38-14s23-23 31-42 12-37 12-54c0-19-6-34-16-45-11-11-24-16-39-16-9 0-19 2-28 7s-17 13-25 24c-7 10-13 23-17 37-4 15-6 26-6 33z">
          <text:p/>
        </draw:path>
        <draw:path draw:style-name="gr1" draw:text-style-name="P1" draw:layer="layout" svg:width="0.213cm" svg:height="0.239cm" svg:x="27.813cm" svg:y="14.15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03cm" svg:height="0.239cm" svg:x="28.057cm" svg:y="14.15cm" svg:viewBox="0 0 204 240" svg:d="M0 156l39-2c0 11 2 21 5 29 4 8 10 14 20 19 9 5 20 8 32 8 17 0 30-4 39-11s13-15 13-24c0-7-3-13-8-19s-18-14-39-23-34-15-40-18c-9-6-16-13-21-21s-8-17-8-28c0-18 7-34 22-47 14-12 34-19 60-19 29 0 51 7 66 20s23 31 24 53l-38 2c-1-14-6-25-15-33s-22-12-39-12c-14 0-24 3-32 10-7 6-11 12-11 20 0 7 3 13 10 19 4 4 15 9 33 17 30 13 49 23 57 31 12 12 18 26 18 43 0 12-3 23-10 34s-18 20-32 26c-14 7-31 10-51 10-26 0-49-7-68-20-18-13-27-34-26-64z">
          <text:p/>
        </draw:path>
        <draw:path draw:style-name="gr1" draw:text-style-name="P1" draw:layer="layout" svg:width="0.294cm" svg:height="0.316cm" svg:x="30.358cm" svg:y="5.907cm" svg:viewBox="0 0 295 317" svg:d="M0 317l66-317h96c23 0 40 2 52 5 17 4 32 12 44 24 13 11 22 26 28 43s9 36 9 57c0 26-4 49-11 70-8 21-18 39-30 55-13 16-26 29-40 38-13 9-29 15-48 20-14 3-31 5-52 5zM50 281h50c23 0 43-2 60-6 11-3 21-7 28-12 11-6 20-15 28-26 11-14 20-30 26-48 7-18 10-39 10-62 0-25-4-45-13-59-9-13-20-23-34-27-10-3-26-5-48-5h-56z">
          <text:p/>
        </draw:path>
        <draw:path draw:style-name="gr1" draw:text-style-name="P1" draw:layer="layout" svg:width="0.217cm" svg:height="0.239cm" svg:x="30.678cm" svg:y="5.988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21cm" svg:height="0.321cm" svg:x="30.916cm" svg:y="5.907cm" svg:viewBox="0 0 222 322" svg:d="M0 317l66-317h39l-23 113c12-11 23-19 34-24 10-5 20-7 31-7 22 0 39 8 54 24 14 16 21 39 21 70 0 20-3 39-8 56-6 16-13 31-22 42-8 11-17 21-26 27-9 7-18 12-28 16-10 3-19 5-27 5-16 0-29-4-40-12-12-8-21-20-28-37l-9 44zM58 222v8c0 19 4 34 14 45 9 10 21 15 35 15s26-5 38-15c11-9 20-24 28-44 7-21 11-39 11-57 0-19-5-34-14-44-9-11-21-16-35-16s-27 5-39 16c-11 11-21 28-29 50-6 17-9 31-9 42z">
          <text:p/>
        </draw:path>
        <draw:path draw:style-name="gr1" draw:text-style-name="P1" draw:layer="layout" svg:width="0.17cm" svg:height="0.234cm" svg:x="31.162cm" svg:y="5.988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105cm" svg:height="0.316cm" svg:x="31.307cm" svg:y="5.907cm" svg:viewBox="0 0 106 317" svg:d="M57 44l10-44h39l-9 44zM0 317l48-230h40l-49 230z">
          <text:p/>
        </draw:path>
        <draw:path draw:style-name="gr1" draw:text-style-name="P1" draw:layer="layout" svg:width="0.2cm" svg:height="0.239cm" svg:x="31.416cm" svg:y="5.988cm" svg:viewBox="0 0 201 240" svg:d="M148 151l40 4c-10 29-24 50-42 64s-39 21-62 21c-25 0-45-8-61-24-15-16-23-39-23-68 0-25 5-50 15-74s24-42 43-55c18-13 39-19 63-19 25 0 44 7 59 21 14 14 21 32 21 55l-38 3c0-15-4-26-13-34-8-9-19-13-32-13-16 0-30 5-41 15-12 10-21 25-28 45-6 21-9 40-9 59 0 20 4 34 13 44 8 10 19 15 32 15 12 0 24-5 36-15 12-9 21-24 27-44z">
          <text:p/>
        </draw:path>
        <draw:path draw:style-name="gr1" draw:text-style-name="P1" draw:layer="layout" svg:width="0.219cm" svg:height="0.316cm" svg:x="31.627cm" svg:y="5.907cm" svg:viewBox="0 0 220 317" svg:d="M0 317l66-317h39l-25 122c15-15 28-25 41-31 12-6 25-9 38-9 19 0 34 5 45 15 10 10 16 23 16 40 0 8-3 23-7 44l-29 136h-39l29-139c5-20 7-33 7-38 0-8-3-14-8-19-5-4-13-7-23-7-14 0-27 4-40 11-13 8-23 18-30 31-8 13-14 33-20 62l-21 99z">
          <text:p/>
        </draw:path>
        <draw:path draw:style-name="gr1" draw:text-style-name="P1" draw:layer="layout" svg:width="0.295cm" svg:height="0.326cm" svg:x="16.496cm" svg:y="10.974cm" svg:viewBox="0 0 296 327" svg:d="M138 197l8-36h138l-26 129c-18 11-38 20-60 27s-44 10-66 10c-46 0-81-13-103-41-19-24-29-54-29-91 0-38 8-72 25-104 17-31 38-54 64-69 25-15 54-22 85-22 22 0 43 4 60 12 18 8 32 19 41 33 10 13 17 31 21 53l-42 5c-4-22-13-39-27-50-14-12-32-18-54-18-23 0-45 6-65 19-19 12-35 31-47 56s-18 54-18 86 8 56 24 72c15 16 37 24 65 24 27 0 57-9 88-27l15-68z">
          <text:p/>
        </draw:path>
        <draw:path draw:style-name="gr1" draw:text-style-name="P1" draw:layer="layout" svg:width="0.213cm" svg:height="0.239cm" svg:x="16.815cm" svg:y="11.061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21cm" svg:height="0.321cm" svg:x="17.056cm" svg:y="10.979cm" svg:viewBox="0 0 222 322" svg:d="M0 317l66-317h39l-23 113c12-11 23-19 34-24 10-5 20-7 31-7 22 0 39 8 54 24 14 16 21 39 21 70 0 20-3 39-8 56-6 16-13 31-22 42-8 11-17 21-26 27-9 7-18 12-28 16-10 3-19 5-27 5-16 0-29-4-40-12-12-8-21-20-28-37l-9 44zM58 222v8c0 19 4 34 14 45 9 10 21 15 35 15s26-5 38-15c11-9 20-24 28-44 7-21 11-39 11-57 0-19-5-34-14-44-9-11-21-16-35-16s-27 5-39 16c-11 11-21 28-29 50-6 17-9 31-9 42z">
          <text:p/>
        </draw:path>
        <draw:path draw:style-name="gr1" draw:text-style-name="P1" draw:layer="layout" svg:width="0.17cm" svg:height="0.234cm" svg:x="17.301cm" svg:y="11.061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7cm" svg:height="0.239cm" svg:x="17.455cm" svg:y="11.061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12cm" svg:height="0.229cm" svg:x="17.713cm" svg:y="11.066cm" svg:viewBox="0 0 213 230" svg:d="M38 230l-38-230h38l20 127c2 13 5 36 8 67 7-16 17-35 29-56l76-138h42l-132 230z">
          <text:p/>
        </draw:path>
        <draw:path draw:style-name="gr1" draw:text-style-name="P1" draw:layer="layout" svg:width="0.217cm" svg:height="0.239cm" svg:x="17.921cm" svg:y="11.061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olygon draw:style-name="gr1" draw:text-style-name="P1" draw:layer="layout" svg:width="0.314cm" svg:height="0.316cm" svg:x="19.787cm" svg:y="18.452cm" svg:viewBox="0 0 315 317" draw:points="0,317 66,0 108,0 81,132 245,132 273,0 315,0 249,317 207,317 238,168 74,168 42,317">
          <text:p/>
        </draw:polygon>
        <draw:path draw:style-name="gr1" draw:text-style-name="P1" draw:layer="layout" svg:width="0.213cm" svg:height="0.239cm" svg:x="20.106cm" svg:y="18.533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03cm" svg:height="0.239cm" svg:x="20.35cm" svg:y="18.534cm" svg:viewBox="0 0 204 240" svg:d="M0 156l39-2c0 11 2 21 5 29 4 8 10 14 20 19 9 5 20 8 32 8 17 0 30-4 39-11s13-15 13-24c0-7-3-13-8-19s-18-14-39-23-34-15-40-18c-9-6-16-13-21-21s-8-17-8-28c0-18 7-34 22-47 14-12 34-19 60-19 29 0 51 7 66 20s23 31 24 53l-38 2c-1-14-6-25-15-33s-22-12-39-12c-14 0-24 3-32 10-7 6-11 12-11 20 0 7 3 13 10 19 4 4 15 9 33 17 30 13 49 23 57 31 12 12 18 26 18 43 0 12-3 23-10 34s-18 20-32 26c-14 7-31 10-51 10-26 0-49-7-68-20-18-13-27-34-26-64z">
          <text:p/>
        </draw:path>
        <draw:polygon draw:style-name="gr1" draw:text-style-name="P1" draw:layer="layout" svg:width="0.229cm" svg:height="0.316cm" svg:x="20.567cm" svg:y="18.452cm" svg:viewBox="0 0 230 317" draw:points="0,317 66,0 105,0 64,196 178,87 230,87 132,173 191,317 149,317 103,199 55,240 39,317">
          <text:p/>
        </draw:polygon>
        <draw:path draw:style-name="gr1" draw:text-style-name="P1" draw:layer="layout" svg:width="0.217cm" svg:height="0.239cm" svg:x="20.794cm" svg:y="18.533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12cm" svg:height="0.229cm" svg:x="21.053cm" svg:y="18.539cm" svg:viewBox="0 0 213 230" svg:d="M38 230l-38-230h38l20 127c2 13 5 36 8 67 7-16 17-35 29-56l76-138h42l-132 230z">
          <text:p/>
        </draw:path>
        <draw:path draw:style-name="gr1" draw:text-style-name="P1" draw:layer="layout" svg:width="0.217cm" svg:height="0.239cm" svg:x="21.26cm" svg:y="18.533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olygon draw:style-name="gr1" draw:text-style-name="P1" draw:layer="layout" svg:width="0.307cm" svg:height="0.316cm" svg:x="17.559cm" svg:y="21.011cm" svg:viewBox="0 0 308 317" draw:points="0,317 66,0 108,0 77,152 249,0 308,0 161,129 269,317 222,317 130,156 64,214 42,317">
          <text:p/>
        </draw:polygon>
        <draw:path draw:style-name="gr1" draw:text-style-name="P1" draw:layer="layout" svg:width="0.213cm" svg:height="0.239cm" svg:x="17.853cm" svg:y="21.092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17cm" svg:height="0.234cm" svg:x="18.093cm" svg:y="21.093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41cm" svg:height="0.321cm" svg:x="18.249cm" svg:y="21.011cm" svg:viewBox="0 0 242 322" svg:d="M146 283c-22 26-45 39-70 39-22 0-40-8-54-24-15-16-22-40-22-70 0-28 6-54 17-77 12-23 26-40 43-52 17-11 35-17 52-17 29 0 50 14 65 41l26-123h39l-67 317h-36zM39 220c0 16 2 29 5 38 3 10 8 17 16 23s17 9 27 9c18 0 34-9 49-27 19-25 29-55 29-91 0-18-5-32-15-42-9-11-21-16-36-16-9 0-17 2-25 7-8 4-16 11-23 21-8 10-14 23-19 38s-8 29-8 40z">
          <text:p/>
        </draw:path>
        <draw:path draw:style-name="gr1" draw:text-style-name="P1" draw:layer="layout" svg:width="0.217cm" svg:height="0.229cm" svg:x="18.479cm" svg:y="21.098cm" svg:viewBox="0 0 218 230" svg:d="M0 230l6-31 124-139c9-10 18-20 29-30-18 2-32 3-40 3h-85l7-33h177l-5 25-125 140c-7 8-17 18-31 32 22-1 37-2 45-2h90l-7 35z">
          <text:p/>
        </draw:path>
        <draw:path draw:style-name="gr1" draw:text-style-name="P1" draw:layer="layout" svg:width="0.219cm" svg:height="0.316cm" svg:x="18.706cm" svg:y="21.011cm" svg:viewBox="0 0 220 317" svg:d="M0 317l66-317h39l-25 122c15-15 28-25 41-31 12-6 25-9 38-9 19 0 34 5 45 15 10 10 16 23 16 40 0 8-3 23-7 44l-29 136h-39l29-139c5-20 7-33 7-38 0-8-3-14-8-19-5-4-13-7-23-7-14 0-27 4-40 11-13 8-23 18-30 31-8 13-14 33-20 62l-21 99z">
          <text:p/>
        </draw:path>
        <draw:path draw:style-name="gr1" draw:text-style-name="P1" draw:layer="layout" svg:width="0.213cm" svg:height="0.239cm" svg:x="18.956cm" svg:y="21.092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olygon draw:style-name="gr1" draw:text-style-name="P1" draw:layer="layout" svg:width="0.105cm" svg:height="0.316cm" svg:x="19.193cm" svg:y="21.011cm" svg:viewBox="0 0 106 317" draw:points="0,317 67,0 106,0 39,317">
          <text:p/>
        </draw:polygon>
        <draw:path draw:style-name="gr1" draw:text-style-name="P1" draw:layer="layout" svg:width="0.105cm" svg:height="0.316cm" svg:x="19.293cm" svg:y="21.011cm" svg:viewBox="0 0 106 317" svg:d="M57 44l10-44h39l-9 44zM0 317l48-230h40l-49 230z">
          <text:p/>
        </draw:path>
        <draw:polygon draw:style-name="gr1" draw:text-style-name="P1" draw:layer="layout" svg:width="0.307cm" svg:height="0.316cm" svg:x="3.835cm" svg:y="15.932cm" svg:viewBox="0 0 308 317" draw:points="0,317 66,0 108,0 77,152 249,0 308,0 161,129 269,317 222,317 130,156 64,214 42,317">
          <text:p/>
        </draw:polygon>
        <draw:path draw:style-name="gr1" draw:text-style-name="P1" draw:layer="layout" svg:width="0.247cm" svg:height="0.321cm" svg:x="4.11cm" svg:y="16.019cm" svg:viewBox="0 0 248 322" svg:d="M0 318l2-37c8 2 16 4 24 4s14-2 19-6c7-5 13-13 21-27l12-22-38-230h39l17 116c3 23 6 46 9 69l103-185h40l-146 260c-14 25-27 42-38 50-10 8-23 12-37 12-10 0-18-1-27-4z">
          <text:p/>
        </draw:path>
        <draw:path draw:style-name="gr1" draw:text-style-name="P1" draw:layer="layout" svg:width="0.218cm" svg:height="0.234cm" svg:x="4.358cm" svg:y="16.019cm" svg:viewBox="0 0 219 235" svg:d="M144 188c-28 31-56 47-85 47-17 0-32-5-43-15-11-11-16-23-16-38 0-9 2-26 7-49l28-133h39l-31 147c-2 12-3 22-3 28 0 9 2 16 7 21 6 4 13 7 24 7s21-3 32-8c10-6 19-13 27-22 7-9 14-20 18-32 4-8 7-22 11-42l21-99h39l-48 230h-36z">
          <text:p/>
        </draw:path>
        <draw:path draw:style-name="gr1" draw:text-style-name="P1" draw:layer="layout" svg:width="0.203cm" svg:height="0.239cm" svg:x="4.594cm" svg:y="16.014cm" svg:viewBox="0 0 204 240" svg:d="M0 156l39-2c0 11 2 21 5 29 4 8 10 14 20 19 9 5 20 8 32 8 17 0 30-4 39-11s13-15 13-24c0-7-3-13-8-19s-18-14-39-23-34-15-40-18c-9-6-16-13-21-21s-8-17-8-28c0-18 7-34 22-47 14-12 34-19 60-19 29 0 51 7 66 20s23 31 24 53l-38 2c-1-14-6-25-15-33s-22-12-39-12c-14 0-24 3-32 10-7 6-11 12-11 20 0 7 3 13 10 19 4 4 15 9 33 17 30 13 49 23 57 31 12 12 18 26 18 43 0 12-3 23-10 34s-18 20-32 26c-14 7-31 10-51 10-26 0-49-7-68-20-18-13-27-34-26-64z">
          <text:p/>
        </draw:path>
        <draw:path draw:style-name="gr1" draw:text-style-name="P1" draw:layer="layout" svg:width="0.117cm" svg:height="0.316cm" svg:x="4.821cm" svg:y="15.936cm" svg:viewBox="0 0 118 317" svg:d="M82 281l-7 32c-9 2-18 4-27 4-16 0-28-4-38-12-7-6-10-13-10-23 0-5 2-17 6-35l28-133h-31l6-31h31l12-56 45-27-18 83h39l-7 31h-38l-27 126c-3 16-5 26-5 29 0 5 2 8 4 11 3 2 7 4 13 4 9 0 17-1 24-3z">
          <text:p/>
        </draw:path>
        <draw:path draw:style-name="gr1" draw:text-style-name="P1" draw:layer="layout" svg:width="0.212cm" svg:height="0.239cm" svg:x="4.941cm" svg:y="16.014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18cm" svg:height="0.234cm" svg:x="5.178cm" svg:y="16.014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41cm" svg:height="0.321cm" svg:x="5.432cm" svg:y="15.932cm" svg:viewBox="0 0 242 322" svg:d="M146 283c-22 26-45 39-70 39-22 0-40-8-54-24-15-16-22-40-22-70 0-28 6-54 17-77 12-23 26-40 43-52 17-11 35-17 52-17 29 0 50 14 65 41l26-123h39l-67 317h-36zM39 220c0 16 2 29 5 38 3 10 8 17 16 23s17 9 27 9c18 0 34-9 49-27 19-25 29-55 29-91 0-18-5-32-15-42-9-11-21-16-36-16-9 0-17 2-25 7-8 4-16 11-23 21-8 10-14 23-19 38s-8 29-8 40z">
          <text:p/>
        </draw:path>
        <draw:path draw:style-name="gr1" draw:text-style-name="P1" draw:layer="layout" svg:width="0.105cm" svg:height="0.316cm" svg:x="5.667cm" svg:y="15.932cm" svg:viewBox="0 0 106 317" svg:d="M57 44l10-44h39l-9 44zM0 317l48-230h40l-49 230z">
          <text:p/>
        </draw:path>
        <draw:polygon draw:style-name="gr1" draw:text-style-name="P1" draw:layer="layout" svg:width="0.105cm" svg:height="0.316cm" svg:x="5.764cm" svg:y="15.932cm" svg:viewBox="0 0 106 317" draw:points="0,317 67,0 106,0 39,317">
          <text:p/>
        </draw:polygon>
        <draw:polygon draw:style-name="gr1" draw:text-style-name="P1" draw:layer="layout" svg:width="0.214cm" svg:height="0.316cm" svg:x="12.717cm" svg:y="10.22cm" svg:viewBox="0 0 215 317" draw:points="0,317 66,0 109,0 50,281 215,281 207,317">
          <text:p/>
        </draw:polygon>
        <draw:path draw:style-name="gr1" draw:text-style-name="P1" draw:layer="layout" svg:width="0.217cm" svg:height="0.239cm" svg:x="12.967cm" svg:y="10.301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12cm" svg:height="0.229cm" svg:x="13.225cm" svg:y="10.307cm" svg:viewBox="0 0 213 230" svg:d="M38 230l-38-230h38l20 127c2 13 5 36 8 67 7-16 17-35 29-56l76-138h42l-132 230z">
          <text:p/>
        </draw:path>
        <draw:path draw:style-name="gr1" draw:text-style-name="P1" draw:layer="layout" svg:width="0.212cm" svg:height="0.239cm" svg:x="13.434cm" svg:y="10.301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cm" svg:height="0.239cm" svg:x="13.681cm" svg:y="10.301cm" svg:viewBox="0 0 201 240" svg:d="M148 151l40 4c-10 29-24 50-42 64s-39 21-62 21c-25 0-45-8-61-24-15-16-23-39-23-68 0-25 5-50 15-74s24-42 43-55c18-13 39-19 63-19 25 0 44 7 59 21 14 14 21 32 21 55l-38 3c0-15-4-26-13-34-8-9-19-13-32-13-16 0-30 5-41 15-12 10-21 25-28 45-6 21-9 40-9 59 0 20 4 34 13 44 8 10 19 15 32 15 12 0 24-5 36-15 12-9 21-24 27-44z">
          <text:p/>
        </draw:path>
        <draw:path draw:style-name="gr1" draw:text-style-name="P1" draw:layer="layout" svg:width="0.219cm" svg:height="0.316cm" svg:x="13.891cm" svg:y="10.22cm" svg:viewBox="0 0 220 317" svg:d="M0 317l66-317h39l-25 122c15-15 28-25 41-31 12-6 25-9 38-9 19 0 34 5 45 15 10 10 16 23 16 40 0 8-3 23-7 44l-29 136h-39l29-139c5-20 7-33 7-38 0-8-3-14-8-19-5-4-13-7-23-7-14 0-27 4-40 11-13 8-23 18-30 31-8 13-14 33-20 62l-21 99z">
          <text:p/>
        </draw:path>
        <draw:path draw:style-name="gr1" draw:text-style-name="P1" draw:layer="layout" svg:width="0.365cm" svg:height="0.316cm" svg:x="5.537cm" svg:y="6.805cm" svg:viewBox="0 0 366 317" svg:d="M0 317l66-317h52l32 205c4 27 7 53 8 78 9-22 24-50 44-87l111-196h53l-66 317h-42l33-154c8-36 19-76 33-120-9 21-20 43-33 66l-118 208h-41l-32-203c-3-19-5-41-6-65-4 27-7 49-11 66l-42 202z">
          <text:p/>
        </draw:path>
        <draw:path draw:style-name="gr1" draw:text-style-name="P1" draw:layer="layout" svg:width="0.217cm" svg:height="0.239cm" svg:x="5.907cm" svg:y="6.887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18cm" svg:height="0.234cm" svg:x="6.145cm" svg:y="6.887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117cm" svg:height="0.316cm" svg:x="6.4cm" svg:y="6.809cm" svg:viewBox="0 0 118 317" svg:d="M82 281l-7 32c-9 2-18 4-27 4-16 0-28-4-38-12-7-6-10-13-10-23 0-5 2-17 6-35l28-133h-31l6-31h31l12-56 45-27-18 83h39l-7 31h-38l-27 126c-3 16-5 26-5 29 0 5 2 8 4 11 3 2 7 4 13 4 9 0 17-1 24-3z">
          <text:p/>
        </draw:path>
        <draw:path draw:style-name="gr1" draw:text-style-name="P1" draw:layer="layout" svg:width="0.213cm" svg:height="0.239cm" svg:x="6.517cm" svg:y="6.887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18cm" svg:height="0.234cm" svg:x="6.758cm" svg:y="6.887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13cm" svg:height="0.239cm" svg:x="7.008cm" svg:y="6.887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89cm" svg:height="0.316cm" svg:x="10.414cm" svg:y="16.867cm" svg:viewBox="0 0 290 317" svg:d="M0 317l66-317h133c22 0 40 3 51 8 12 5 21 14 28 27 8 13 12 27 12 43 0 13-3 26-8 40-6 13-12 24-20 33-9 9-17 16-25 20-9 5-18 8-27 10-20 5-41 7-62 7h-79l-27 129zM77 152h69c28 0 47-3 60-8 13-6 23-15 31-27 7-12 11-25 11-38 0-11-2-19-6-26-4-6-10-11-17-14s-22-5-42-5h-82z">
          <text:p/>
        </draw:path>
        <draw:path draw:style-name="gr1" draw:text-style-name="P1" draw:layer="layout" svg:width="0.213cm" svg:height="0.239cm" svg:x="10.709cm" svg:y="16.949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17cm" svg:height="0.229cm" svg:x="10.943cm" svg:y="16.954cm" svg:viewBox="0 0 218 230" svg:d="M0 230l6-31 124-139c9-10 18-20 29-30-18 2-32 3-40 3h-85l7-33h177l-5 25-125 140c-7 8-17 18-31 32 22-1 37-2 45-2h90l-7 35z">
          <text:p/>
        </draw:path>
        <draw:path draw:style-name="gr1" draw:text-style-name="P1" draw:layer="layout" svg:width="0.213cm" svg:height="0.239cm" svg:x="11.175cm" svg:y="16.949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17cm" svg:height="0.234cm" svg:x="11.415cm" svg:y="16.949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41cm" svg:height="0.321cm" svg:x="11.571cm" svg:y="16.867cm" svg:viewBox="0 0 242 322" svg:d="M146 283c-22 26-45 39-70 39-22 0-40-8-54-24-15-16-22-40-22-70 0-28 6-54 17-77 12-23 26-40 43-52 17-11 35-17 52-17 29 0 50 14 65 41l26-123h39l-67 317h-36zM39 220c0 16 2 29 5 38 3 10 8 17 16 23s17 9 27 9c18 0 34-9 49-27 19-25 29-55 29-91 0-18-5-32-15-42-9-11-21-16-36-16-9 0-17 2-25 7-8 4-16 11-23 21-8 10-14 23-19 38s-8 29-8 40z">
          <text:p/>
        </draw:path>
        <draw:path draw:style-name="gr1" draw:text-style-name="P1" draw:layer="layout" svg:width="0.217cm" svg:height="0.229cm" svg:x="11.801cm" svg:y="16.954cm" svg:viewBox="0 0 218 230" svg:d="M0 230l6-31 124-139c9-10 18-20 29-30-18 2-32 3-40 3h-85l7-33h177l-5 25-125 140c-7 8-17 18-31 32 22-1 37-2 45-2h90l-7 35z">
          <text:p/>
        </draw:path>
        <draw:path draw:style-name="gr1" draw:text-style-name="P1" draw:layer="layout" svg:width="0.219cm" svg:height="0.316cm" svg:x="12.028cm" svg:y="16.867cm" svg:viewBox="0 0 220 317" svg:d="M0 317l66-317h39l-25 122c15-15 28-25 41-31 12-6 25-9 38-9 19 0 34 5 45 15 10 10 16 23 16 40 0 8-3 23-7 44l-29 136h-39l29-139c5-20 7-33 7-38 0-8-3-14-8-19-5-4-13-7-23-7-14 0-27 4-40 11-13 8-23 18-30 31-8 13-14 33-20 62l-21 99z">
          <text:p/>
        </draw:path>
        <draw:path draw:style-name="gr1" draw:text-style-name="P1" draw:layer="layout" svg:width="0.105cm" svg:height="0.316cm" svg:x="12.272cm" svg:y="16.867cm" svg:viewBox="0 0 106 317" svg:d="M57 44l10-44h39l-9 44zM0 317l48-230h40l-49 230z">
          <text:p/>
        </draw:path>
        <draw:polygon draw:style-name="gr1" draw:text-style-name="P1" draw:layer="layout" svg:width="0.229cm" svg:height="0.316cm" svg:x="12.371cm" svg:y="16.867cm" svg:viewBox="0 0 230 317" draw:points="0,317 66,0 105,0 64,196 178,87 230,87 132,173 191,317 149,317 103,199 55,240 39,317">
          <text:p/>
        </draw:polygon>
        <draw:path draw:style-name="gr1" draw:text-style-name="P1" draw:layer="layout" svg:width="0.289cm" svg:height="0.316cm" svg:x="4.376cm" svg:y="13.311cm" svg:viewBox="0 0 290 317" svg:d="M0 317l66-317h133c22 0 40 3 51 8 12 5 21 14 28 27 8 13 12 27 12 43 0 13-3 26-8 40-6 13-12 24-20 33-9 9-17 16-25 20-9 5-18 8-27 10-20 5-41 7-62 7h-79l-27 129zM77 152h69c28 0 47-3 60-8 13-6 23-15 31-27 7-12 11-25 11-38 0-11-2-19-6-26-4-6-10-11-17-14s-22-5-42-5h-82z">
          <text:p/>
        </draw:path>
        <draw:path draw:style-name="gr1" draw:text-style-name="P1" draw:layer="layout" svg:width="0.212cm" svg:height="0.239cm" svg:x="4.674cm" svg:y="13.393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17cm" svg:height="0.234cm" svg:x="4.911cm" svg:y="13.393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8cm" svg:height="0.234cm" svg:x="5.058cm" svg:y="13.393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105cm" svg:height="0.316cm" svg:x="5.302cm" svg:y="13.311cm" svg:viewBox="0 0 106 317" svg:d="M57 44l10-44h39l-9 44zM0 317l48-230h40l-49 230z">
          <text:p/>
        </draw:path>
        <draw:polygon draw:style-name="gr1" draw:text-style-name="P1" draw:layer="layout" svg:width="0.229cm" svg:height="0.316cm" svg:x="5.402cm" svg:y="13.311cm" svg:viewBox="0 0 230 317" draw:points="0,317 66,0 105,0 64,196 178,87 230,87 132,173 191,317 149,317 103,199 55,240 39,317">
          <text:p/>
        </draw:polygon>
        <draw:path draw:style-name="gr1" draw:text-style-name="P1" draw:layer="layout" svg:width="0.289cm" svg:height="0.316cm" svg:x="13.354cm" svg:y="6.928cm" svg:viewBox="0 0 290 317" svg:d="M0 317l66-317h133c22 0 40 3 51 8 12 5 21 14 28 27 8 13 12 27 12 43 0 13-3 26-8 40-6 13-12 24-20 33-9 9-17 16-25 20-9 5-18 8-27 10-20 5-41 7-62 7h-79l-27 129zM77 152h69c28 0 47-3 60-8 13-6 23-15 31-27 7-12 11-25 11-38 0-11-2-19-6-26-4-6-10-11-17-14s-22-5-42-5h-82z">
          <text:p/>
        </draw:path>
        <draw:polygon draw:style-name="gr1" draw:text-style-name="P1" draw:layer="layout" svg:width="0.105cm" svg:height="0.316cm" svg:x="13.641cm" svg:y="6.928cm" svg:viewBox="0 0 106 317" draw:points="0,317 67,0 106,0 39,317">
          <text:p/>
        </draw:polygon>
        <draw:path draw:style-name="gr1" draw:text-style-name="P1" draw:layer="layout" svg:width="0.212cm" svg:height="0.239cm" svg:x="13.75cm" svg:y="7.01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12cm" svg:height="0.229cm" svg:x="14.007cm" svg:y="7.015cm" svg:viewBox="0 0 213 230" svg:d="M38 230l-38-230h38l20 127c2 13 5 36 8 67 7-16 17-35 29-56l76-138h42l-132 230z">
          <text:p/>
        </draw:path>
        <draw:path draw:style-name="gr1" draw:text-style-name="P1" draw:layer="layout" svg:width="0.212cm" svg:height="0.239cm" svg:x="14.216cm" svg:y="7.01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18cm" svg:height="0.234cm" svg:x="14.453cm" svg:y="7.01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89cm" svg:height="0.316cm" svg:x="14.228cm" svg:y="15.974cm" svg:viewBox="0 0 290 317" svg:d="M0 317l66-317h133c22 0 40 3 51 8 12 5 21 14 28 27 8 13 12 27 12 43 0 13-3 26-8 40-6 13-12 24-20 33-9 9-17 16-25 20-9 5-18 8-27 10-20 5-41 7-62 7h-79l-27 129zM77 152h69c28 0 47-3 60-8 13-6 23-15 31-27 7-12 11-25 11-38 0-11-2-19-6-26-4-6-10-11-17-14s-22-5-42-5h-82z">
          <text:p/>
        </draw:path>
        <draw:polygon draw:style-name="gr1" draw:text-style-name="P1" draw:layer="layout" svg:width="0.105cm" svg:height="0.316cm" svg:x="14.515cm" svg:y="15.974cm" svg:viewBox="0 0 106 317" draw:points="0,317 67,0 106,0 39,317">
          <text:p/>
        </draw:polygon>
        <draw:path draw:style-name="gr1" draw:text-style-name="P1" draw:layer="layout" svg:width="0.217cm" svg:height="0.239cm" svg:x="14.623cm" svg:y="16.056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12cm" svg:height="0.229cm" svg:x="14.882cm" svg:y="16.061cm" svg:viewBox="0 0 213 230" svg:d="M38 230l-38-230h38l20 127c2 13 5 36 8 67 7-16 17-35 29-56l76-138h42l-132 230z">
          <text:p/>
        </draw:path>
        <draw:path draw:style-name="gr1" draw:text-style-name="P1" draw:layer="layout" svg:width="0.241cm" svg:height="0.321cm" svg:x="15.09cm" svg:y="15.974cm" svg:viewBox="0 0 242 322" svg:d="M146 283c-22 26-45 39-70 39-22 0-40-8-54-24-15-16-22-40-22-70 0-28 6-54 17-77 12-23 26-40 43-52 17-11 35-17 52-17 29 0 50 14 65 41l26-123h39l-67 317h-36zM39 220c0 16 2 29 5 38 3 10 8 17 16 23s17 9 27 9c18 0 34-9 49-27 19-25 29-55 29-91 0-18-5-32-15-42-9-11-21-16-36-16-9 0-17 2-25 7-8 4-16 11-23 21-8 10-14 23-19 38s-8 29-8 40z">
          <text:p/>
        </draw:path>
        <draw:path draw:style-name="gr1" draw:text-style-name="P1" draw:layer="layout" svg:width="0.105cm" svg:height="0.316cm" svg:x="15.326cm" svg:y="15.974cm" svg:viewBox="0 0 106 317" svg:d="M57 44l10-44h39l-9 44zM0 317l48-230h40l-49 230z">
          <text:p/>
        </draw:path>
        <draw:path draw:style-name="gr1" draw:text-style-name="P1" draw:layer="layout" svg:width="0.212cm" svg:height="0.229cm" svg:x="15.445cm" svg:y="16.061cm" svg:viewBox="0 0 213 230" svg:d="M38 230l-38-230h38l20 127c2 13 5 36 8 67 7-16 17-35 29-56l76-138h42l-132 230z">
          <text:p/>
        </draw:path>
        <draw:path draw:style-name="gr1" draw:text-style-name="P1" draw:layer="layout" svg:width="0.301cm" svg:height="0.316cm" svg:x="23.825cm" svg:y="5.837cm" svg:viewBox="0 0 302 317" svg:d="M0 317l66-317h133c26 0 46 2 60 7 13 4 24 12 32 24 7 12 11 28 11 46 0 26-8 47-25 64s-44 28-82 33c12 9 21 17 26 25 14 19 24 38 32 58l25 60h-48l-22-59c-9-22-18-40-28-56-8-10-15-17-22-21-8-3-20-5-37-5h-49l-30 141zM79 142h58c28 0 45-1 53-1 16-2 29-6 40-11 10-6 18-13 23-23 6-9 9-20 9-31 0-9-2-17-6-24-5-6-10-11-17-14-7-2-18-3-34-3h-104z">
          <text:p/>
        </draw:path>
        <draw:path draw:style-name="gr1" draw:text-style-name="P1" draw:layer="layout" svg:width="0.213cm" svg:height="0.239cm" svg:x="24.142cm" svg:y="5.919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17cm" svg:height="0.229cm" svg:x="24.377cm" svg:y="5.924cm" svg:viewBox="0 0 218 230" svg:d="M0 230l6-31 124-139c9-10 18-20 29-30-18 2-32 3-40 3h-85l7-33h177l-5 25-125 140c-7 7-17 18-31 32 22-1 37-2 45-2h90l-7 35z">
          <text:p/>
        </draw:path>
        <draw:path draw:style-name="gr1" draw:text-style-name="P1" draw:layer="layout" svg:width="0.238cm" svg:height="0.325cm" svg:x="24.6cm" svg:y="5.919cm" svg:viewBox="0 0 239 326" svg:d="M1 255l40 4c-1 9 0 16 3 20 2 5 6 8 12 10 7 4 16 5 27 5 24 0 41-6 51-18 7-8 13-26 19-54l4-18c-21 20-42 31-65 31s-43-9-58-26c-16-17-24-41-24-72 0-26 6-50 19-72 12-21 27-37 44-48s34-17 52-17c30 0 54 14 70 43l8-38h36l-47 222c-5 24-11 43-20 57-8 13-19 24-34 31-15 8-31 11-51 11-18 0-34-2-47-7-14-5-24-11-30-21-7-9-10-19-10-31 0-4 0-8 1-12zM50 133c0 16 2 28 5 36 4 11 10 19 18 25s17 9 27 9c13 0 25-5 38-14s23-23 31-42 12-37 12-54c0-19-6-34-16-45-11-11-24-16-39-16-9 0-19 2-28 7s-17 13-25 24c-7 10-13 23-17 37-4 15-6 26-6 33z">
          <text:p/>
        </draw:path>
        <draw:path draw:style-name="gr1" draw:text-style-name="P1" draw:layer="layout" svg:width="0.17cm" svg:height="0.234cm" svg:x="24.848cm" svg:y="5.919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3cm" svg:height="0.239cm" svg:x="25cm" svg:y="5.919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41cm" svg:height="0.321cm" svg:x="25.249cm" svg:y="5.837cm" svg:viewBox="0 0 242 322" svg:d="M146 283c-22 26-45 39-70 39-22 0-40-8-54-24-15-16-22-40-22-70 0-28 6-54 17-77 12-23 26-40 43-52 17-11 35-17 52-17 29 0 50 14 65 41l26-123h39l-67 317h-36zM39 220c0 16 2 29 5 38 3 10 8 17 16 23s17 9 27 9c18 0 34-9 49-27 19-25 29-55 29-91 0-18-5-32-15-42-9-11-21-16-36-16-9 0-17 2-25 7-8 4-16 11-23 21-8 10-14 23-19 38s-8 29-8 40z">
          <text:p/>
        </draw:path>
        <draw:path draw:style-name="gr1" draw:text-style-name="P1" draw:layer="layout" svg:width="0.301cm" svg:height="0.316cm" svg:x="20.445cm" svg:y="5.824cm" svg:viewBox="0 0 302 317" svg:d="M0 317l66-317h133c26 0 46 2 60 7 13 4 24 12 32 24 7 12 11 28 11 46 0 26-8 47-25 64s-44 28-82 33c12 9 21 17 26 25 14 19 24 38 32 58l25 60h-48l-22-59c-9-22-18-40-28-56-8-10-15-17-22-21-8-3-20-5-37-5h-49l-30 141zM79 142h58c28 0 45-1 53-1 16-2 29-6 40-11 10-6 18-13 23-23 6-9 9-20 9-31 0-9-2-17-6-24-5-6-10-11-17-14-7-2-18-3-34-3h-104z">
          <text:p/>
        </draw:path>
        <draw:path draw:style-name="gr1" draw:text-style-name="P1" draw:layer="layout" svg:width="0.218cm" svg:height="0.234cm" svg:x="20.77cm" svg:y="5.911cm" svg:viewBox="0 0 219 235" svg:d="M144 188c-28 31-56 47-85 47-17 0-32-5-43-15-11-11-16-23-16-38 0-9 2-26 7-49l28-133h39l-31 147c-2 12-3 22-3 28 0 9 2 16 7 21 6 4 13 7 24 7s21-3 32-8c10-6 19-13 27-22 7-9 14-20 18-32 4-8 7-22 11-42l21-99h39l-48 230h-36z">
          <text:p/>
        </draw:path>
        <draw:path draw:style-name="gr1" draw:text-style-name="P1" draw:layer="layout" svg:width="0.203cm" svg:height="0.239cm" svg:x="21.006cm" svg:y="5.906cm" svg:viewBox="0 0 204 240" svg:d="M0 156l39-2c0 11 2 21 5 29 4 8 10 14 20 19 9 5 20 8 32 8 17 0 30-4 39-11s13-15 13-24c0-7-3-13-8-19s-18-14-39-23-34-15-40-18c-9-6-16-13-21-21s-8-17-8-28c0-18 7-34 22-47 14-12 34-19 60-19 29 0 51 7 66 20s23 31 24 53l-38 2c-1-14-6-25-15-33s-22-12-39-12c-14 0-24 3-32 10-7 6-11 12-11 20 0 7 3 13 10 19 4 4 15 9 33 17 30 13 49 23 57 31 12 12 18 26 18 43 0 12-3 23-10 34s-18 20-32 26c-14 7-31 10-51 10-26 0-49-7-68-20-18-13-27-34-26-64z">
          <text:p/>
        </draw:path>
        <draw:path draw:style-name="gr1" draw:text-style-name="P1" draw:layer="layout" svg:width="0.212cm" svg:height="0.239cm" svg:x="21.231cm" svg:y="5.906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65cm" svg:height="0.326cm" svg:x="25.773cm" svg:y="8.29cm" svg:viewBox="0 0 266 327" svg:d="M0 220l41-4v11c0 12 3 23 8 33 6 10 15 18 28 24 13 5 29 8 47 8 25 0 44-5 58-16 13-11 20-24 20-38 0-10-4-19-11-28-7-8-27-19-59-32-25-11-42-20-51-25-14-10-25-20-32-31-6-11-10-23-10-38 0-16 5-31 14-44s22-23 39-30 37-10 58-10c26 0 48 4 65 13 18 9 31 20 39 34 8 15 12 29 12 42 0 1 0 3 0 6l-41 3c0-8-1-15-2-20-3-9-8-17-14-23s-14-11-25-14c-10-4-22-6-35-6-23 0-41 5-54 16-10 8-15 18-15 31 0 8 2 15 6 21s12 12 22 18c8 4 25 13 53 25 23 10 39 18 48 24 11 7 20 17 26 28 6 10 9 23 9 37 0 17-5 32-15 47-11 14-25 26-44 34-18 7-39 11-63 11-36 0-65-7-88-23-22-16-34-44-34-84z">
          <text:p/>
        </draw:path>
        <draw:path draw:style-name="gr1" draw:text-style-name="P1" draw:layer="layout" svg:width="0.219cm" svg:height="0.316cm" svg:x="26.051cm" svg:y="8.295cm" svg:viewBox="0 0 220 317" svg:d="M0 317l66-317h39l-25 122c15-15 28-25 41-31 12-6 25-9 38-9 19 0 34 5 45 15 10 10 16 23 16 40 0 8-3 23-7 44l-29 136h-39l29-139c5-20 7-33 7-38 0-8-3-14-8-19-5-4-13-7-23-7-14 0-27 4-40 11-13 8-23 18-30 31-8 13-14 33-20 62l-21 99z">
          <text:p/>
        </draw:path>
        <draw:path draw:style-name="gr1" draw:text-style-name="P1" draw:layer="layout" svg:width="0.218cm" svg:height="0.234cm" svg:x="26.309cm" svg:y="8.382cm" svg:viewBox="0 0 219 235" svg:d="M144 188c-28 31-56 47-85 47-17 0-32-5-43-15-11-11-16-23-16-38 0-9 2-26 7-49l28-133h39l-31 147c-2 12-3 22-3 28 0 9 2 16 7 21 6 4 13 7 24 7s21-3 32-8c10-6 19-13 27-22 7-9 14-20 18-32 4-8 7-22 11-42l21-99h39l-48 230h-36z">
          <text:p/>
        </draw:path>
        <draw:path draw:style-name="gr1" draw:text-style-name="P1" draw:layer="layout" svg:width="0.344cm" svg:height="0.234cm" svg:x="26.541cm" svg:y="8.377cm" svg:viewBox="0 0 345 235" svg:d="M0 235l48-230h39l-8 38c15-16 28-27 39-34 12-6 24-9 37-9 15 0 26 4 36 11 10 8 16 19 19 32 12-14 24-25 37-32s26-11 40-11c20 0 34 5 44 14 9 9 14 22 14 38 0 7-2 19-5 35l-31 148h-39l31-152c3-12 5-21 5-27 0-7-3-13-8-17-4-5-11-7-20-7-11 0-23 4-35 11s-22 16-28 28c-7 11-13 29-18 52l-23 112h-39l32-155c2-11 3-18 3-23 0-7-2-13-7-18-4-4-10-7-18-7-11 0-23 4-35 11s-22 17-29 29c-8 13-14 31-19 54l-23 109z">
          <text:p/>
        </draw:path>
        <draw:path draw:style-name="gr1" draw:text-style-name="P1" draw:layer="layout" svg:width="0.212cm" svg:height="0.239cm" svg:x="26.917cm" svg:y="8.377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18cm" svg:height="0.234cm" svg:x="27.154cm" svg:y="8.377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65cm" svg:height="0.326cm" svg:x="25.945cm" svg:y="3.715cm" svg:viewBox="0 0 266 327" svg:d="M0 220l41-4v11c0 12 3 23 8 33 6 10 15 18 28 24 13 5 29 8 47 8 25 0 44-5 58-16 13-11 20-24 20-38 0-10-4-19-11-28-7-8-27-19-59-32-25-11-42-20-51-25-14-10-25-20-32-31-6-11-10-23-10-38 0-16 5-31 14-44s22-23 39-30 37-10 58-10c26 0 48 4 65 13 18 9 31 20 39 34 8 15 12 29 12 42 0 1 0 3 0 6l-41 3c0-8-1-15-2-20-3-9-8-17-14-23s-14-11-25-14c-10-4-22-6-35-6-23 0-41 5-54 16-10 8-15 18-15 31 0 8 2 15 6 21s12 12 22 18c8 4 25 13 53 25 23 10 39 18 48 24 11 7 20 17 26 28 6 10 9 23 9 37 0 17-5 32-15 47-11 14-25 26-44 34-18 7-39 11-63 11-36 0-65-7-88-23-22-16-34-44-34-84z">
          <text:p/>
        </draw:path>
        <draw:path draw:style-name="gr1" draw:text-style-name="P1" draw:layer="layout" svg:width="0.105cm" svg:height="0.316cm" svg:x="26.221cm" svg:y="3.721cm" svg:viewBox="0 0 106 317" svg:d="M57 44l10-44h39l-9 44zM0 317l48-230h40l-49 230z">
          <text:p/>
        </draw:path>
        <draw:polygon draw:style-name="gr1" draw:text-style-name="P1" draw:layer="layout" svg:width="0.105cm" svg:height="0.316cm" svg:x="26.318cm" svg:y="3.721cm" svg:viewBox="0 0 106 317" draw:points="0,317 67,0 106,0 39,317">
          <text:p/>
        </draw:polygon>
        <draw:path draw:style-name="gr1" draw:text-style-name="P1" draw:layer="layout" svg:width="0.105cm" svg:height="0.316cm" svg:x="26.417cm" svg:y="3.721cm" svg:viewBox="0 0 106 317" svg:d="M57 44l10-44h39l-9 44zM0 317l48-230h40l-49 230z">
          <text:p/>
        </draw:path>
        <draw:path draw:style-name="gr1" draw:text-style-name="P1" draw:layer="layout" svg:width="0.203cm" svg:height="0.239cm" svg:x="26.52cm" svg:y="3.803cm" svg:viewBox="0 0 204 240" svg:d="M0 156l39-2c0 11 2 21 5 29 4 8 10 14 20 19 9 5 20 8 32 8 17 0 30-4 39-11s13-15 13-24c0-7-3-13-8-19s-18-14-39-23-34-15-40-18c-9-6-16-13-21-21s-8-17-8-28c0-18 7-34 22-47 14-12 34-19 60-19 29 0 51 7 66 20s23 31 24 53l-38 2c-1-14-6-25-15-33s-22-12-39-12c-14 0-24 3-32 10-7 6-11 12-11 20 0 7 3 13 10 19 4 4 15 9 33 17 30 13 49 23 57 31 12 12 18 26 18 43 0 12-3 23-10 34s-18 20-32 26c-14 7-31 10-51 10-26 0-49-7-68-20-18-13-27-34-26-64z">
          <text:p/>
        </draw:path>
        <draw:path draw:style-name="gr1" draw:text-style-name="P1" draw:layer="layout" svg:width="0.117cm" svg:height="0.316cm" svg:x="26.747cm" svg:y="3.725cm" svg:viewBox="0 0 118 317" svg:d="M82 281l-7 32c-9 2-18 4-27 4-16 0-28-4-38-12-7-6-10-13-10-23 0-5 2-17 6-35l28-133h-31l6-31h31l12-56 45-27-18 83h39l-7 31h-38l-27 126c-3 16-5 26-5 29 0 5 2 8 4 11 3 2 7 4 13 4 9 0 17-1 24-3z">
          <text:p/>
        </draw:path>
        <draw:path draw:style-name="gr1" draw:text-style-name="P1" draw:layer="layout" svg:width="0.17cm" svg:height="0.234cm" svg:x="26.859cm" svg:y="3.803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3cm" svg:height="0.239cm" svg:x="27.011cm" svg:y="3.803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65cm" svg:height="0.326cm" svg:x="22.012cm" svg:y="12.585cm" svg:viewBox="0 0 266 327" svg:d="M0 220l41-4v11c0 12 3 23 8 33 6 10 15 18 28 24 13 5 29 8 47 8 25 0 44-5 58-16 13-11 20-24 20-38 0-10-4-19-11-28-7-8-27-19-59-32-25-11-42-20-51-25-14-10-25-20-32-31-6-11-10-23-10-38 0-16 5-31 14-44s22-23 39-30 37-10 58-10c26 0 48 4 65 13 18 9 31 20 39 34 8 15 12 29 12 42 0 1 0 3 0 6l-41 3c0-8-1-15-2-20-3-9-8-17-14-23s-14-11-25-14c-10-4-22-6-35-6-23 0-41 5-54 16-10 8-15 18-15 31 0 8 2 15 6 21s12 12 22 18c8 4 25 13 53 25 23 10 39 18 48 24 11 7 20 17 26 28 6 10 9 23 9 37 0 17-5 32-15 47-11 14-25 26-44 34-18 7-39 11-63 11-36 0-65-7-88-23-22-16-34-44-34-84z">
          <text:p/>
        </draw:path>
        <draw:polygon draw:style-name="gr1" draw:text-style-name="P1" draw:layer="layout" svg:width="0.105cm" svg:height="0.316cm" svg:x="22.287cm" svg:y="12.59cm" svg:viewBox="0 0 106 317" draw:points="0,317 67,0 106,0 39,317">
          <text:p/>
        </draw:polygon>
        <draw:path draw:style-name="gr1" draw:text-style-name="P1" draw:layer="layout" svg:width="0.105cm" svg:height="0.316cm" svg:x="22.387cm" svg:y="12.59cm" svg:viewBox="0 0 106 317" svg:d="M57 44l10-44h39l-9 44zM0 317l48-230h40l-49 230z">
          <text:p/>
        </draw:path>
        <draw:path draw:style-name="gr1" draw:text-style-name="P1" draw:layer="layout" svg:width="0.212cm" svg:height="0.229cm" svg:x="22.506cm" svg:y="12.677cm" svg:viewBox="0 0 213 230" svg:d="M38 230l-38-230h38l20 127c2 13 5 36 8 67 7-16 17-35 29-56l76-138h42l-132 230z">
          <text:p/>
        </draw:path>
        <draw:path draw:style-name="gr1" draw:text-style-name="P1" draw:layer="layout" svg:width="0.212cm" svg:height="0.239cm" svg:x="22.715cm" svg:y="12.672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18cm" svg:height="0.234cm" svg:x="22.952cm" svg:y="12.672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65cm" svg:height="0.326cm" svg:x="13.498cm" svg:y="20.23cm" svg:viewBox="0 0 266 327" svg:d="M0 220l41-4v11c0 12 3 23 8 33 6 10 15 18 28 24 13 5 29 8 47 8 25 0 44-5 58-16 13-11 20-24 20-38 0-10-4-19-11-28-7-8-27-19-59-32-25-11-42-20-51-25-14-10-25-20-32-31-6-11-10-23-10-38 0-16 5-31 14-44s22-23 39-30 37-10 58-10c26 0 48 4 65 13 18 9 31 20 39 34 8 15 12 29 12 42 0 1 0 3 0 6l-41 3c0-8-1-15-2-20-3-9-8-17-14-23s-14-11-25-14c-10-4-22-6-35-6-23 0-41 5-54 16-10 8-15 18-15 31 0 8 2 15 6 21s12 12 22 18c8 4 25 13 53 25 23 10 39 18 48 24 11 7 20 17 26 28 6 10 9 23 9 37 0 17-5 32-15 47-11 14-25 26-44 34-18 7-39 11-63 11-36 0-65-7-88-23-22-16-34-44-34-84z">
          <text:p/>
        </draw:path>
        <draw:path draw:style-name="gr1" draw:text-style-name="P1" draw:layer="layout" svg:width="0.344cm" svg:height="0.234cm" svg:x="13.776cm" svg:y="20.317cm" svg:viewBox="0 0 345 235" svg:d="M0 235l48-230h39l-8 38c15-16 28-27 39-34 12-6 24-9 37-9 15 0 26 4 36 11 10 8 16 19 19 32 12-14 24-25 37-32s26-11 40-11c20 0 34 5 44 14 9 9 14 22 14 38 0 7-2 19-5 35l-31 148h-39l31-152c3-12 5-21 5-27 0-7-3-13-8-17-4-5-11-7-20-7-11 0-23 4-35 11s-22 16-28 28c-7 11-13 29-18 52l-23 112h-39l32-155c2-11 3-18 3-23 0-7-2-13-7-18-4-4-10-7-18-7-11 0-23 4-35 11s-22 17-29 29c-8 13-14 31-19 54l-23 109z">
          <text:p/>
        </draw:path>
        <draw:path draw:style-name="gr1" draw:text-style-name="P1" draw:layer="layout" svg:width="0.217cm" svg:height="0.239cm" svg:x="14.15cm" svg:y="20.317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olygon draw:style-name="gr1" draw:text-style-name="P1" draw:layer="layout" svg:width="0.105cm" svg:height="0.316cm" svg:x="14.385cm" svg:y="20.235cm" svg:viewBox="0 0 106 317" draw:points="0,317 67,0 106,0 39,317">
          <text:p/>
        </draw:polygon>
        <draw:path draw:style-name="gr1" draw:text-style-name="P1" draw:layer="layout" svg:width="0.247cm" svg:height="0.321cm" svg:x="14.472cm" svg:y="20.322cm" svg:viewBox="0 0 248 322" svg:d="M0 318l2-37c8 2 16 4 24 4s14-2 19-6c7-5 13-13 21-27l12-22-38-230h39l17 116c3 23 6 46 9 69l103-185h40l-146 260c-14 25-27 42-38 50-10 8-23 12-37 12-10 0-18-1-27-4z">
          <text:p/>
        </draw:path>
        <draw:path draw:style-name="gr1" draw:text-style-name="P1" draw:layer="layout" svg:width="0.213cm" svg:height="0.239cm" svg:x="14.712cm" svg:y="20.317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18cm" svg:height="0.234cm" svg:x="14.952cm" svg:y="20.317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65cm" svg:height="0.326cm" svg:x="6.844cm" svg:y="12.795cm" svg:viewBox="0 0 266 327" svg:d="M0 220l41-4v11c0 12 3 23 8 33 6 10 15 18 28 24 13 5 29 8 47 8 25 0 44-5 58-16 13-11 20-24 20-38 0-10-4-19-11-28-7-8-27-19-59-32-25-11-42-20-51-25-14-10-25-20-32-31-6-11-10-23-10-38 0-16 5-31 14-44s22-23 39-30 37-10 58-10c26 0 48 4 65 13 18 9 31 20 39 34 8 15 12 29 12 42 0 1 0 3 0 6l-41 3c0-8-1-15-2-20-3-9-8-17-14-23s-14-11-25-14c-10-4-22-6-35-6-23 0-41 5-54 16-10 8-15 18-15 31 0 8 2 15 6 21s12 12 22 18c8 4 25 13 53 25 23 10 39 18 48 24 11 7 20 17 26 28 6 10 9 23 9 37 0 17-5 32-15 47-11 14-25 26-44 34-18 7-39 11-63 11-36 0-65-7-88-23-22-16-34-44-34-84z">
          <text:p/>
        </draw:path>
        <draw:path draw:style-name="gr1" draw:text-style-name="P1" draw:layer="layout" svg:width="0.217cm" svg:height="0.239cm" svg:x="7.129cm" svg:y="12.882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16cm" svg:height="0.321cm" svg:x="7.373cm" svg:y="12.795cm" svg:viewBox="0 0 161 322" svg:d="M0 322l42-199h-35l6-30h35l7-33c3-16 7-28 11-35 3-7 9-13 18-18 8-5 19-7 33-7 10 0 25 2 44 6l-7 34c-14-3-25-5-34-5-7 0-13 2-17 6s-8 13-10 27l-6 25h44l-6 30h-44l-42 199z">
          <text:p/>
        </draw:path>
        <draw:path draw:style-name="gr1" draw:text-style-name="P1" draw:layer="layout" svg:width="0.105cm" svg:height="0.316cm" svg:x="7.488cm" svg:y="12.8cm" svg:viewBox="0 0 106 317" svg:d="M57 44l10-44h39l-9 44zM0 317l48-230h40l-49 230z">
          <text:p/>
        </draw:path>
        <draw:path draw:style-name="gr1" draw:text-style-name="P1" draw:layer="layout" svg:width="3.092cm" svg:height="0.239cm" svg:x="7.807cm" svg:y="12.882cm" svg:viewBox="0 0 3093 240" svg:d="M925 206c188 12 376 21 564 26s375 8 578 8c303 0 563-6 751-19 174-12 275-28 275-48 0-12-43-24-130-34-87-9-188-17-333-23-144-6-303-11-505-13-130-2-376-3-737-4-347-1-608-4-752-8-43-11-72-20-72-27 0-9 43-16 144-21 130-7 318-11 578-11 232 0 434 4 578 11 159 7 261 18 333 31l578-4c-130-22-303-40-564-52-245-12-563-18-954-18-419 0-737 7-982 20-174 10-275 24-275 40 0 12 29 26 87 42l173 57c72 19 101 33 101 45 0 7-29 17-72 31h564c43-8 58-17 72-29zM708 119c87 2 174 3 260 4 87 2 246 3 463 4 318 2 549 5 694 8 130 3 231 8 303 15 72 6 101 14 101 22 0 11-57 20-159 27-115 7-274 11-477 11-188 0-361-4-534-11-174-6-304-16-405-28s-188-30-246-52z">
          <text:p/>
        </draw:path>
        <draw:path draw:style-name="gr1" draw:text-style-name="P1" draw:layer="layout" svg:width="0.265cm" svg:height="0.326cm" svg:x="9.171cm" svg:y="12.725cm" svg:viewBox="0 0 266 327" svg:d="M0 220l41-4v11c0 12 3 23 8 33 6 10 15 18 28 24 13 5 29 8 47 8 25 0 44-5 58-16 13-11 20-24 20-38 0-10-4-19-11-28-7-8-27-19-59-32-25-11-42-20-51-25-14-10-25-20-32-31-6-11-10-23-10-38 0-16 5-31 14-44s22-23 39-30 37-10 58-10c26 0 48 4 65 13 18 9 31 20 39 34 8 15 12 29 12 42 0 1 0 3 0 6l-41 3c0-8-1-15-2-20-3-9-8-17-14-23s-14-11-25-14c-10-4-22-6-35-6-23 0-41 5-54 16-10 8-15 18-15 31 0 8 2 15 6 21s12 12 22 18c8 4 25 13 53 25 23 10 39 18 48 24 11 7 20 17 26 28 6 10 9 23 9 37 0 17-5 32-15 47-11 14-25 26-44 34-18 7-39 11-63 11-36 0-65-7-88-23-22-16-34-44-34-84z">
          <text:p/>
        </draw:path>
        <draw:path draw:style-name="gr1" draw:text-style-name="P1" draw:layer="layout" svg:width="0.217cm" svg:height="0.239cm" svg:x="9.456cm" svg:y="12.812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16cm" svg:height="0.321cm" svg:x="9.699cm" svg:y="12.725cm" svg:viewBox="0 0 161 322" svg:d="M0 322l42-199h-35l6-30h35l7-33c3-16 7-28 11-35 3-7 9-13 18-18 8-5 19-7 33-7 10 0 25 2 44 6l-7 34c-14-3-25-5-34-5-7 0-13 2-17 6s-8 13-10 27l-6 25h44l-6 30h-44l-42 199z">
          <text:p/>
        </draw:path>
        <draw:path draw:style-name="gr1" draw:text-style-name="P1" draw:layer="layout" svg:width="0.105cm" svg:height="0.316cm" svg:x="9.815cm" svg:y="12.73cm" svg:viewBox="0 0 106 317" svg:d="M57 44l10-44h39l-9 44zM0 317l48-230h40l-49 230z">
          <text:p/>
        </draw:path>
        <draw:path draw:style-name="gr1" draw:text-style-name="P1" draw:layer="layout" svg:width="0.213cm" svg:height="0.239cm" svg:x="9.919cm" svg:y="12.812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89cm" svg:height="0.316cm" svg:x="10.287cm" svg:y="12.73cm" svg:viewBox="0 0 290 317" svg:d="M0 317l66-317h133c22 0 40 3 51 8 12 5 21 14 28 27 8 13 12 27 12 43 0 13-3 26-8 40-6 13-12 24-20 33-9 9-17 16-25 20-9 5-18 8-27 10-20 5-41 7-62 7h-79l-27 129zM77 152h69c28 0 47-3 60-8 13-6 23-15 31-27 7-12 11-25 11-38 0-11-2-19-6-26-4-6-10-11-17-14s-22-5-42-5h-82z">
          <text:p/>
        </draw:path>
        <draw:path draw:style-name="gr1" draw:text-style-name="P1" draw:layer="layout" svg:width="0.17cm" svg:height="0.234cm" svg:x="10.576cm" svg:y="12.812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7cm" svg:height="0.239cm" svg:x="10.73cm" svg:y="12.812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12cm" svg:height="0.229cm" svg:x="10.989cm" svg:y="12.817cm" svg:viewBox="0 0 213 230" svg:d="M38 230l-38-230h38l20 127c2 13 5 36 8 67 7-16 17-35 29-56l76-138h42l-132 230z">
          <text:p/>
        </draw:path>
        <draw:path draw:style-name="gr1" draw:text-style-name="P1" draw:layer="layout" svg:width="0.105cm" svg:height="0.316cm" svg:x="11.187cm" svg:y="12.73cm" svg:viewBox="0 0 106 317" svg:d="M57 44l10-44h39l-9 44zM0 317l48-230h40l-49 230z">
          <text:p/>
        </draw:path>
        <draw:path draw:style-name="gr1" draw:text-style-name="P1" draw:layer="layout" svg:width="0.218cm" svg:height="0.234cm" svg:x="11.287cm" svg:y="12.812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cm" svg:height="0.239cm" svg:x="11.542cm" svg:y="12.812cm" svg:viewBox="0 0 201 240" svg:d="M148 151l40 4c-10 29-24 50-42 64s-39 21-62 21c-25 0-45-8-61-24-15-16-23-39-23-68 0-25 5-50 15-74s24-42 43-55c18-13 39-19 63-19 25 0 44 7 59 21 14 14 21 32 21 55l-38 3c0-15-4-26-13-34-8-9-19-13-32-13-16 0-30 5-41 15-12 10-21 25-28 45-6 21-9 40-9 59 0 20 4 34 13 44 8 10 19 15 32 15 12 0 24-5 36-15 12-9 21-24 27-44z">
          <text:p/>
        </draw:path>
        <draw:path draw:style-name="gr1" draw:text-style-name="P1" draw:layer="layout" svg:width="0.212cm" svg:height="0.239cm" svg:x="11.761cm" svg:y="12.812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65cm" svg:height="0.326cm" svg:x="17.642cm" svg:y="14.414cm" svg:viewBox="0 0 266 327" svg:d="M0 220l41-4v11c0 12 3 23 8 33 6 10 15 18 28 24 13 5 29 8 47 8 25 0 44-5 58-16 13-11 20-24 20-38 0-10-4-19-11-28-7-8-27-19-59-32-25-11-42-20-51-25-14-10-25-20-32-31-6-11-10-23-10-38 0-16 5-31 14-44s22-23 39-30 37-10 58-10c26 0 48 4 65 13 18 9 31 20 39 34 8 15 12 29 12 42 0 1 0 3 0 6l-41 3c0-8-1-15-2-20-3-9-8-17-14-23s-14-11-25-14c-10-4-22-6-35-6-23 0-41 5-54 16-10 8-15 18-15 31 0 8 2 15 6 21s12 12 22 18c8 4 25 13 53 25 23 10 39 18 48 24 11 7 20 17 26 28 6 10 9 23 9 37 0 17-5 32-15 47-11 14-25 26-44 34-18 7-39 11-63 11-36 0-65-7-88-23-22-16-34-44-34-84z">
          <text:p/>
        </draw:path>
        <draw:path draw:style-name="gr1" draw:text-style-name="P1" draw:layer="layout" svg:width="0.117cm" svg:height="0.316cm" svg:x="17.929cm" svg:y="14.424cm" svg:viewBox="0 0 118 317" svg:d="M82 281l-7 32c-9 2-18 4-27 4-16 0-28-4-38-12-7-6-10-13-10-23 0-5 2-17 6-35l28-133h-31l6-31h31l12-56 45-27-18 83h39l-7 31h-38l-27 126c-3 16-5 26-5 29 0 5 2 8 4 11 3 2 7 4 13 4 9 0 17-1 24-3z">
          <text:p/>
        </draw:path>
        <draw:path draw:style-name="gr1" draw:text-style-name="P1" draw:layer="layout" svg:width="0.213cm" svg:height="0.239cm" svg:x="18.047cm" svg:y="14.501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17cm" svg:height="0.234cm" svg:x="18.287cm" svg:y="14.501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3cm" svg:height="0.239cm" svg:x="18.439cm" svg:y="14.501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7cm" svg:height="0.316cm" svg:x="18.798cm" svg:y="14.42cm" svg:viewBox="0 0 271 317" svg:d="M0 317l4-32 159-190 33-39c6-8 13-16 19-23-14 2-23 3-28 3h-11-12-12-107l8-36h218l-4 33-170 202c-21 25-34 41-39 47 6-1 10-1 12-1h173l-8 36z">
          <text:p/>
        </draw:path>
        <draw:path draw:style-name="gr1" draw:text-style-name="P1" draw:layer="layout" svg:width="0.213cm" svg:height="0.239cm" svg:x="19.076cm" svg:y="14.501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38cm" svg:height="0.325cm" svg:x="19.313cm" svg:y="14.501cm" svg:viewBox="0 0 239 326" svg:d="M1 255l40 4c-1 9 0 16 3 20 2 5 6 8 12 10 7 4 16 5 27 5 24 0 41-6 51-18 7-8 13-26 19-54l4-18c-21 20-42 31-65 31s-43-9-58-26c-16-17-24-41-24-72 0-26 6-50 19-72 12-21 27-37 44-48s34-17 52-17c30 0 54 14 70 43l8-38h36l-47 222c-5 24-11 43-20 57-8 13-19 24-34 31-15 8-31 11-51 11-18 0-34-2-47-7-14-5-24-11-30-21-7-9-10-19-10-31 0-4 0-8 1-12zM50 133c0 16 2 28 5 36 4 11 10 19 18 25s17 9 27 9c13 0 25-5 38-14s23-23 31-42 12-37 12-54c0-19-6-34-16-45-11-11-24-16-39-16-9 0-19 2-28 7s-17 13-25 24c-7 10-13 23-17 37-4 15-6 26-6 33z">
          <text:p/>
        </draw:path>
        <draw:path draw:style-name="gr1" draw:text-style-name="P1" draw:layer="layout" svg:width="0.217cm" svg:height="0.239cm" svg:x="19.568cm" svg:y="14.501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17cm" svg:height="0.234cm" svg:x="19.807cm" svg:y="14.501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3cm" svg:height="0.239cm" svg:x="19.958cm" svg:y="14.501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olygon draw:style-name="gr1" draw:text-style-name="P1" draw:layer="layout" svg:width="0.256cm" svg:height="0.316cm" svg:x="22.233cm" svg:y="8.782cm" svg:viewBox="0 0 257 317" draw:points="45,317 104,36 0,36 8,0 257,0 249,36 146,36 88,317">
          <text:p/>
        </draw:polygon>
        <draw:path draw:style-name="gr1" draw:text-style-name="P1" draw:layer="layout" svg:width="0.213cm" svg:height="0.239cm" svg:x="22.426cm" svg:y="8.863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17cm" svg:height="0.234cm" svg:x="22.667cm" svg:y="8.863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38cm" svg:height="0.325cm" svg:x="22.81cm" svg:y="8.863cm" svg:viewBox="0 0 239 326" svg:d="M1 255l40 4c-1 9 0 16 3 20 2 5 6 8 12 10 7 4 16 5 27 5 24 0 41-6 51-18 7-8 13-26 19-54l4-18c-21 20-42 31-65 31s-43-9-58-26c-16-17-24-41-24-72 0-26 6-50 19-72 12-21 27-37 44-48s34-17 52-17c30 0 54 14 70 43l8-38h36l-47 222c-5 24-11 43-20 57-8 13-19 24-34 31-15 8-31 11-51 11-18 0-34-2-47-7-14-5-24-11-30-21-7-9-10-19-10-31 0-4 0-8 1-12zM50 133c0 16 2 28 5 36 4 11 10 19 18 25s17 9 27 9c13 0 25-5 38-14s23-23 31-42 12-37 12-54c0-19-6-34-16-45-11-11-24-16-39-16-9 0-19 2-28 7s-17 13-25 24c-7 10-13 23-17 37-4 15-6 26-6 33z">
          <text:p/>
        </draw:path>
        <draw:path draw:style-name="gr1" draw:text-style-name="P1" draw:layer="layout" svg:width="0.217cm" svg:height="0.239cm" svg:x="23.066cm" svg:y="8.863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12cm" svg:height="0.229cm" svg:x="23.324cm" svg:y="8.869cm" svg:viewBox="0 0 213 230" svg:d="M38 230l-38-230h38l20 127c2 13 5 36 8 67 7-16 17-35 29-56l76-138h42l-132 230z">
          <text:p/>
        </draw:path>
        <draw:path draw:style-name="gr1" draw:text-style-name="P1" draw:layer="layout" svg:width="0.105cm" svg:height="0.316cm" svg:x="23.523cm" svg:y="8.782cm" svg:viewBox="0 0 106 317" svg:d="M57 44l10-44h39l-9 44zM0 317l48-230h40l-49 230z">
          <text:p/>
        </draw:path>
        <draw:path draw:style-name="gr1" draw:text-style-name="P1" draw:layer="layout" svg:width="0.203cm" svg:height="0.239cm" svg:x="23.626cm" svg:y="8.863cm" svg:viewBox="0 0 204 240" svg:d="M0 156l39-2c0 11 2 21 5 29 4 8 10 14 20 19 9 5 20 8 32 8 17 0 30-4 39-11s13-15 13-24c0-7-3-13-8-19s-18-14-39-23-34-15-40-18c-9-6-16-13-21-21s-8-17-8-28c0-18 7-34 22-47 14-12 34-19 60-19 29 0 51 7 66 20s23 31 24 53l-38 2c-1-14-6-25-15-33s-22-12-39-12c-14 0-24 3-32 10-7 6-11 12-11 20 0 7 3 13 10 19 4 4 15 9 33 17 30 13 49 23 57 31 12 12 18 26 18 43 0 12-3 23-10 34s-18 20-32 26c-14 7-31 10-51 10-26 0-49-7-68-20-18-13-27-34-26-64z">
          <text:p/>
        </draw:path>
        <draw:path draw:style-name="gr1" draw:text-style-name="P1" draw:layer="layout" svg:width="0.219cm" svg:height="0.316cm" svg:x="23.843cm" svg:y="8.782cm" svg:viewBox="0 0 220 317" svg:d="M0 317l66-317h39l-25 122c15-15 28-25 41-31 12-6 25-9 38-9 19 0 34 5 45 15 10 10 16 23 16 40 0 8-3 23-7 44l-29 136h-39l29-139c5-20 7-33 7-38 0-8-3-14-8-19-5-4-13-7-23-7-14 0-27 4-40 11-13 8-23 18-30 31-8 13-14 33-20 62l-21 99z">
          <text:p/>
        </draw:path>
        <draw:path draw:style-name="gr1" draw:text-style-name="P1" draw:layer="layout" svg:width="0.117cm" svg:height="0.316cm" svg:x="24.098cm" svg:y="8.785cm" svg:viewBox="0 0 118 317" svg:d="M82 281l-7 32c-9 2-18 4-27 4-16 0-28-4-38-12-7-6-10-13-10-23 0-5 2-17 6-35l28-133h-31l6-31h31l12-56 45-27-18 83h39l-7 31h-38l-27 126c-3 16-5 26-5 29 0 5 2 8 4 11 3 2 7 4 13 4 9 0 17-1 24-3z">
          <text:p/>
        </draw:path>
        <draw:path draw:style-name="gr1" draw:text-style-name="P1" draw:layer="layout" svg:width="0.212cm" svg:height="0.239cm" svg:x="24.219cm" svg:y="8.863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ath draw:style-name="gr1" draw:text-style-name="P1" draw:layer="layout" svg:width="0.279cm" svg:height="0.316cm" svg:x="28.686cm" svg:y="9.372cm" svg:viewBox="0 0 280 317" svg:d="M61 317l-61-317h41l37 189c6 34 11 62 13 83 13-27 24-49 32-65l113-207h44l-174 317z">
          <text:p/>
        </draw:path>
        <draw:path draw:style-name="gr1" draw:text-style-name="P1" draw:layer="layout" svg:width="0.213cm" svg:height="0.239cm" svg:x="28.928cm" svg:y="9.453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17cm" svg:height="0.234cm" svg:x="29.169cm" svg:y="9.453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8cm" svg:height="0.234cm" svg:x="29.316cm" svg:y="9.453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13cm" svg:height="0.239cm" svg:x="29.566cm" svg:y="9.453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79cm" svg:height="0.316cm" svg:x="18.055cm" svg:y="9.319cm" svg:viewBox="0 0 280 317" svg:d="M61 317l-61-317h41l37 189c6 34 11 62 13 83 13-27 24-49 32-65l113-207h44l-174 317z">
          <text:p/>
        </draw:path>
        <draw:path draw:style-name="gr1" draw:text-style-name="P1" draw:layer="layout" svg:width="0.212cm" svg:height="0.239cm" svg:x="18.301cm" svg:y="9.401cm" svg:viewBox="0 0 213 240" svg:d="M160 157l39 4c-6 19-19 36-38 54-20 17-43 25-71 25-17 0-32-4-46-12-15-8-25-19-33-34-7-15-11-32-11-51 0-25 6-50 17-73 12-24 27-41 45-53 19-11 39-17 60-17 28 0 50 9 66 26s25 40 25 69c0 11-1 23-3 35h-170c0 4 0 8 0 12 0 21 5 38 14 49 10 11 22 17 37 17 13 0 26-4 39-13s23-22 30-38zM47 100h129c0-4 0-7 0-9 0-19-5-34-15-45-10-10-22-16-38-16s-32 6-45 18c-14 11-25 29-31 52z">
          <text:p/>
        </draw:path>
        <draw:polygon draw:style-name="gr1" draw:text-style-name="P1" draw:layer="layout" svg:width="0.105cm" svg:height="0.316cm" svg:x="18.535cm" svg:y="9.319cm" svg:viewBox="0 0 106 317" draw:points="0,317 67,0 106,0 39,317">
          <text:p/>
        </draw:polygon>
        <draw:path draw:style-name="gr1" draw:text-style-name="P1" draw:layer="layout" svg:width="0.105cm" svg:height="0.316cm" svg:x="18.634cm" svg:y="9.319cm" svg:viewBox="0 0 106 317" svg:d="M57 44l10-44h39l-9 44zM0 317l48-230h40l-49 230z">
          <text:p/>
        </draw:path>
        <draw:polygon draw:style-name="gr1" draw:text-style-name="P1" draw:layer="layout" svg:width="0.229cm" svg:height="0.316cm" svg:x="18.734cm" svg:y="9.319cm" svg:viewBox="0 0 230 317" draw:points="0,317 66,0 105,0 64,196 178,87 230,87 132,173 191,317 149,317 103,199 55,240 39,317">
          <text:p/>
        </draw:polygon>
        <draw:path draw:style-name="gr1" draw:text-style-name="P1" draw:layer="layout" svg:width="0.217cm" svg:height="0.239cm" svg:x="18.961cm" svg:y="9.401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olygon draw:style-name="gr1" draw:text-style-name="P1" draw:layer="layout" svg:width="0.256cm" svg:height="0.316cm" svg:x="19.362cm" svg:y="9.319cm" svg:viewBox="0 0 257 317" draw:points="45,317 104,36 0,36 8,0 257,0 249,36 146,36 88,317">
          <text:p/>
        </draw:polygon>
        <draw:path draw:style-name="gr1" draw:text-style-name="P1" draw:layer="layout" svg:width="0.213cm" svg:height="0.239cm" svg:x="19.556cm" svg:y="9.401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17cm" svg:height="0.234cm" svg:x="19.796cm" svg:y="9.401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8cm" svg:height="0.234cm" svg:x="19.943cm" svg:y="9.401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17cm" svg:height="0.239cm" svg:x="20.195cm" svg:y="9.401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12cm" svg:height="0.229cm" svg:x="20.454cm" svg:y="9.406cm" svg:viewBox="0 0 213 230" svg:d="M38 230l-38-230h38l20 127c2 13 5 36 8 67 7-16 17-35 29-56l76-138h42l-132 230z">
          <text:p/>
        </draw:path>
        <draw:path draw:style-name="gr1" draw:text-style-name="P1" draw:layer="layout" svg:width="0.217cm" svg:height="0.239cm" svg:x="20.661cm" svg:y="9.401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ath draw:style-name="gr1" draw:text-style-name="P1" draw:layer="layout" svg:width="0.279cm" svg:height="0.316cm" svg:x="3.383cm" svg:y="4.776cm" svg:viewBox="0 0 280 317" svg:d="M61 317l-61-317h41l37 189c6 34 11 62 13 83 13-27 24-49 32-65l113-207h44l-174 317z">
          <text:p/>
        </draw:path>
        <draw:path draw:style-name="gr1" draw:text-style-name="P1" draw:layer="layout" svg:width="0.105cm" svg:height="0.316cm" svg:x="3.628cm" svg:y="4.776cm" svg:viewBox="0 0 106 317" svg:d="M57 44l10-44h39l-9 44zM0 317l48-230h40l-49 230z">
          <text:p/>
        </draw:path>
        <draw:path draw:style-name="gr1" draw:text-style-name="P1" draw:layer="layout" svg:width="0.241cm" svg:height="0.321cm" svg:x="3.736cm" svg:y="4.776cm" svg:viewBox="0 0 242 322" svg:d="M146 283c-22 26-45 39-70 39-22 0-40-8-54-24-15-16-22-40-22-70 0-28 6-54 17-77 12-23 26-40 43-52 17-11 35-17 52-17 29 0 50 14 65 41l26-123h39l-67 317h-36zM39 220c0 16 2 29 5 38 3 10 8 17 16 23s17 9 27 9c18 0 34-9 49-27 19-25 29-55 29-91 0-18-5-32-15-42-9-11-21-16-36-16-9 0-17 2-25 7-8 4-16 11-23 21-8 10-14 23-19 38s-8 29-8 40z">
          <text:p/>
        </draw:path>
        <draw:path draw:style-name="gr1" draw:text-style-name="P1" draw:layer="layout" svg:width="0.105cm" svg:height="0.316cm" svg:x="3.971cm" svg:y="4.776cm" svg:viewBox="0 0 106 317" svg:d="M57 44l10-44h39l-9 44zM0 317l48-230h40l-49 230z">
          <text:p/>
        </draw:path>
        <draw:path draw:style-name="gr1" draw:text-style-name="P1" draw:layer="layout" svg:width="0.218cm" svg:height="0.234cm" svg:x="4.07cm" svg:y="4.858cm" svg:viewBox="0 0 219 235" svg:d="M0 235l48-230h36l-9 40c16-15 30-27 43-34 14-7 27-11 41-11 19 0 34 5 44 15 11 10 16 24 16 41 0 8-2 22-5 40l-30 139h-39l31-146c3-14 4-24 4-31 0-8-2-14-8-19-5-4-13-7-22-7-21 0-38 7-54 22-16 14-27 39-35 74l-22 107z">
          <text:p/>
        </draw:path>
        <draw:path draw:style-name="gr1" draw:text-style-name="P1" draw:layer="layout" svg:width="0.279cm" svg:height="0.316cm" svg:x="8.758cm" svg:y="7.749cm" svg:viewBox="0 0 280 317" svg:d="M61 317l-61-317h41l37 189c6 34 11 62 13 83 13-27 24-49 32-65l113-207h44l-174 317z">
          <text:p/>
        </draw:path>
        <draw:path draw:style-name="gr1" draw:text-style-name="P1" draw:layer="layout" svg:width="0.17cm" svg:height="0.234cm" svg:x="9.004cm" svg:y="7.83cm" svg:viewBox="0 0 171 235" svg:d="M0 235l48-230h35l-10 47c12-18 23-31 35-39 11-9 23-13 35-13 7 0 17 3 28 8l-16 37c-6-5-14-8-22-8-14 0-28 8-42 23-15 16-26 43-34 83l-20 92z">
          <text:p/>
        </draw:path>
        <draw:path draw:style-name="gr1" draw:text-style-name="P1" draw:layer="layout" svg:width="0.213cm" svg:height="0.239cm" svg:x="9.155cm" svg:y="7.83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117cm" svg:height="0.316cm" svg:x="9.406cm" svg:y="7.752cm" svg:viewBox="0 0 118 317" svg:d="M82 281l-7 32c-9 2-18 4-27 4-16 0-28-4-38-12-7-6-10-13-10-23 0-5 2-17 6-35l28-133h-31l6-31h31l12-56 45-27-18 83h39l-7 31h-38l-27 126c-3 16-5 26-5 29 0 5 2 8 4 11 3 2 7 4 13 4 9 0 17-1 24-3z">
          <text:p/>
        </draw:path>
        <draw:path draw:style-name="gr1" draw:text-style-name="P1" draw:layer="layout" svg:width="0.203cm" svg:height="0.239cm" svg:x="9.522cm" svg:y="7.83cm" svg:viewBox="0 0 204 240" svg:d="M0 156l39-2c0 11 2 21 5 29 4 8 10 14 20 19 9 5 20 8 32 8 17 0 30-4 39-11s13-15 13-24c0-7-3-13-8-19s-18-14-39-23-34-15-40-18c-9-6-16-13-21-21s-8-17-8-28c0-18 7-34 22-47 14-12 34-19 60-19 29 0 51 7 66 20s23 31 24 53l-38 2c-1-14-6-25-15-33s-22-12-39-12c-14 0-24 3-32 10-7 6-11 12-11 20 0 7 3 13 10 19 4 4 15 9 33 17 30 13 49 23 57 31 12 12 18 26 18 43 0 12-3 23-10 34s-18 20-32 26c-14 7-31 10-51 10-26 0-49-7-68-20-18-13-27-34-26-64z">
          <text:p/>
        </draw:path>
        <draw:path draw:style-name="gr1" draw:text-style-name="P1" draw:layer="layout" svg:width="0.213cm" svg:height="0.239cm" svg:x="9.744cm" svg:y="7.83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289cm" svg:height="0.316cm" svg:x="23.727cm" svg:y="15.366cm" svg:viewBox="0 0 290 317" svg:d="M72 317l25-123-97-194h45l47 92c10 21 20 42 30 65 11-19 25-41 43-64l75-93h50l-151 197-25 120z">
          <text:p/>
        </draw:path>
        <draw:path draw:style-name="gr1" draw:text-style-name="P1" draw:layer="layout" svg:width="0.213cm" svg:height="0.239cm" svg:x="23.956cm" svg:y="15.448cm" svg:viewBox="0 0 214 240" svg:d="M150 206c-13 12-26 21-39 26s-26 8-40 8c-21 0-39-6-52-19-12-12-19-28-19-48 0-12 3-24 9-34 6-9 13-17 23-23s21-11 35-13c9-2 26-3 51-4 24-1 42-4 52-8 3-11 5-20 5-27 0-9-3-16-10-21-9-7-22-11-40-11-16 0-30 4-40 11-11 7-18 18-23 31l-40-4c9-22 21-40 39-52 17-12 39-18 66-18 29 0 51 7 68 20 12 10 19 24 19 40 0 12-2 26-6 42l-12 57c-5 19-7 33-7 45 0 7 2 17 5 31h-39c-3-8-4-17-5-29zM165 119c-6 2-12 3-18 4-6 2-17 3-32 4-22 2-38 5-48 8-9 3-16 8-21 15-5 6-7 14-7 22 0 11 4 20 11 27 8 7 19 11 33 11 13 0 25-4 37-11 12-6 21-16 28-28s13-30 17-52z">
          <text:p/>
        </draw:path>
        <draw:path draw:style-name="gr1" draw:text-style-name="P1" draw:layer="layout" svg:width="0.344cm" svg:height="0.234cm" svg:x="24.197cm" svg:y="15.448cm" svg:viewBox="0 0 345 235" svg:d="M0 235l48-230h39l-8 38c15-16 28-27 39-34 12-6 24-9 37-9 15 0 26 4 36 11 10 8 16 19 19 32 12-14 24-25 37-32s26-11 40-11c20 0 34 5 44 14 9 9 14 22 14 38 0 7-2 19-5 35l-31 148h-39l31-152c3-12 5-21 5-27 0-7-3-13-8-17-4-5-11-7-20-7-11 0-23 4-35 11s-22 16-28 28c-7 11-13 29-18 52l-23 112h-39l32-155c2-11 3-18 3-23 0-7-2-13-7-18-4-4-10-7-18-7-11 0-23 4-35 11s-22 17-29 29c-8 13-14 31-19 54l-23 109z">
          <text:p/>
        </draw:path>
        <draw:path draw:style-name="gr1" draw:text-style-name="P1" draw:layer="layout" svg:width="0.221cm" svg:height="0.321cm" svg:x="24.564cm" svg:y="15.366cm" svg:viewBox="0 0 222 322" svg:d="M0 317l66-317h39l-23 113c12-11 23-19 34-24 10-5 20-7 31-7 22 0 39 8 54 24 14 16 21 39 21 70 0 20-3 39-8 56-6 16-13 31-22 42-8 11-17 21-26 27-9 7-18 12-28 16-10 3-19 5-27 5-16 0-29-4-40-12-12-8-21-20-28-37l-9 44zM58 222v8c0 19 4 34 14 45 9 10 21 15 35 15s26-5 38-15c11-9 20-24 28-44 7-21 11-39 11-57 0-19-5-34-14-44-9-11-21-16-35-16s-27 5-39 16c-11 11-21 28-29 50-6 17-9 31-9 42z">
          <text:p/>
        </draw:path>
        <draw:path draw:style-name="gr1" draw:text-style-name="P1" draw:layer="layout" svg:width="0.217cm" svg:height="0.239cm" svg:x="24.817cm" svg:y="15.448cm" svg:viewBox="0 0 218 240" svg:d="M0 148c0-45 13-82 40-112 21-24 50-36 85-36 28 0 50 9 67 26s26 41 26 70c0 26-6 51-16 74-11 22-26 40-46 52s-40 18-62 18c-18 0-34-4-49-11-15-8-26-19-33-33-8-14-12-30-12-48zM39 144c0 21 5 38 16 49 10 11 23 17 39 17 9 0 17-2 25-5 8-4 16-9 23-16s13-15 18-23c5-9 9-19 12-29 5-14 7-28 7-41 0-21-5-37-16-49-10-11-23-17-39-17-13 0-24 3-34 9s-19 14-27 26c-8 11-14 24-18 39s-6 28-6 40z">
          <text:p/>
        </draw:path>
        <draw:polygon draw:style-name="gr1" draw:text-style-name="P1" draw:layer="layout" svg:width="0.105cm" svg:height="0.316cm" svg:x="25.052cm" svg:y="15.366cm" svg:viewBox="0 0 106 317" draw:points="0,317 67,0 106,0 39,317">
          <text:p/>
        </draw:polygon>
        <draw:polygon draw:style-name="gr1" draw:text-style-name="P1" draw:layer="layout" svg:width="3.565cm" svg:height="1.991cm" svg:x="31.567cm" svg:y="21.408cm" svg:viewBox="0 0 3566 1992" draw:points="0,0 3566,0 3566,1992 0,1992">
          <text:p/>
        </draw:polygon>
        <draw:path draw:style-name="gr1" draw:text-style-name="P1" draw:layer="layout" svg:width="0.26cm" svg:height="0.26cm" svg:x="35.354cm" svg:y="23.153cm" svg:viewBox="0 0 261 261" svg:d="M0 130c0-22 6-43 17-64s27-37 48-49c21-11 43-17 66-17 22 0 44 6 64 17 21 12 37 28 49 48 11 21 17 43 17 65 0 23-6 45-17 65-12 21-28 37-49 49-20 11-42 17-64 17-23 0-45-6-66-18-21-11-37-28-48-48-11-21-17-43-17-65zM22 130c0 19 4 37 14 54 9 17 23 31 40 41 17 9 36 14 55 14 18 0 36-5 54-14 17-10 30-23 40-41 9-17 14-35 14-54 0-18-5-36-14-54-10-17-23-30-40-40-18-10-36-14-54-14-19 0-38 5-55 14-17 10-31 24-40 41-10 17-14 35-14 53zM152 89l6-22c14 4 26 11 34 22 9 12 13 25 13 41 0 21-6 37-19 50-14 12-32 19-55 19-15 0-29-3-40-9s-20-14-25-25c-6-10-9-22-9-36 0-16 4-28 11-38 8-10 17-17 30-21l5 20c-9 4-15 9-20 16-4 6-6 14-6 24 0 13 4 24 14 32 9 9 23 13 40 13 18 0 31-4 40-12s14-19 14-32c0-10-3-19-9-27s-14-13-24-15z">
          <text:p/>
        </draw:path>
        <draw:path draw:style-name="gr1" draw:text-style-name="P1" draw:layer="layout" svg:width="0.257cm" svg:height="0.159cm" svg:x="35.358cm" svg:y="22.885cm" svg:viewBox="0 0 258 160" svg:d="M254 29h-24c19 12 28 29 28 51 0 15-4 29-12 41s-20 22-34 29c-15 6-31 10-50 10-18 0-35-3-50-10-15-6-26-15-34-27s-12-26-12-41c0-11 2-21 7-30 4-9 10-16 18-21h-91v-31h254zM162 128c23 0 41-5 53-15 11-10 17-22 17-36 0-13-6-25-17-34-11-10-28-15-51-15-25 0-43 5-55 15s-18 22-18 36 6 25 17 35c12 9 30 14 54 14z">
          <text:p/>
        </draw:path>
        <draw:polygon draw:style-name="gr1" draw:text-style-name="P1" draw:layer="layout" svg:width="0.031cm" svg:height="0.095cm" svg:x="35.504cm" svg:y="22.753cm" svg:viewBox="0 0 32 96" draw:points="32,96 0,96 0,0 32,0">
          <text:p/>
        </draw:polygon>
        <draw:path draw:style-name="gr1" draw:text-style-name="P1" draw:layer="layout" svg:width="0.187cm" svg:height="0.248cm" svg:x="35.424cm" svg:y="22.471cm" svg:viewBox="0 0 188 249" svg:d="M188 249h-184v-28h26c-9-6-16-13-22-23-5-10-8-20-8-33s3-24 9-33c5-9 13-15 23-19-21-14-32-33-32-56 0-19 5-33 15-42 10-10 26-15 47-15h126v31h-116c-12 0-21 1-27 3-5 2-10 6-13 11s-5 12-5 19c0 13 4 23 13 32 9 8 22 13 41 13h107v31h-119c-14 0-25 2-32 7s-10 14-10 25c0 9 2 17 7 25 5 7 11 12 20 16 9 3 22 5 39 5h95z">
          <text:p/>
        </draw:path>
        <draw:path draw:style-name="gr1" draw:text-style-name="P1" draw:layer="layout" svg:width="0.191cm" svg:height="0.168cm" svg:x="35.424cm" svg:y="22.267cm" svg:viewBox="0 0 192 169" svg:d="M165 39c10 11 17 23 21 33 4 11 6 22 6 35 0 20-5 35-15 46-9 11-22 16-37 16-9 0-18-2-25-6-8-4-14-9-18-16-5-6-8-14-10-22-2-6-3-16-5-28-3-25-6-44-11-56-4 0-7 0-8 0-12 0-21 3-27 9-7 8-10 20-10 36 0 14 2 25 8 32 5 7 14 12 27 16l-4 30c-13-3-24-7-32-14-8-6-14-15-19-27-4-12-6-26-6-42s2-28 6-38c3-10 8-17 14-22 5-4 12-8 21-10 5-1 15-1 28-1h42c29 0 47-1 55-2s15-4 22-8v33c-6 3-14 5-23 6zM96 41c4 12 8 29 12 51 1 13 3 22 6 28 2 5 5 9 10 12 4 3 9 4 15 4 8 0 15-3 21-9 5-7 8-16 8-28s-3-23-8-32-13-16-22-21c-7-3-17-5-31-5z">
          <text:p/>
        </draw:path>
        <draw:path draw:style-name="gr1" draw:text-style-name="P1" draw:layer="layout" svg:width="0.257cm" svg:height="0.159cm" svg:x="35.424cm" svg:y="22.07cm" svg:viewBox="0 0 258 160" svg:d="M258 160h-254v-29h24c-9-6-16-14-21-22-5-9-7-19-7-31 0-16 4-30 12-42s20-21 34-27c15-6 31-9 49-9s35 3 50 10 27 17 35 30 12 26 12 40c0 11-2 20-7 28-4 9-10 15-16 21h89zM97 132c24 0 41-5 52-15 12-9 17-21 17-35 0-13-5-25-17-35s-30-15-55-15c-23 0-40 5-52 14-12 10-18 22-18 35s7 25 19 35 30 16 54 16z">
          <text:p/>
        </draw:path>
        <draw:path draw:style-name="gr1" draw:text-style-name="P1" draw:layer="layout" svg:width="0.191cm" svg:height="0.152cm" svg:x="35.424cm" svg:y="21.893cm" svg:viewBox="0 0 192 153" svg:d="M133 153l-5-31c13-2 22-6 29-14 6-8 10-19 10-34 0-14-3-25-9-32-6-6-13-10-21-10-7 0-12 3-16 9-3 5-7 15-11 32-6 23-11 39-15 48s-10 15-17 20c-8 4-16 7-25 7-8 0-16-2-23-6s-13-9-17-15c-4-5-7-12-9-20-3-8-4-17-4-27 0-14 2-27 6-38s10-19 17-24c7-6 17-9 29-11l4 30c-10 2-17 6-22 13-6 6-8 16-8 28 0 14 2 24 7 30 4 7 10 10 16 10 4 0 8-2 11-4 4-3 6-7 9-12 1-3 3-13 8-28 5-22 10-37 14-46s9-16 16-21c8-5 16-7 27-7 10 0 20 3 29 9 10 6 17 15 22 26 5 12 7 25 7 39 0 24-5 42-15 55-10 12-24 20-44 24z">
          <text:p/>
        </draw:path>
        <draw:polygon draw:style-name="gr1" draw:text-style-name="P1" draw:layer="layout" svg:width="0.035cm" svg:height="0.035cm" svg:x="35.575cm" svg:y="21.812cm" svg:viewBox="0 0 36 36" draw:points="36,36 0,36 0,0 36,0">
          <text:p/>
        </draw:polygon>
        <draw:path draw:style-name="gr1" draw:text-style-name="P1" draw:layer="layout" svg:width="0.191cm" svg:height="0.159cm" svg:x="35.424cm" svg:y="21.608cm" svg:viewBox="0 0 192 160" svg:d="M121 31l4-31c21 3 37 12 49 26s18 31 18 51c0 25-8 45-24 60-17 16-40 23-71 23-20 0-37-3-52-10-15-6-26-16-34-30-7-13-11-28-11-44 0-20 5-36 15-49 10-12 25-20 43-24l5 30c-12 3-22 8-28 16-6 7-9 16-9 26 0 16 5 29 17 39 11 9 29 14 53 14 25 0 43-4 54-14 11-9 17-22 17-37 0-12-4-23-12-31-7-8-19-13-34-15z">
          <text:p/>
        </draw:path>
        <draw:path draw:style-name="gr1" draw:text-style-name="P1" draw:layer="layout" svg:width="0.191cm" svg:height="0.171cm" svg:x="35.424cm" svg:y="21.422cm" svg:viewBox="0 0 192 172" svg:d="M96 172c-34 0-59-9-76-28-13-16-20-35-20-58 0-25 8-46 25-62 16-16 39-24 68-24 24 0 43 4 56 11 14 7 24 17 32 31 7 13 11 28 11 44 0 26-8 47-25 63-16 15-40 23-71 23zM96 140c24 0 41-5 53-15s18-23 18-39c0-15-6-28-18-39-12-10-30-15-54-15-23 0-40 5-52 16-11 10-17 23-17 38 0 16 6 29 17 39 12 10 30 15 53 15z">
          <text:p/>
        </draw:path>
        <draw:path draw:style-name="gr1" draw:text-style-name="P1" draw:layer="layout" svg:width="0.187cm" svg:height="0.248cm" svg:x="35.424cm" svg:y="21.138cm" svg:viewBox="0 0 188 249" svg:d="M188 249h-184v-28h26c-9-6-16-13-22-23-5-10-8-20-8-33s3-24 9-33c5-9 13-15 23-19-21-14-32-33-32-56 0-19 5-33 15-42 10-10 26-15 47-15h126v31h-116c-12 0-21 1-27 3-5 2-10 6-13 11s-5 12-5 19c0 13 4 23 13 32 9 8 22 13 41 13h107v31h-119c-14 0-25 2-32 7s-10 14-10 25c0 9 2 17 7 25 5 7 11 12 20 16 9 3 22 5 39 5h95z">
          <text:p/>
        </draw:path>
        <draw:polygon draw:style-name="gr1" draw:text-style-name="P1" draw:layer="layout" svg:width="0.65cm" svg:height="0.124cm" svg:x="31.733cm" svg:y="22.154cm" svg:viewBox="0 0 651 125" draw:points="0,0 651,0 651,125 0,125">
          <text:p/>
        </draw:polygon>
        <draw:polygon draw:style-name="gr1" draw:text-style-name="P1" draw:layer="layout" svg:width="0.651cm" svg:height="0.124cm" svg:x="32.383cm" svg:y="22.154cm" svg:viewBox="0 0 652 125" draw:points="0,0 652,0 652,125 0,125">
          <text:p/>
        </draw:polygon>
        <draw:polygon draw:style-name="gr1" draw:text-style-name="P1" draw:layer="layout" svg:width="0.65cm" svg:height="0.124cm" svg:x="33.034cm" svg:y="22.154cm" svg:viewBox="0 0 651 125" draw:points="0,0 651,0 651,125 0,125">
          <text:p/>
        </draw:polygon>
        <draw:polygon draw:style-name="gr1" draw:text-style-name="P1" draw:layer="layout" svg:width="0.651cm" svg:height="0.124cm" svg:x="33.684cm" svg:y="22.154cm" svg:viewBox="0 0 652 125" draw:points="0,0 652,0 652,125 0,125">
          <text:p/>
        </draw:polygon>
        <draw:polygon draw:style-name="gr1" draw:text-style-name="P1" draw:layer="layout" svg:width="0.65cm" svg:height="0.124cm" svg:x="34.335cm" svg:y="22.154cm" svg:viewBox="0 0 651 125" draw:points="0,0 651,0 651,125 0,125">
          <text:p/>
        </draw:polygon>
        <draw:polygon draw:style-name="gr1" draw:text-style-name="P1" draw:layer="layout" svg:width="1.04cm" svg:height="0.124cm" svg:x="33.816cm" svg:y="22.528cm" svg:viewBox="0 0 1041 125" draw:points="0,0 1041,0 1041,125 0,125">
          <text:p/>
        </draw:polygon>
        <draw:polygon draw:style-name="gr1" draw:text-style-name="P1" draw:layer="layout" svg:width="1.04cm" svg:height="0.124cm" svg:x="32.775cm" svg:y="22.528cm" svg:viewBox="0 0 1041 125" draw:points="0,0 1041,0 1041,125 0,125">
          <text:p/>
        </draw:polygon>
        <draw:polygon draw:style-name="gr1" draw:text-style-name="P1" draw:layer="layout" svg:width="1.04cm" svg:height="0.124cm" svg:x="31.735cm" svg:y="22.528cm" svg:viewBox="0 0 1041 125" draw:points="0,0 1041,0 1041,125 0,125">
          <text:p/>
        </draw:polygon>
        <draw:path draw:style-name="gr1" draw:text-style-name="P1" draw:layer="layout" svg:width="0.17cm" svg:height="0.297cm" svg:x="32.813cm" svg:y="21.621cm" svg:viewBox="0 0 171 298" svg:d="M171 0l-17 37h-88l-19 39c38 6 68 20 91 43 19 19 29 42 29 69 0 15-4 29-10 43-6 13-14 24-24 33-9 9-20 17-31 22-17 8-34 12-52 12-17 0-30-3-38-9s-12-12-12-20c0-4 2-7 5-10s7-5 13-5c3 0 7 1 9 2 3 1 8 4 15 9 11 7 22 11 33 11 17 0 31-6 44-19s19-28 19-47c0-17-5-34-17-49-11-16-27-28-47-36-16-6-37-10-64-11l56-114z">
          <text:p/>
        </draw:path>
        <draw:path draw:style-name="gr1" draw:text-style-name="P1" draw:layer="layout" svg:width="0.189cm" svg:height="0.303cm" svg:x="33.028cm" svg:y="21.615cm" svg:viewBox="0 0 190 304" svg:d="M0 154c0-33 5-62 15-86s24-42 40-54c13-9 27-14 41-14 22 0 42 12 60 34 23 29 34 67 34 116 0 34-5 63-15 86-10 24-22 41-37 52-16 11-30 16-45 16-27 0-51-16-69-49-16-28-24-62-24-101zM42 160c0 40 5 73 15 98 9 22 21 33 37 33 8 0 16-4 24-11 9-7 15-19 19-35 7-25 10-60 10-105 0-33-3-61-10-83-5-17-12-29-20-36-6-4-13-7-22-7s-18 5-26 13c-10 12-17 31-21 57-4 25-6 51-6 76z">
          <text:p/>
        </draw:path>
        <draw:path draw:style-name="gr1" draw:text-style-name="P1" draw:layer="layout" svg:width="0.219cm" svg:height="0.306cm" svg:x="33.347cm" svg:y="21.607cm" svg:viewBox="0 0 220 307" svg:d="M69 0v197l50-46c11-10 17-16 19-19 1-1 1-3 1-5 0-3-1-5-3-7s-6-3-12-4v-7h86v7c-12 1-21 2-29 6-8 3-17 9-26 17l-51 47 51 64c14 18 24 29 28 34 7 7 13 11 19 13 3 2 9 2 18 2v8h-96v-8c6 0 9-1 11-2 2-2 3-4 3-6 0-4-3-9-8-16l-61-78v66c0 12 1 21 2 25 2 4 5 7 8 9 3 1 11 2 22 2v8h-101v-8c10 0 18-1 23-3 3-2 5-4 7-8s3-13 3-24v-180c0-23-1-37-2-42s-2-9-5-11c-2-2-5-3-9-3-3 0-7 1-13 4l-4-8 59-24z">
          <text:p/>
        </draw:path>
        <draw:path draw:style-name="gr1" draw:text-style-name="P1" draw:layer="layout" svg:width="0.337cm" svg:height="0.203cm" svg:x="33.567cm" svg:y="21.71cm" svg:viewBox="0 0 338 204" svg:d="M69 42c14-14 23-22 25-25 7-5 14-9 21-12 8-3 15-5 23-5 12 0 23 4 32 11 8 7 14 18 17 31 15-17 28-28 38-34 10-5 21-8 32-8 10 0 19 3 28 8 8 6 14 14 19 27 3 8 5 21 5 39v85c0 13 1 21 2 26 2 3 4 6 8 8s11 3 19 3v8h-97v-8h4c8 0 15-1 20-5 3-2 5-6 7-11 0-2 1-9 1-21v-85c0-16-2-28-6-34-6-9-15-14-27-14-8 0-15 2-23 6s-17 11-28 21l-1 2 1 10v94c0 14 1 22 2 26 2 3 5 6 9 8s11 3 21 3v8h-100v-8c11 0 19-1 23-4 4-2 7-6 8-11 1-3 1-10 1-22v-85c0-16-2-28-7-35-6-9-15-14-26-14-8 0-16 2-24 7-11 6-21 13-27 21v106c0 13 1 22 3 26 1 3 4 6 8 8 3 2 10 3 21 3v8h-98v-8c9 0 16-1 19-3 4-2 7-5 8-9 2-4 3-12 3-25v-75c0-22 0-36-2-43-1-4-2-8-4-9-3-2-6-3-9-3-4 0-9 1-15 3l-3-8 60-24h9z">
          <text:p/>
        </draw:path>
        <draw:path draw:style-name="gr1" draw:text-style-name="P1" draw:layer="layout" svg:width="0.166cm" svg:height="0.303cm" svg:x="32.798cm" svg:y="22.827cm" svg:viewBox="0 0 167 304" svg:d="M5 62c8-20 19-35 31-46 13-11 29-16 48-16 24 0 42 8 54 23 10 11 15 23 15 36 0 22-14 44-41 67 18 7 32 17 41 30s14 28 14 46c0 25-8 47-24 66-21 24-52 36-92 36-20 0-33-2-40-7s-11-10-11-16c0-4 2-8 5-11 4-3 8-5 12-5s8 1 11 2 8 3 17 8c9 4 15 7 18 8 5 2 11 2 17 2 15 0 28-5 39-17 11-11 16-25 16-40 0-11-3-23-8-33-3-8-8-14-12-19-6-5-15-11-26-15-10-5-21-7-33-7h-7v-7c12-1 23-5 35-12 11-7 20-15 25-25 5-9 8-20 8-31 0-15-5-27-14-36-10-9-21-14-35-14-23 0-41 12-56 36z">
          <text:p/>
        </draw:path>
        <draw:path draw:style-name="gr1" draw:text-style-name="P1" draw:layer="layout" svg:width="0.189cm" svg:height="0.303cm" svg:x="33.016cm" svg:y="22.827cm" svg:viewBox="0 0 190 304" svg:d="M0 154c0-33 5-62 15-86s24-42 40-54c13-9 27-14 41-14 22 0 42 12 60 34 23 29 34 67 34 116 0 34-5 63-15 86-10 24-22 41-37 52-16 11-30 16-45 16-27 0-51-16-69-49-16-28-24-62-24-101zM42 160c0 40 5 73 15 98 9 22 21 33 37 33 8 0 16-4 24-11 9-7 15-19 19-35 7-25 10-60 10-105 0-33-3-61-10-83-5-17-12-29-20-36-6-4-13-7-22-7s-18 5-26 13c-10 12-17 31-21 57-4 25-6 51-6 76z">
          <text:p/>
        </draw:path>
        <draw:path draw:style-name="gr1" draw:text-style-name="P1" draw:layer="layout" svg:width="0.337cm" svg:height="0.203cm" svg:x="33.335cm" svg:y="22.922cm" svg:viewBox="0 0 338 204" svg:d="M69 42c14-14 23-22 25-25 7-5 14-9 21-12 8-3 15-5 23-5 12 0 23 4 32 11 8 7 14 18 17 31 15-17 28-28 38-34 10-5 21-8 32-8 10 0 19 3 28 8 8 6 14 14 19 27 3 8 5 21 5 39v85c0 13 1 21 2 26 2 3 4 6 8 8s11 3 19 3v8h-97v-8h4c8 0 15-1 20-5 3-2 5-6 7-11 0-2 1-9 1-21v-85c0-16-2-28-6-34-6-9-15-14-27-14-8 0-15 2-23 6s-17 11-28 21l-1 2 1 10v94c0 14 1 22 2 26 2 3 5 6 9 8s11 3 21 3v8h-100v-8c11 0 19-1 23-4 4-2 7-6 8-11 1-3 1-10 1-22v-85c0-16-2-28-7-35-6-9-15-14-26-14-8 0-16 2-24 7-11 6-21 13-27 21v106c0 13 1 22 3 26 1 3 4 6 8 8 3 2 10 3 21 3v8h-98v-8c9 0 16-1 19-3 4-2 7-5 8-9 2-4 3-12 3-25v-75c0-22 0-36-2-43-1-4-2-8-4-9-3-2-6-3-9-3-4 0-9 1-15 3l-3-8 60-24h9z">
          <text:p/>
        </draw:path>
        <draw:path draw:style-name="gr1" draw:text-style-name="P1" draw:layer="layout" svg:width="0.099cm" svg:height="0.306cm" svg:x="33.687cm" svg:y="22.819cm" svg:viewBox="0 0 100 307" svg:d="M52 0c6 0 11 2 15 6 4 5 6 10 6 16s-2 11-6 15c-4 5-9 7-15 7-7 0-12-2-16-7-4-4-7-9-7-15s2-11 7-16c4-4 9-6 16-6zM70 103v160c0 12 0 20 2 24s5 7 8 9c4 2 10 3 20 3v8h-97v-8c10 0 16-1 20-2 3-2 6-5 8-10 2-4 2-12 2-24v-77c0-21 0-35-1-41-1-5-3-8-5-10s-5-3-9-3-9 1-15 3l-3-7 60-2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125cm" fo:page-height="26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23T23:47:13.438849310</dc:date>
    <meta:editing-duration>PT59S</meta:editing-duration>
    <meta:editing-cycles>1</meta:editing-cycles>
    <meta:document-statistic meta:object-count="297"/>
    <meta:generator>LibreOffice/5.4.4.2$Linux_X86_64 LibreOffice_project/40m0$Build-2</meta:generator>
  </office:meta>
</office:document-meta>
</file>